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17.08pt" svg:y="36.28pt">
            <draw:object draw:notify-on-update-of-ranges="Sheet1.Z2:Sheet1.Z12 Sheet1.L66:Sheet1.L66 Sheet1.M66:Sheet1.M66 Sheet1.Y2:Sheet1.Y43 Sheet1.Z2:Sheet1.Z43 Sheet1.A2:Sheet1.A566 Sheet1.B2:Sheet1.B5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office:value-type="string" calcext:value-type="string">
            <text:p>YawDel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14159" calcext:value-type="float">
            <text:p>3.1415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14159" calcext:value-type="float">
            <text:p>3.14159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.155" calcext:value-type="float">
            <text:p>0.155</text:p>
          </table:table-cell>
        </table:table-row>
        <table:table-row table:style-name="ro1">
          <table:table-cell table:formula="of:=[.A2] + COS([.C3]) * [.D3]" office:value-type="float" office:value="-0.0999847648710779" calcext:value-type="float">
            <text:p>-0.099984764871078</text:p>
          </table:table-cell>
          <table:table-cell table:formula="of:=[.B2]+ SIN([.C3]) * [.D3]" office:value-type="float" office:value="0.00174550671017781" calcext:value-type="float">
            <text:p>0.001745506710178</text:p>
          </table:table-cell>
          <table:table-cell table:formula="of:=[.C2] - 0.0174533" office:value-type="float" office:value="3.1241367" calcext:value-type="float">
            <text:p>3.1241367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COS([.AA3]) * [.AB3]" office:value-type="float" office:value="-0.889210008998375" calcext:value-type="float">
            <text:p>-0.889210008998375</text:p>
          </table:table-cell>
          <table:table-cell table:style-name="ce2" table:formula="of:=[.Z2]+ SIN([.AA3]) * [.AB3]" office:value-type="float" office:value="0.138944448961122" calcext:value-type="float">
            <text:p>0.138944448961122</text:p>
          </table:table-cell>
          <table:table-cell table:style-name="ce2" table:formula="of:=[.AA2] - [.AC$2]" office:value-type="float" office:value="2.98659" calcext:value-type="float">
            <text:p>2.98659</text:p>
          </table:table-cell>
          <table:table-cell table:style-name="ce2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] + COS([.C4]) * [.D4]" office:value-type="float" office:value="-0.199923838259527" calcext:value-type="float">
            <text:p>-0.199923838259527</text:p>
          </table:table-cell>
          <table:table-cell table:formula="of:=[.B3]+ SIN([.C4]) * [.D4]" office:value-type="float" office:value="0.00523572307284533" calcext:value-type="float">
            <text:p>0.005235723072845</text:p>
          </table:table-cell>
          <table:table-cell table:formula="of:=[.C3] - 0.0174533" office:value-type="float" office:value="3.1066834" calcext:value-type="float">
            <text:p>3.1066834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COS([.AA4]) * [.AB4]" office:value-type="float" office:value="-1.74630949334206" calcext:value-type="float">
            <text:p>-1.74630949334206</text:p>
          </table:table-cell>
          <table:table-cell table:style-name="ce2" table:formula="of:=[.Z3]+ SIN([.AA4]) * [.AB4]" office:value-type="float" office:value="0.413499496151631" calcext:value-type="float">
            <text:p>0.413499496151631</text:p>
          </table:table-cell>
          <table:table-cell table:style-name="ce2" table:formula="of:=[.AA3] - [.AC$2]" office:value-type="float" office:value="2.83159" calcext:value-type="float">
            <text:p>2.83159</text:p>
          </table:table-cell>
          <table:table-cell table:style-name="ce2" table:formula="of:=[.AB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] + COS([.C5]) * [.D5]" office:value-type="float" office:value="-0.299786777729368" calcext:value-type="float">
            <text:p>-0.299786777729368</text:p>
          </table:table-cell>
          <table:table-cell table:formula="of:=[.B4]+ SIN([.C5]) * [.D5]" office:value-type="float" office:value="0.0104695859333767" calcext:value-type="float">
            <text:p>0.010469585933377</text:p>
          </table:table-cell>
          <table:table-cell table:formula="of:=[.C4] - 0.0174533" office:value-type="float" office:value="3.0892301" calcext:value-type="float">
            <text:p>3.0892301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COS([.AA5]) * [.AB5]" office:value-type="float" office:value="-2.55074783144813" calcext:value-type="float">
            <text:p>-2.55074783144813</text:p>
          </table:table-cell>
          <table:table-cell table:style-name="ce2" table:formula="of:=[.Z4]+ SIN([.AA5]) * [.AB5]" office:value-type="float" office:value="0.817082152103486" calcext:value-type="float">
            <text:p>0.817082152103486</text:p>
          </table:table-cell>
          <table:table-cell table:style-name="ce2" table:formula="of:=[.AA4] - [.AC$2]" office:value-type="float" office:value="2.67659" calcext:value-type="float">
            <text:p>2.67659</text:p>
          </table:table-cell>
          <table:table-cell table:style-name="ce2" table:formula="of:=[.AB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] + COS([.C6]) * [.D6]" office:value-type="float" office:value="-0.399543164035771" calcext:value-type="float">
            <text:p>-0.399543164035771</text:p>
          </table:table-cell>
          <table:table-cell table:formula="of:=[.B5]+ SIN([.C6]) * [.D6]" office:value-type="float" office:value="0.0174455010050767" calcext:value-type="float">
            <text:p>0.017445501005077</text:p>
          </table:table-cell>
          <table:table-cell table:formula="of:=[.C5] - 0.0174533" office:value-type="float" office:value="3.0717768" calcext:value-type="float">
            <text:p>3.0717768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COS([.AA6]) * [.AB6]" office:value-type="float" office:value="-3.28323705479576" calcext:value-type="float">
            <text:p>-3.28323705479576</text:p>
          </table:table-cell>
          <table:table-cell table:style-name="ce2" table:formula="of:=[.Z5]+ SIN([.AA6]) * [.AB6]" office:value-type="float" office:value="1.34001574031483" calcext:value-type="float">
            <text:p>1.34001574031483</text:p>
          </table:table-cell>
          <table:table-cell table:style-name="ce2" table:formula="of:=[.AA5] - [.AC$2]" office:value-type="float" office:value="2.52159" calcext:value-type="float">
            <text:p>2.52159</text:p>
          </table:table-cell>
          <table:table-cell table:style-name="ce2" table:formula="of:=[.AB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] + COS([.C7]) * [.D7]" office:value-type="float" office:value="-0.499162610391061" calcext:value-type="float">
            <text:p>-0.499162610391061</text:p>
          </table:table-cell>
          <table:table-cell table:formula="of:=[.B6]+ SIN([.C7]) * [.D7]" office:value-type="float" office:value="0.0261613433548157" calcext:value-type="float">
            <text:p>0.026161343354816</text:p>
          </table:table-cell>
          <table:table-cell table:formula="of:=[.C6] - 0.0174533" office:value-type="float" office:value="3.0543235" calcext:value-type="float">
            <text:p>3.054323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COS([.AA7]) * [.AB7]" office:value-type="float" office:value="-3.92621431436034" calcext:value-type="float">
            <text:p>-3.92621431436034</text:p>
          </table:table-cell>
          <table:table-cell table:style-name="ce2" table:formula="of:=[.Z6]+ SIN([.AA7]) * [.AB7]" office:value-type="float" office:value="1.96976191432688" calcext:value-type="float">
            <text:p>1.96976191432688</text:p>
          </table:table-cell>
          <table:table-cell table:style-name="ce2" table:formula="of:=[.AA6] - [.AC$2]" office:value-type="float" office:value="2.36659" calcext:value-type="float">
            <text:p>2.36659</text:p>
          </table:table-cell>
          <table:table-cell table:style-name="ce2" table:formula="of:=[.AB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] + COS([.C8]) * [.D8]" office:value-type="float" office:value="-0.598614771720833" calcext:value-type="float">
            <text:p>-0.598614771720833</text:p>
          </table:table-cell>
          <table:table-cell table:formula="of:=[.B7]+ SIN([.C8]) * [.D8]" office:value-type="float" office:value="0.0366144580503062" calcext:value-type="float">
            <text:p>0.036614458050306</text:p>
          </table:table-cell>
          <table:table-cell table:formula="of:=[.C7] - 0.0174533" office:value-type="float" office:value="3.0368702" calcext:value-type="float">
            <text:p>3.0368702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COS([.AA8]) * [.AB8]" office:value-type="float" office:value="-4.46426298396357" calcext:value-type="float">
            <text:p>-4.46426298396357</text:p>
          </table:table-cell>
          <table:table-cell table:style-name="ce2" table:formula="of:=[.Z7]+ SIN([.AA8]) * [.AB8]" office:value-type="float" office:value="2.69122128888528" calcext:value-type="float">
            <text:p>2.69122128888528</text:p>
          </table:table-cell>
          <table:table-cell table:style-name="ce2" table:formula="of:=[.AA7] - [.AC$2]" office:value-type="float" office:value="2.21159" calcext:value-type="float">
            <text:p>2.21159</text:p>
          </table:table-cell>
          <table:table-cell table:style-name="ce2" table:formula="of:=[.AB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] + COS([.C9]) * [.D9]" office:value-type="float" office:value="-0.697869353907365" calcext:value-type="float">
            <text:p>-0.697869353907365</text:p>
          </table:table-cell>
          <table:table-cell table:formula="of:=[.B8]+ SIN([.C9]) * [.D9]" office:value-type="float" office:value="0.0488016609688212" calcext:value-type="float">
            <text:p>0.048801660968821</text:p>
          </table:table-cell>
          <table:table-cell table:formula="of:=[.C8] - 0.0174533" office:value-type="float" office:value="3.0194169" calcext:value-type="float">
            <text:p>3.0194169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COS([.AA9]) * [.AB9]" office:value-type="float" office:value="-4.88448230377045" calcext:value-type="float">
            <text:p>-4.88448230377045</text:p>
          </table:table-cell>
          <table:table-cell table:style-name="ce2" table:formula="of:=[.Z8]+ SIN([.AA9]) * [.AB9]" office:value-type="float" office:value="3.48709547697096" calcext:value-type="float">
            <text:p>3.48709547697096</text:p>
          </table:table-cell>
          <table:table-cell table:style-name="ce2" table:formula="of:=[.AA8] - [.AC$2]" office:value-type="float" office:value="2.05659" calcext:value-type="float">
            <text:p>2.05659</text:p>
          </table:table-cell>
          <table:table-cell table:style-name="ce2" table:formula="of:=[.AB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9] + COS([.C10]) * [.D10]" office:value-type="float" office:value="-0.796896123017507" calcext:value-type="float">
            <text:p>-0.796896123017507</text:p>
          </table:table-cell>
          <table:table-cell table:formula="of:=[.B9]+ SIN([.C10]) * [.D10]" office:value-type="float" office:value="0.0627192397671097" calcext:value-type="float">
            <text:p>0.06271923976711</text:p>
          </table:table-cell>
          <table:table-cell table:formula="of:=[.C9] - 0.0174533" office:value-type="float" office:value="3.0019636" calcext:value-type="float">
            <text:p>3.0019636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COS([.AA10]) * [.AB10]" office:value-type="float" office:value="-5.17679670101383" calcext:value-type="float">
            <text:p>-5.17679670101383</text:p>
          </table:table-cell>
          <table:table-cell table:style-name="ce2" table:formula="of:=[.Z9]+ SIN([.AA10]) * [.AB10]" office:value-type="float" office:value="4.33830185216104" calcext:value-type="float">
            <text:p>4.33830185216104</text:p>
          </table:table-cell>
          <table:table-cell table:style-name="ce2" table:formula="of:=[.AA9] - [.AC$2]" office:value-type="float" office:value="1.90159" calcext:value-type="float">
            <text:p>1.90159</text:p>
          </table:table-cell>
          <table:table-cell table:style-name="ce2" table:formula="of:=[.AB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0] + COS([.C11]) * [.D11]" office:value-type="float" office:value="-0.89566491451224" calcext:value-type="float">
            <text:p>-0.89566491451224</text:p>
          </table:table-cell>
          <table:table-cell table:formula="of:=[.B10]+ SIN([.C11]) * [.D11]" office:value-type="float" office:value="0.0783629550122133" calcext:value-type="float">
            <text:p>0.078362955012213</text:p>
          </table:table-cell>
          <table:table-cell table:formula="of:=[.C10] - 0.0174533" office:value-type="float" office:value="2.9845103" calcext:value-type="float">
            <text:p>2.9845103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COS([.AA11]) * [.AB11]" office:value-type="float" office:value="-5.33419737138251" calcext:value-type="float">
            <text:p>-5.33419737138251</text:p>
          </table:table-cell>
          <table:table-cell table:style-name="ce2" table:formula="of:=[.Z10]+ SIN([.AA11]) * [.AB11]" office:value-type="float" office:value="5.22443109158805" calcext:value-type="float">
            <text:p>5.22443109158805</text:p>
          </table:table-cell>
          <table:table-cell table:style-name="ce2" table:formula="of:=[.AA10] - [.AC$2]" office:value-type="float" office:value="1.74659" calcext:value-type="float">
            <text:p>1.74659</text:p>
          </table:table-cell>
          <table:table-cell table:style-name="ce2" table:formula="of:=[.AB1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1] + COS([.C12]) * [.D12]" office:value-type="float" office:value="-0.994145642435093" calcext:value-type="float">
            <text:p>-0.994145642435093</text:p>
          </table:table-cell>
          <table:table-cell table:formula="of:=[.B11]+ SIN([.C12]) * [.D12]" office:value-type="float" office:value="0.0957280414728398" calcext:value-type="float">
            <text:p>0.09572804147284</text:p>
          </table:table-cell>
          <table:table-cell table:formula="of:=[.C11] - 0.0174533" office:value-type="float" office:value="2.967057" calcext:value-type="float">
            <text:p>2.967057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 + COS([.AA12]) * [.AB12]" office:value-type="float" office:value="-5.35291032869084" calcext:value-type="float">
            <text:p>-5.35291032869084</text:p>
          </table:table-cell>
          <table:table-cell table:style-name="ce2" table:formula="of:=[.Z11]+ SIN([.AA12]) * [.AB12]" office:value-type="float" office:value="6.12423652901815" calcext:value-type="float">
            <text:p>6.12423652901815</text:p>
          </table:table-cell>
          <table:table-cell table:style-name="ce2" table:formula="of:=[.AA11] - [.AC$2]" office:value-type="float" office:value="1.59159" calcext:value-type="float">
            <text:p>1.59159</text:p>
          </table:table-cell>
          <table:table-cell table:style-name="ce2" table:formula="of:=[.AB1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2] + COS([.C13]) * [.D13]" office:value-type="float" office:value="-1.09230830857662" calcext:value-type="float">
            <text:p>-1.09230830857662</text:p>
          </table:table-cell>
          <table:table-cell table:formula="of:=[.B12]+ SIN([.C13]) * [.D13]" office:value-type="float" office:value="0.1148092095709" calcext:value-type="float">
            <text:p>0.1148092095709</text:p>
          </table:table-cell>
          <table:table-cell table:formula="of:=[.C12] - 0.0174533" office:value-type="float" office:value="2.9496037" calcext:value-type="float">
            <text:p>2.9496037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0"/>
          <table:table-cell table:style-name="ce2" table:formula="of:=[.Y12] + COS([.AA13]) * [.AB13]" office:value-type="float" office:value="-5.23248689351318" calcext:value-type="float">
            <text:p>-5.23248689351318</text:p>
          </table:table-cell>
          <table:table-cell table:style-name="ce2" table:formula="of:=[.Z12]+ SIN([.AA13]) * [.AB13]" office:value-type="float" office:value="7.01614358485974" calcext:value-type="float">
            <text:p>7.01614358485974</text:p>
          </table:table-cell>
          <table:table-cell table:style-name="ce2" table:formula="of:=[.AA12] - [.AC$2]" office:value-type="float" office:value="1.43659" calcext:value-type="float">
            <text:p>1.43659</text:p>
          </table:table-cell>
          <table:table-cell table:style-name="ce2" table:formula="of:=[.AB1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3] + COS([.C14]) * [.D14]" office:value-type="float" office:value="-1.19012301161217" calcext:value-type="float">
            <text:p>-1.19012301161217</text:p>
          </table:table-cell>
          <table:table-cell table:formula="of:=[.B13]+ SIN([.C14]) * [.D14]" office:value-type="float" office:value="0.135600646992766" calcext:value-type="float">
            <text:p>0.135600646992766</text:p>
          </table:table-cell>
          <table:table-cell table:formula="of:=[.C13] - 0.0174533" office:value-type="float" office:value="2.9321504" calcext:value-type="float">
            <text:p>2.9321504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0"/>
          <table:table-cell table:style-name="ce2" table:formula="of:=[.Y13] + COS([.AA14]) * [.AB14]" office:value-type="float" office:value="-4.97581445114291" calcext:value-type="float">
            <text:p>-4.97581445114291</text:p>
          </table:table-cell>
          <table:table-cell table:style-name="ce2" table:formula="of:=[.Z13]+ SIN([.AA14]) * [.AB14]" office:value-type="float" office:value="7.87876705853043" calcext:value-type="float">
            <text:p>7.87876705853043</text:p>
          </table:table-cell>
          <table:table-cell table:style-name="ce2" table:formula="of:=[.AA13] - [.AC$2]" office:value-type="float" office:value="1.28159" calcext:value-type="float">
            <text:p>1.28159</text:p>
          </table:table-cell>
          <table:table-cell table:style-name="ce2" table:formula="of:=[.AB1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4] + COS([.C15]) * [.D15]" office:value-type="float" office:value="-1.2875599562101" calcext:value-type="float">
            <text:p>-1.2875599562101</text:p>
          </table:table-cell>
          <table:table-cell table:formula="of:=[.B14]+ SIN([.C15]) * [.D15]" office:value-type="float" office:value="0.15809602045976" calcext:value-type="float">
            <text:p>0.15809602045976</text:p>
          </table:table-cell>
          <table:table-cell table:formula="of:=[.C14] - 0.0174533" office:value-type="float" office:value="2.9146971" calcext:value-type="float">
            <text:p>2.9146971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0"/>
          <table:table-cell table:style-name="ce2" table:formula="of:=[.Y14] + COS([.AA15]) * [.AB15]" office:value-type="float" office:value="-4.58904722093295" calcext:value-type="float">
            <text:p>-4.58904722093295</text:p>
          </table:table-cell>
          <table:table-cell table:style-name="ce2" table:formula="of:=[.Z14]+ SIN([.AA15]) * [.AB15]" office:value-type="float" office:value="8.69142388009518" calcext:value-type="float">
            <text:p>8.69142388009518</text:p>
          </table:table-cell>
          <table:table-cell table:style-name="ce2" table:formula="of:=[.AA14] - [.AC$2]" office:value-type="float" office:value="1.12659" calcext:value-type="float">
            <text:p>1.12659</text:p>
          </table:table-cell>
          <table:table-cell table:style-name="ce2" table:formula="of:=[.AB1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5] + COS([.C16]) * [.D16]" office:value-type="float" office:value="-1.38458946210776" calcext:value-type="float">
            <text:p>-1.38458946210776</text:p>
          </table:table-cell>
          <table:table-cell table:formula="of:=[.B15]+ SIN([.C16]) * [.D16]" office:value-type="float" office:value="0.182288477657333" calcext:value-type="float">
            <text:p>0.182288477657333</text:p>
          </table:table-cell>
          <table:table-cell table:formula="of:=[.C15] - 0.0174533" office:value-type="float" office:value="2.8972438" calcext:value-type="float">
            <text:p>2.8972438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0"/>
          <table:table-cell table:style-name="ce2" table:formula="of:=[.Y15] + COS([.AA16]) * [.AB16]" office:value-type="float" office:value="-4.0814586969571" calcext:value-type="float">
            <text:p>-4.0814586969571</text:p>
          </table:table-cell>
          <table:table-cell table:style-name="ce2" table:formula="of:=[.Z15]+ SIN([.AA16]) * [.AB16]" office:value-type="float" office:value="9.43462902696111" calcext:value-type="float">
            <text:p>9.43462902696111</text:p>
          </table:table-cell>
          <table:table-cell table:style-name="ce2" table:formula="of:=[.AA15] - [.AC$2]" office:value-type="float" office:value="0.971590000000001" calcext:value-type="float">
            <text:p>0.971590000000001</text:p>
          </table:table-cell>
          <table:table-cell table:style-name="ce2" table:formula="of:=[.AB1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6] + COS([.C17]) * [.D17]" office:value-type="float" office:value="-1.48118197315237" calcext:value-type="float">
            <text:p>-1.48118197315237</text:p>
          </table:table-cell>
          <table:table-cell table:formula="of:=[.B16]+ SIN([.C17]) * [.D17]" office:value-type="float" office:value="0.208170649322347" calcext:value-type="float">
            <text:p>0.208170649322347</text:p>
          </table:table-cell>
          <table:table-cell table:formula="of:=[.C16] - 0.0174533" office:value-type="float" office:value="2.8797905" calcext:value-type="float">
            <text:p>2.879790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0"/>
          <table:table-cell table:style-name="ce2" table:formula="of:=[.Y16] + COS([.AA17]) * [.AB17]" office:value-type="float" office:value="-3.46521929801344" calcext:value-type="float">
            <text:p>-3.46521929801344</text:p>
          </table:table-cell>
          <table:table-cell table:style-name="ce2" table:formula="of:=[.Z16]+ SIN([.AA17]) * [.AB17]" office:value-type="float" office:value="10.090562715065" calcext:value-type="float">
            <text:p>10.090562715065</text:p>
          </table:table-cell>
          <table:table-cell table:style-name="ce2" table:formula="of:=[.AA16] - [.AC$2]" office:value-type="float" office:value="0.816590000000001" calcext:value-type="float">
            <text:p>0.816590000000001</text:p>
          </table:table-cell>
          <table:table-cell table:style-name="ce2" table:formula="of:=[.AB1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7] + COS([.C18]) * [.D18]" office:value-type="float" office:value="-1.57730806630413" calcext:value-type="float">
            <text:p>-1.57730806630413</text:p>
          </table:table-cell>
          <table:table-cell table:formula="of:=[.B17]+ SIN([.C18]) * [.D18]" office:value-type="float" office:value="0.235734651487831" calcext:value-type="float">
            <text:p>0.235734651487831</text:p>
          </table:table-cell>
          <table:table-cell table:formula="of:=[.C17] - 0.0174533" office:value-type="float" office:value="2.8623372" calcext:value-type="float">
            <text:p>2.8623372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0"/>
          <table:table-cell table:style-name="ce2" table:formula="of:=[.Y17] + COS([.AA18]) * [.AB18]" office:value-type="float" office:value="-2.75510455824183" calcext:value-type="float">
            <text:p>-2.75510455824183</text:p>
          </table:table-cell>
          <table:table-cell table:style-name="ce2" table:formula="of:=[.Z17]+ SIN([.AA18]) * [.AB18]" office:value-type="float" office:value="10.6434976627388" calcext:value-type="float">
            <text:p>10.6434976627388</text:p>
          </table:table-cell>
          <table:table-cell table:style-name="ce2" table:formula="of:=[.AA17] - [.AC$2]" office:value-type="float" office:value="0.661590000000001" calcext:value-type="float">
            <text:p>0.661590000000001</text:p>
          </table:table-cell>
          <table:table-cell table:style-name="ce2" table:formula="of:=[.AB1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8] + COS([.C19]) * [.D19]" office:value-type="float" office:value="-1.67293846059878" calcext:value-type="float">
            <text:p>-1.67293846059878</text:p>
          </table:table-cell>
          <table:table-cell table:formula="of:=[.B18]+ SIN([.C19]) * [.D19]" office:value-type="float" office:value="0.264972087884509" calcext:value-type="float">
            <text:p>0.264972087884509</text:p>
          </table:table-cell>
          <table:table-cell table:formula="of:=[.C18] - 0.0174533" office:value-type="float" office:value="2.8448839" calcext:value-type="float">
            <text:p>2.8448839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0"/>
          <table:table-cell table:style-name="ce2" table:formula="of:=[.Y18] + COS([.AA19]) * [.AB19]" office:value-type="float" office:value="-1.96814085505129" calcext:value-type="float">
            <text:p>-1.96814085505129</text:p>
          </table:table-cell>
          <table:table-cell table:style-name="ce2" table:formula="of:=[.Z18]+ SIN([.AA19]) * [.AB19]" office:value-type="float" office:value="11.0801761827746" calcext:value-type="float">
            <text:p>11.0801761827746</text:p>
          </table:table-cell>
          <table:table-cell table:style-name="ce2" table:formula="of:=[.AA18] - [.AC$2]" office:value-type="float" office:value="0.506590000000001" calcext:value-type="float">
            <text:p>0.506590000000001</text:p>
          </table:table-cell>
          <table:table-cell table:style-name="ce2" table:formula="of:=[.AB1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9] + COS([.C20]) * [.D20]" office:value-type="float" office:value="-1.76804402606686" calcext:value-type="float">
            <text:p>-1.76804402606686</text:p>
          </table:table-cell>
          <table:table-cell table:formula="of:=[.B19]+ SIN([.C20]) * [.D20]" office:value-type="float" office:value="0.295874052498392" calcext:value-type="float">
            <text:p>0.295874052498392</text:p>
          </table:table-cell>
          <table:table-cell table:formula="of:=[.C19] - 0.0174533" office:value-type="float" office:value="2.8274306" calcext:value-type="float">
            <text:p>2.8274306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0"/>
          <table:table-cell table:style-name="ce2" table:formula="of:=[.Y19] + COS([.AA20]) * [.AB20]" office:value-type="float" office:value="-1.12319716871681" calcext:value-type="float">
            <text:p>-1.12319716871681</text:p>
          </table:table-cell>
          <table:table-cell table:style-name="ce2" table:formula="of:=[.Z19]+ SIN([.AA20]) * [.AB20]" office:value-type="float" office:value="11.3901280611743" calcext:value-type="float">
            <text:p>11.3901280611743</text:p>
          </table:table-cell>
          <table:table-cell table:style-name="ce2" table:formula="of:=[.AA19] - [.AC$2]" office:value-type="float" office:value="0.351590000000001" calcext:value-type="float">
            <text:p>0.351590000000001</text:p>
          </table:table-cell>
          <table:table-cell table:style-name="ce2" table:formula="of:=[.AB1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0] + COS([.C21]) * [.D21]" office:value-type="float" office:value="-1.86259579260698" calcext:value-type="float">
            <text:p>-1.86259579260698</text:p>
          </table:table-cell>
          <table:table-cell table:formula="of:=[.B20]+ SIN([.C21]) * [.D21]" office:value-type="float" office:value="0.328431132283637" calcext:value-type="float">
            <text:p>0.328431132283637</text:p>
          </table:table-cell>
          <table:table-cell table:formula="of:=[.C20] - 0.0174533" office:value-type="float" office:value="2.8099773" calcext:value-type="float">
            <text:p>2.8099773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0"/>
          <table:table-cell table:style-name="ce2" table:formula="of:=[.Y20] + COS([.AA21]) * [.AB21]" office:value-type="float" office:value="-0.240532662000634" calcext:value-type="float">
            <text:p>-0.240532662000634</text:p>
          </table:table-cell>
          <table:table-cell table:style-name="ce2" table:formula="of:=[.Z20]+ SIN([.AA21]) * [.AB21]" office:value-type="float" office:value="11.5659216008266" calcext:value-type="float">
            <text:p>11.5659216008266</text:p>
          </table:table-cell>
          <table:table-cell table:style-name="ce2" table:formula="of:=[.AA20] - [.AC$2]" office:value-type="float" office:value="0.196590000000001" calcext:value-type="float">
            <text:p>0.196590000000001</text:p>
          </table:table-cell>
          <table:table-cell table:style-name="ce2" table:formula="of:=[.AB2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1] + COS([.C22]) * [.D22]" office:value-type="float" office:value="-1.95656495881042" calcext:value-type="float">
            <text:p>-1.95656495881042</text:p>
          </table:table-cell>
          <table:table-cell table:formula="of:=[.B21]+ SIN([.C22]) * [.D22]" office:value-type="float" office:value="0.362633410029853" calcext:value-type="float">
            <text:p>0.362633410029853</text:p>
          </table:table-cell>
          <table:table-cell table:formula="of:=[.C21] - 0.0174533" office:value-type="float" office:value="2.792524" calcext:value-type="float">
            <text:p>2.792524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0"/>
          <table:table-cell table:style-name="ce2" table:formula="of:=[.Y21] + COS([.AA22]) * [.AB22]" office:value-type="float" office:value="0.658689072546371" calcext:value-type="float">
            <text:p>0.658689072546371</text:p>
          </table:table-cell>
          <table:table-cell table:style-name="ce2" table:formula="of:=[.Z21]+ SIN([.AA22]) * [.AB22]" office:value-type="float" office:value="11.6033418108511" calcext:value-type="float">
            <text:p>11.6033418108511</text:p>
          </table:table-cell>
          <table:table-cell table:style-name="ce2" table:formula="of:=[.AA21] - [.AC$2]" office:value-type="float" office:value="0.041590000000001" calcext:value-type="float">
            <text:p>0.041590000000001</text:p>
          </table:table-cell>
          <table:table-cell table:style-name="ce2" table:formula="of:=[.AB2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2] + COS([.C23]) * [.D23]" office:value-type="float" office:value="-2.04992290073433" calcext:value-type="float">
            <text:p>-2.04992290073433</text:p>
          </table:table-cell>
          <table:table-cell table:formula="of:=[.B22]+ SIN([.C23]) * [.D23]" office:value-type="float" office:value="0.398470467382983" calcext:value-type="float">
            <text:p>0.398470467382983</text:p>
          </table:table-cell>
          <table:table-cell table:formula="of:=[.C22] - 0.0174533" office:value-type="float" office:value="2.7750707" calcext:value-type="float">
            <text:p>2.7750707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0"/>
          <table:table-cell table:style-name="ce2" table:formula="of:=[.Y22] + COS([.AA23]) * [.AB23]" office:value-type="float" office:value="1.5529074507407" calcext:value-type="float">
            <text:p>1.5529074507407</text:p>
          </table:table-cell>
          <table:table-cell table:style-name="ce2" table:formula="of:=[.Z22]+ SIN([.AA23]) * [.AB23]" office:value-type="float" office:value="11.5014914691752" calcext:value-type="float">
            <text:p>11.5014914691752</text:p>
          </table:table-cell>
          <table:table-cell table:style-name="ce2" table:formula="of:=[.AA22] - [.AC$2]" office:value-type="float" office:value="-0.113409999999999" calcext:value-type="float">
            <text:p>-0.113409999999999</text:p>
          </table:table-cell>
          <table:table-cell table:style-name="ce2" table:formula="of:=[.AB2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3] + COS([.C24]) * [.D24]" office:value-type="float" office:value="-2.14264118062085" calcext:value-type="float">
            <text:p>-2.14264118062085</text:p>
          </table:table-cell>
          <table:table-cell table:formula="of:=[.B23]+ SIN([.C24]) * [.D24]" office:value-type="float" office:value="0.43593138801884" calcext:value-type="float">
            <text:p>0.43593138801884</text:p>
          </table:table-cell>
          <table:table-cell table:formula="of:=[.C23] - 0.0174533" office:value-type="float" office:value="2.7576174" calcext:value-type="float">
            <text:p>2.7576174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0"/>
          <table:table-cell table:style-name="ce2" table:formula="of:=[.Y23] + COS([.AA24]) * [.AB24]" office:value-type="float" office:value="2.42068185356617" calcext:value-type="float">
            <text:p>2.42068185356617</text:p>
          </table:table-cell>
          <table:table-cell table:style-name="ce2" table:formula="of:=[.Z23]+ SIN([.AA24]) * [.AB24]" office:value-type="float" office:value="11.2628126351724" calcext:value-type="float">
            <text:p>11.2628126351724</text:p>
          </table:table-cell>
          <table:table-cell table:style-name="ce2" table:formula="of:=[.AA23] - [.AC$2]" office:value-type="float" office:value="-0.268409999999999" calcext:value-type="float">
            <text:p>-0.268409999999999</text:p>
          </table:table-cell>
          <table:table-cell table:style-name="ce2" table:formula="of:=[.AB2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4] + COS([.C25]) * [.D25]" office:value-type="float" office:value="-2.23469155555952" calcext:value-type="float">
            <text:p>-2.23469155555952</text:p>
          </table:table-cell>
          <table:table-cell table:formula="of:=[.B24]+ SIN([.C25]) * [.D25]" office:value-type="float" office:value="0.475004760968326" calcext:value-type="float">
            <text:p>0.475004760968326</text:p>
          </table:table-cell>
          <table:table-cell table:formula="of:=[.C24] - 0.0174533" office:value-type="float" office:value="2.7401641" calcext:value-type="float">
            <text:p>2.7401641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0"/>
          <table:table-cell table:style-name="ce2" table:formula="of:=[.Y24] + COS([.AA25]) * [.AB25]" office:value-type="float" office:value="3.24120570757642" calcext:value-type="float">
            <text:p>3.24120570757642</text:p>
          </table:table-cell>
          <table:table-cell table:style-name="ce2" table:formula="of:=[.Z24]+ SIN([.AA25]) * [.AB25]" office:value-type="float" office:value="10.8930280965555" calcext:value-type="float">
            <text:p>10.8930280965555</text:p>
          </table:table-cell>
          <table:table-cell table:style-name="ce2" table:formula="of:=[.AA24] - [.AC$2]" office:value-type="float" office:value="-0.423409999999999" calcext:value-type="float">
            <text:p>-0.423409999999999</text:p>
          </table:table-cell>
          <table:table-cell table:style-name="ce2" table:formula="of:=[.AB2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5] + COS([.C26]) * [.D26]" office:value-type="float" office:value="-2.3260459860904" calcext:value-type="float">
            <text:p>-2.3260459860904</text:p>
          </table:table-cell>
          <table:table-cell table:formula="of:=[.B25]+ SIN([.C26]) * [.D26]" office:value-type="float" office:value="0.515678684093325" calcext:value-type="float">
            <text:p>0.515678684093325</text:p>
          </table:table-cell>
          <table:table-cell table:formula="of:=[.C25] - 0.0174533" office:value-type="float" office:value="2.7227108" calcext:value-type="float">
            <text:p>2.7227108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0"/>
          <table:table-cell table:style-name="ce2" table:formula="of:=[.Y25] + COS([.AA26]) * [.AB26]" office:value-type="float" office:value="3.99480536282586" calcext:value-type="float">
            <text:p>3.99480536282586</text:p>
          </table:table-cell>
          <table:table-cell table:style-name="ce2" table:formula="of:=[.Z25]+ SIN([.AA26]) * [.AB26]" office:value-type="float" office:value="10.401004154447" calcext:value-type="float">
            <text:p>10.401004154447</text:p>
          </table:table-cell>
          <table:table-cell table:style-name="ce2" table:formula="of:=[.AA25] - [.AC$2]" office:value-type="float" office:value="-0.578409999999999" calcext:value-type="float">
            <text:p>-0.578409999999999</text:p>
          </table:table-cell>
          <table:table-cell table:style-name="ce2" table:formula="of:=[.AB2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6] + COS([.C27]) * [.D27]" office:value-type="float" office:value="-2.41667664474513" calcext:value-type="float">
            <text:p>-2.41667664474513</text:p>
          </table:table-cell>
          <table:table-cell table:formula="of:=[.B26]+ SIN([.C27]) * [.D27]" office:value-type="float" office:value="0.557940767712219" calcext:value-type="float">
            <text:p>0.557940767712219</text:p>
          </table:table-cell>
          <table:table-cell table:formula="of:=[.C26] - 0.0174533" office:value-type="float" office:value="2.7052575" calcext:value-type="float">
            <text:p>2.7052575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0"/>
          <table:table-cell table:style-name="ce2" table:formula="of:=[.Y26] + COS([.AA27]) * [.AB27]" office:value-type="float" office:value="4.66341180676347" calcext:value-type="float">
            <text:p>4.66341180676347</text:p>
          </table:table-cell>
          <table:table-cell table:style-name="ce2" table:formula="of:=[.Z26]+ SIN([.AA27]) * [.AB27]" office:value-type="float" office:value="9.79853803662371" calcext:value-type="float">
            <text:p>9.79853803662371</text:p>
          </table:table-cell>
          <table:table-cell table:style-name="ce2" table:formula="of:=[.AA26] - [.AC$2]" office:value-type="float" office:value="-0.733409999999999" calcext:value-type="float">
            <text:p>-0.733409999999999</text:p>
          </table:table-cell>
          <table:table-cell table:style-name="ce2" table:formula="of:=[.AB2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] + COS([.C28]) * [.D28]" office:value-type="float" office:value="-2.50655592452346" calcext:value-type="float">
            <text:p>-2.50655592452346</text:p>
          </table:table-cell>
          <table:table-cell table:formula="of:=[.B27]+ SIN([.C28]) * [.D28]" office:value-type="float" office:value="0.601778138373899" calcext:value-type="float">
            <text:p>0.601778138373899</text:p>
          </table:table-cell>
          <table:table-cell table:formula="of:=[.C27] - 0.0174533" office:value-type="float" office:value="2.6878042" calcext:value-type="float">
            <text:p>2.6878042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0"/>
          <table:table-cell table:style-name="ce2" table:formula="of:=[.Y27] + COS([.AA28]) * [.AB28]" office:value-type="float" office:value="5.23099390383468" calcext:value-type="float">
            <text:p>5.23099390383468</text:p>
          </table:table-cell>
          <table:table-cell table:style-name="ce2" table:formula="of:=[.Z27]+ SIN([.AA28]) * [.AB28]" office:value-type="float" office:value="9.10007503611169" calcext:value-type="float">
            <text:p>9.10007503611169</text:p>
          </table:table-cell>
          <table:table-cell table:style-name="ce2" table:formula="of:=[.AA27] - [.AC$2]" office:value-type="float" office:value="-0.888409999999999" calcext:value-type="float">
            <text:p>-0.888409999999999</text:p>
          </table:table-cell>
          <table:table-cell table:style-name="ce2" table:formula="of:=[.AB2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] + COS([.C29]) * [.D29]" office:value-type="float" office:value="-2.59565644730261" calcext:value-type="float">
            <text:p>-2.59565644730261</text:p>
          </table:table-cell>
          <table:table-cell table:formula="of:=[.B28]+ SIN([.C29]) * [.D29]" office:value-type="float" office:value="0.647177442779155" calcext:value-type="float">
            <text:p>0.647177442779155</text:p>
          </table:table-cell>
          <table:table-cell table:formula="of:=[.C28] - 0.0174533" office:value-type="float" office:value="2.6703509" calcext:value-type="float">
            <text:p>2.6703509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0"/>
          <table:table-cell table:style-name="ce2" table:formula="of:=[.Y28] + COS([.AA29]) * [.AB29]" office:value-type="float" office:value="5.68394277303182" calcext:value-type="float">
            <text:p>5.68394277303182</text:p>
          </table:table-cell>
          <table:table-cell table:style-name="ce2" table:formula="of:=[.Z28]+ SIN([.AA29]) * [.AB29]" office:value-type="float" office:value="8.32236215728492" calcext:value-type="float">
            <text:p>8.32236215728492</text:p>
          </table:table-cell>
          <table:table-cell table:style-name="ce2" table:formula="of:=[.AA28] - [.AC$2]" office:value-type="float" office:value="-1.04341" calcext:value-type="float">
            <text:p>-1.04341</text:p>
          </table:table-cell>
          <table:table-cell table:style-name="ce2" table:formula="of:=[.AB2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9] + COS([.C30]) * [.D30]" office:value-type="float" office:value="-2.68395107217696" calcext:value-type="float">
            <text:p>-2.68395107217696</text:p>
          </table:table-cell>
          <table:table-cell table:formula="of:=[.B29]+ SIN([.C30]) * [.D30]" office:value-type="float" office:value="0.694124851848218" calcext:value-type="float">
            <text:p>0.694124851848218</text:p>
          </table:table-cell>
          <table:table-cell table:formula="of:=[.C29] - 0.0174533" office:value-type="float" office:value="2.6528976" calcext:value-type="float">
            <text:p>2.6528976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0"/>
          <table:table-cell table:style-name="ce2" table:formula="of:=[.Y29] + COS([.AA30]) * [.AB30]" office:value-type="float" office:value="6.01139808719647" calcext:value-type="float">
            <text:p>6.01139808719647</text:p>
          </table:table-cell>
          <table:table-cell table:style-name="ce2" table:formula="of:=[.Z29]+ SIN([.AA30]) * [.AB30]" office:value-type="float" office:value="7.48404657397197" calcext:value-type="float">
            <text:p>7.48404657397197</text:p>
          </table:table-cell>
          <table:table-cell table:style-name="ce2" table:formula="of:=[.AA29] - [.AC$2]" office:value-type="float" office:value="-1.19841" calcext:value-type="float">
            <text:p>-1.19841</text:p>
          </table:table-cell>
          <table:table-cell table:style-name="ce2" table:formula="of:=[.AB2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0] + COS([.C31]) * [.D31]" office:value-type="float" office:value="-2.77141290372538" calcext:value-type="float">
            <text:p>-2.77141290372538</text:p>
          </table:table-cell>
          <table:table-cell table:formula="of:=[.B30]+ SIN([.C31]) * [.D31]" office:value-type="float" office:value="0.74260606493324" calcext:value-type="float">
            <text:p>0.74260606493324</text:p>
          </table:table-cell>
          <table:table-cell table:formula="of:=[.C30] - 0.0174533" office:value-type="float" office:value="2.6354443" calcext:value-type="float">
            <text:p>2.6354443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0"/>
          <table:table-cell table:style-name="ce2" table:formula="of:=[.Y30] + COS([.AA31]) * [.AB31]" office:value-type="float" office:value="6.20550847041528" calcext:value-type="float">
            <text:p>6.20550847041528</text:p>
          </table:table-cell>
          <table:table-cell table:style-name="ce2" table:formula="of:=[.Z30]+ SIN([.AA31]) * [.AB31]" office:value-type="float" office:value="6.60522852731689" calcext:value-type="float">
            <text:p>6.60522852731689</text:p>
          </table:table-cell>
          <table:table-cell table:style-name="ce2" table:formula="of:=[.AA30] - [.AC$2]" office:value-type="float" office:value="-1.35341" calcext:value-type="float">
            <text:p>-1.35341</text:p>
          </table:table-cell>
          <table:table-cell table:style-name="ce2" table:formula="of:=[.AB3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1] + COS([.C32]) * [.D32]" office:value-type="float" office:value="-2.85801530020389" calcext:value-type="float">
            <text:p>-2.85801530020389</text:p>
          </table:table-cell>
          <table:table-cell table:formula="of:=[.B31]+ SIN([.C32]) * [.D32]" office:value-type="float" office:value="0.792606314174408" calcext:value-type="float">
            <text:p>0.792606314174408</text:p>
          </table:table-cell>
          <table:table-cell table:formula="of:=[.C31] - 0.0174533" office:value-type="float" office:value="2.617991" calcext:value-type="float">
            <text:p>2.617991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0"/>
          <table:table-cell table:style-name="ce2" table:formula="of:=[.Y31] + COS([.AA32]) * [.AB32]" office:value-type="float" office:value="6.26161974997701" calcext:value-type="float">
            <text:p>6.26161974997701</text:p>
          </table:table-cell>
          <table:table-cell table:style-name="ce2" table:formula="of:=[.Z31]+ SIN([.AA32]) * [.AB32]" office:value-type="float" office:value="5.70697938353442" calcext:value-type="float">
            <text:p>5.70697938353442</text:p>
          </table:table-cell>
          <table:table-cell table:style-name="ce2" table:formula="of:=[.AA31] - [.AC$2]" office:value-type="float" office:value="-1.50841" calcext:value-type="float">
            <text:p>-1.50841</text:p>
          </table:table-cell>
          <table:table-cell table:style-name="ce2" table:formula="of:=[.AB3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2] + COS([.C33]) * [.D33]" office:value-type="float" office:value="-2.94373188166098" calcext:value-type="float">
            <text:p>-2.94373188166098</text:p>
          </table:table-cell>
          <table:table-cell table:formula="of:=[.B32]+ SIN([.C33]) * [.D33]" office:value-type="float" office:value="0.844110368998385" calcext:value-type="float">
            <text:p>0.844110368998385</text:p>
          </table:table-cell>
          <table:table-cell table:formula="of:=[.C32] - 0.0174533" office:value-type="float" office:value="2.6005377" calcext:value-type="float">
            <text:p>2.6005377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0"/>
          <table:table-cell table:style-name="ce2" table:formula="of:=[.Y32] + COS([.AA33]) * [.AB33]" office:value-type="float" office:value="6.17838654918517" calcext:value-type="float">
            <text:p>6.17838654918517</text:p>
          </table:table-cell>
          <table:table-cell table:style-name="ce2" table:formula="of:=[.Z32]+ SIN([.AA33]) * [.AB33]" office:value-type="float" office:value="4.81083640705915" calcext:value-type="float">
            <text:p>4.81083640705915</text:p>
          </table:table-cell>
          <table:table-cell table:style-name="ce2" table:formula="of:=[.AA32] - [.AC$2]" office:value-type="float" office:value="-1.66341" calcext:value-type="float">
            <text:p>-1.66341</text:p>
          </table:table-cell>
          <table:table-cell table:style-name="ce2" table:formula="of:=[.AB3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3] + COS([.C34]) * [.D34]" office:value-type="float" office:value="-3.02853653797319" calcext:value-type="float">
            <text:p>-3.02853653797319</text:p>
          </table:table-cell>
          <table:table-cell table:formula="of:=[.B33]+ SIN([.C34]) * [.D34]" office:value-type="float" office:value="0.897102540757694" calcext:value-type="float">
            <text:p>0.897102540757694</text:p>
          </table:table-cell>
          <table:table-cell table:formula="of:=[.C33] - 0.0174533" office:value-type="float" office:value="2.5830844" calcext:value-type="float">
            <text:p>2.5830844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0"/>
          <table:table-cell table:style-name="ce2" table:formula="of:=[.Y33] + COS([.AA34]) * [.AB34]" office:value-type="float" office:value="5.95780454537228" calcext:value-type="float">
            <text:p>5.95780454537228</text:p>
          </table:table-cell>
          <table:table-cell table:style-name="ce2" table:formula="of:=[.Z33]+ SIN([.AA34]) * [.AB34]" office:value-type="float" office:value="3.93828636288181" calcext:value-type="float">
            <text:p>3.93828636288181</text:p>
          </table:table-cell>
          <table:table-cell table:style-name="ce2" table:formula="of:=[.AA33] - [.AC$2]" office:value-type="float" office:value="-1.81841" calcext:value-type="float">
            <text:p>-1.81841</text:p>
          </table:table-cell>
          <table:table-cell table:style-name="ce2" table:formula="of:=[.AB3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4] + COS([.C35]) * [.D35]" office:value-type="float" office:value="-3.11240343679854" calcext:value-type="float">
            <text:p>-3.11240343679854</text:p>
          </table:table-cell>
          <table:table-cell table:formula="of:=[.B34]+ SIN([.C35]) * [.D35]" office:value-type="float" office:value="0.951566687509635" calcext:value-type="float">
            <text:p>0.951566687509635</text:p>
          </table:table-cell>
          <table:table-cell table:formula="of:=[.C34] - 0.0174533" office:value-type="float" office:value="2.5656311" calcext:value-type="float">
            <text:p>2.5656311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0"/>
          <table:table-cell table:style-name="ce2" table:formula="of:=[.Y34] + COS([.AA35]) * [.AB35]" office:value-type="float" office:value="5.60516261966727" calcext:value-type="float">
            <text:p>5.60516261966727</text:p>
          </table:table-cell>
          <table:table-cell table:style-name="ce2" table:formula="of:=[.Z34]+ SIN([.AA35]) * [.AB35]" office:value-type="float" office:value="3.11025032970749" calcext:value-type="float">
            <text:p>3.11025032970749</text:p>
          </table:table-cell>
          <table:table-cell table:style-name="ce2" table:formula="of:=[.AA34] - [.AC$2]" office:value-type="float" office:value="-1.97341" calcext:value-type="float">
            <text:p>-1.97341</text:p>
          </table:table-cell>
          <table:table-cell table:style-name="ce2" table:formula="of:=[.AB3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5] + COS([.C36]) * [.D36]" office:value-type="float" office:value="-3.19530703144534" calcext:value-type="float">
            <text:p>-3.19530703144534</text:p>
          </table:table-cell>
          <table:table-cell table:formula="of:=[.B35]+ SIN([.C36]) * [.D36]" office:value-type="float" office:value="1.00748621893328" calcext:value-type="float">
            <text:p>1.00748621893328</text:p>
          </table:table-cell>
          <table:table-cell table:formula="of:=[.C35] - 0.0174533" office:value-type="float" office:value="2.5481778" calcext:value-type="float">
            <text:p>2.5481778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0"/>
          <table:table-cell table:style-name="ce2" table:formula="of:=[.Y35] + COS([.AA36]) * [.AB36]" office:value-type="float" office:value="5.12891604581818" calcext:value-type="float">
            <text:p>5.12891604581818</text:p>
          </table:table-cell>
          <table:table-cell table:style-name="ce2" table:formula="of:=[.Z35]+ SIN([.AA36]) * [.AB36]" office:value-type="float" office:value="2.34658207653926" calcext:value-type="float">
            <text:p>2.34658207653926</text:p>
          </table:table-cell>
          <table:table-cell table:style-name="ce2" table:formula="of:=[.AA35] - [.AC$2]" office:value-type="float" office:value="-2.12841" calcext:value-type="float">
            <text:p>-2.12841</text:p>
          </table:table-cell>
          <table:table-cell table:style-name="ce2" table:formula="of:=[.AB3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6] + COS([.C37]) * [.D37]" office:value-type="float" office:value="-3.27722206865389" calcext:value-type="float">
            <text:p>-3.27722206865389</text:p>
          </table:table-cell>
          <table:table-cell table:formula="of:=[.B36]+ SIN([.C37]) * [.D37]" office:value-type="float" office:value="1.06484410138306" calcext:value-type="float">
            <text:p>1.06484410138306</text:p>
          </table:table-cell>
          <table:table-cell table:formula="of:=[.C36] - 0.0174533" office:value-type="float" office:value="2.5307245" calcext:value-type="float">
            <text:p>2.5307245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0"/>
          <table:table-cell table:style-name="ce2" table:formula="of:=[.Y36] + COS([.AA37]) * [.AB37]" office:value-type="float" office:value="4.54048375861396" calcext:value-type="float">
            <text:p>4.54048375861396</text:p>
          </table:table-cell>
          <table:table-cell table:style-name="ce2" table:formula="of:=[.Z36]+ SIN([.AA37]) * [.AB37]" office:value-type="float" office:value="1.66559203008072" calcext:value-type="float">
            <text:p>1.66559203008072</text:p>
          </table:table-cell>
          <table:table-cell table:style-name="ce2" table:formula="of:=[.AA36] - [.AC$2]" office:value-type="float" office:value="-2.28341" calcext:value-type="float">
            <text:p>-2.28341</text:p>
          </table:table-cell>
          <table:table-cell table:style-name="ce2" table:formula="of:=[.AB3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7] + COS([.C38]) * [.D38]" office:value-type="float" office:value="-3.35812359628894" calcext:value-type="float">
            <text:p>-3.35812359628894</text:p>
          </table:table-cell>
          <table:table-cell table:formula="of:=[.B37]+ SIN([.C38]) * [.D38]" office:value-type="float" office:value="1.12362286307735" calcext:value-type="float">
            <text:p>1.12362286307735</text:p>
          </table:table-cell>
          <table:table-cell table:formula="of:=[.C37] - 0.0174533" office:value-type="float" office:value="2.5132712" calcext:value-type="float">
            <text:p>2.5132712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0"/>
          <table:table-cell table:style-name="ce2" table:formula="of:=[.Y37] + COS([.AA38]) * [.AB38]" office:value-type="float" office:value="3.85397456278777" calcext:value-type="float">
            <text:p>3.85397456278777</text:p>
          </table:table-cell>
          <table:table-cell table:style-name="ce2" table:formula="of:=[.Z37]+ SIN([.AA38]) * [.AB38]" office:value-type="float" office:value="1.0836082467619" calcext:value-type="float">
            <text:p>1.0836082467619</text:p>
          </table:table-cell>
          <table:table-cell table:style-name="ce2" table:formula="of:=[.AA37] - [.AC$2]" office:value-type="float" office:value="-2.43841" calcext:value-type="float">
            <text:p>-2.43841</text:p>
          </table:table-cell>
          <table:table-cell table:style-name="ce2" table:formula="of:=[.AB3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8] + COS([.C39]) * [.D39]" office:value-type="float" office:value="-3.43798697094035" calcext:value-type="float">
            <text:p>-3.43798697094035</text:p>
          </table:table-cell>
          <table:table-cell table:formula="of:=[.B38]+ SIN([.C39]) * [.D39]" office:value-type="float" office:value="1.18380459942061" calcext:value-type="float">
            <text:p>1.18380459942061</text:p>
          </table:table-cell>
          <table:table-cell table:formula="of:=[.C38] - 0.0174533" office:value-type="float" office:value="2.4958179" calcext:value-type="float">
            <text:p>2.4958179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0"/>
          <table:table-cell table:style-name="ce2" table:formula="of:=[.Y38] + COS([.AA39]) * [.AB39]" office:value-type="float" office:value="3.08584884707436" calcext:value-type="float">
            <text:p>3.08584884707436</text:p>
          </table:table-cell>
          <table:table-cell table:style-name="ce2" table:formula="of:=[.Z38]+ SIN([.AA39]) * [.AB39]" office:value-type="float" office:value="0.614584915935222" calcext:value-type="float">
            <text:p>0.614584915935222</text:p>
          </table:table-cell>
          <table:table-cell table:style-name="ce2" table:formula="of:=[.AA38] - [.AC$2]" office:value-type="float" office:value="-2.59341" calcext:value-type="float">
            <text:p>-2.59341</text:p>
          </table:table-cell>
          <table:table-cell table:style-name="ce2" table:formula="of:=[.AB3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9] + COS([.C40]) * [.D40]" office:value-type="float" office:value="-3.51678786542968" calcext:value-type="float">
            <text:p>-3.51678786542968</text:p>
          </table:table-cell>
          <table:table-cell table:formula="of:=[.B39]+ SIN([.C40]) * [.D40]" office:value-type="float" office:value="1.24537097845722" calcext:value-type="float">
            <text:p>1.24537097845722</text:p>
          </table:table-cell>
          <table:table-cell table:formula="of:=[.C39] - 0.0174533" office:value-type="float" office:value="2.4783646" calcext:value-type="float">
            <text:p>2.4783646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0"/>
          <table:table-cell table:style-name="ce2" table:formula="of:=[.Y39] + COS([.AA40]) * [.AB40]" office:value-type="float" office:value="2.25452391448241" calcext:value-type="float">
            <text:p>2.25452391448241</text:p>
          </table:table-cell>
          <table:table-cell table:style-name="ce2" table:formula="of:=[.Z39]+ SIN([.AA40]) * [.AB40]" office:value-type="float" office:value="0.269767781136237" calcext:value-type="float">
            <text:p>0.269767781136237</text:p>
          </table:table-cell>
          <table:table-cell table:style-name="ce2" table:formula="of:=[.AA39] - [.AC$2]" office:value-type="float" office:value="-2.74841" calcext:value-type="float">
            <text:p>-2.74841</text:p>
          </table:table-cell>
          <table:table-cell table:style-name="ce2" table:formula="of:=[.AB3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0] + COS([.C41]) * [.D41]" office:value-type="float" office:value="-3.59450227622055" calcext:value-type="float">
            <text:p>-3.59450227622055</text:p>
          </table:table-cell>
          <table:table-cell table:formula="of:=[.B40]+ SIN([.C41]) * [.D41]" office:value-type="float" office:value="1.30830324645567" calcext:value-type="float">
            <text:p>1.30830324645567</text:p>
          </table:table-cell>
          <table:table-cell table:formula="of:=[.C40] - 0.0174533" office:value-type="float" office:value="2.4609113" calcext:value-type="float">
            <text:p>2.4609113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0"/>
          <table:table-cell table:style-name="ce2" table:formula="of:=[.Y40] + COS([.AA41]) * [.AB41]" office:value-type="float" office:value="1.37993239175388" calcext:value-type="float">
            <text:p>1.37993239175388</text:p>
          </table:table-cell>
          <table:table-cell table:style-name="ce2" table:formula="of:=[.Z40]+ SIN([.AA41]) * [.AB41]" office:value-type="float" office:value="0.0574245015830528" calcext:value-type="float">
            <text:p>0.057424501583053</text:p>
          </table:table-cell>
          <table:table-cell table:style-name="ce2" table:formula="of:=[.AA40] - [.AC$2]" office:value-type="float" office:value="-2.90341" calcext:value-type="float">
            <text:p>-2.90341</text:p>
          </table:table-cell>
          <table:table-cell table:style-name="ce2" table:formula="of:=[.AB4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1] + COS([.C42]) * [.D42]" office:value-type="float" office:value="-3.6711065307303" calcext:value-type="float">
            <text:p>-3.6711065307303</text:p>
          </table:table-cell>
          <table:table-cell table:formula="of:=[.B41]+ SIN([.C42]) * [.D42]" office:value-type="float" office:value="1.37258223362104" calcext:value-type="float">
            <text:p>1.37258223362104</text:p>
          </table:table-cell>
          <table:table-cell table:formula="of:=[.C41] - 0.0174533" office:value-type="float" office:value="2.443458" calcext:value-type="float">
            <text:p>2.443458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0"/>
          <table:table-cell table:style-name="ce2" table:formula="of:=[.Y41] + COS([.AA42]) * [.AB42]" office:value-type="float" office:value="0.483044305999471" calcext:value-type="float">
            <text:p>0.483044305999471</text:p>
          </table:table-cell>
          <table:table-cell table:style-name="ce2" table:formula="of:=[.Z41]+ SIN([.AA42]) * [.AB42]" office:value-type="float" office:value="-0.0173535809798891" calcext:value-type="float">
            <text:p>-0.017353580979889</text:p>
          </table:table-cell>
          <table:table-cell table:style-name="ce2" table:formula="of:=[.AA41] - [.AC$2]" office:value-type="float" office:value="-3.05841" calcext:value-type="float">
            <text:p>-3.05841</text:p>
          </table:table-cell>
          <table:table-cell table:style-name="ce2" table:formula="of:=[.AB4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2] + COS([.C43]) * [.D43]" office:value-type="float" office:value="-3.74657729454092" calcext:value-type="float">
            <text:p>-3.74657729454092</text:p>
          </table:table-cell>
          <table:table-cell table:formula="of:=[.B42]+ SIN([.C43]) * [.D43]" office:value-type="float" office:value="1.43818835993437" calcext:value-type="float">
            <text:p>1.43818835993437</text:p>
          </table:table-cell>
          <table:table-cell table:formula="of:=[.C42] - 0.0174533" office:value-type="float" office:value="2.4260047" calcext:value-type="float">
            <text:p>2.4260047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14159" calcext:value-type="float">
            <text:p>3.14159</text:p>
          </table:table-cell>
          <table:table-cell table:style-name="ce2" table:formula="of:=[.AB4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3] + COS([.C44]) * [.D44]" office:value-type="float" office:value="-3.82089157850695" calcext:value-type="float">
            <text:p>-3.82089157850695</text:p>
          </table:table-cell>
          <table:table-cell table:formula="of:=[.B43]+ SIN([.C44]) * [.D44]" office:value-type="float" office:value="1.50510164111693" calcext:value-type="float">
            <text:p>1.50510164111693</text:p>
          </table:table-cell>
          <table:table-cell table:formula="of:=[.C43] - 0.0174533" office:value-type="float" office:value="2.40855139999999" calcext:value-type="float">
            <text:p>2.40855139999999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] + COS([.C45]) * [.D45]" office:value-type="float" office:value="-3.89402674575819" calcext:value-type="float">
            <text:p>-3.89402674575819</text:p>
          </table:table-cell>
          <table:table-cell table:formula="of:=[.B44]+ SIN([.C45]) * [.D45]" office:value-type="float" office:value="1.57330169471759" calcext:value-type="float">
            <text:p>1.57330169471759</text:p>
          </table:table-cell>
          <table:table-cell table:formula="of:=[.C44] - 0.0174533" office:value-type="float" office:value="2.39109809999999" calcext:value-type="float">
            <text:p>2.3910980999999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] + COS([.C46]) * [.D46]" office:value-type="float" office:value="-3.96596051859513" calcext:value-type="float">
            <text:p>-3.96596051859513</text:p>
          </table:table-cell>
          <table:table-cell table:formula="of:=[.B45]+ SIN([.C46]) * [.D46]" office:value-type="float" office:value="1.64276774632155" calcext:value-type="float">
            <text:p>1.64276774632155</text:p>
          </table:table-cell>
          <table:table-cell table:formula="of:=[.C45] - 0.0174533" office:value-type="float" office:value="2.37364479999999" calcext:value-type="float">
            <text:p>2.37364479999999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] + COS([.C47]) * [.D47]" office:value-type="float" office:value="-4.03667098527494" calcext:value-type="float">
            <text:p>-4.03667098527494</text:p>
          </table:table-cell>
          <table:table-cell table:formula="of:=[.B46]+ SIN([.C47]) * [.D47]" office:value-type="float" office:value="1.71347863587842" calcext:value-type="float">
            <text:p>1.71347863587842</text:p>
          </table:table-cell>
          <table:table-cell table:formula="of:=[.C46] - 0.0174533" office:value-type="float" office:value="2.35619149999999" calcext:value-type="float">
            <text:p>2.35619149999999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] + COS([.C48]) * [.D48]" office:value-type="float" office:value="-4.10613660668602" calcext:value-type="float">
            <text:p>-4.10613660668602</text:p>
          </table:table-cell>
          <table:table-cell table:formula="of:=[.B47]+ SIN([.C48]) * [.D48]" office:value-type="float" office:value="1.78541282414778" calcext:value-type="float">
            <text:p>1.78541282414778</text:p>
          </table:table-cell>
          <table:table-cell table:formula="of:=[.C47] - 0.0174533" office:value-type="float" office:value="2.33873819999999" calcext:value-type="float">
            <text:p>2.33873819999999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] + COS([.C49]) * [.D49]" office:value-type="float" office:value="-4.17433622290903" calcext:value-type="float">
            <text:p>-4.17433622290903</text:p>
          </table:table-cell>
          <table:table-cell table:formula="of:=[.B48]+ SIN([.C49]) * [.D49]" office:value-type="float" office:value="1.85854839926027" calcext:value-type="float">
            <text:p>1.85854839926027</text:p>
          </table:table-cell>
          <table:table-cell table:formula="of:=[.C48] - 0.0174533" office:value-type="float" office:value="2.32128489999999" calcext:value-type="float">
            <text:p>2.32128489999999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] + COS([.C50]) * [.D50]" office:value-type="float" office:value="-4.24124905966238" calcext:value-type="float">
            <text:p>-4.24124905966238</text:p>
          </table:table-cell>
          <table:table-cell table:formula="of:=[.B49]+ SIN([.C50]) * [.D50]" office:value-type="float" office:value="1.93286308339214" calcext:value-type="float">
            <text:p>1.93286308339214</text:p>
          </table:table-cell>
          <table:table-cell table:formula="of:=[.C49] - 0.0174533" office:value-type="float" office:value="2.30383159999999" calcext:value-type="float">
            <text:p>2.30383159999999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] + COS([.C51]) * [.D51]" office:value-type="float" office:value="-4.30685473463035" calcext:value-type="float">
            <text:p>-4.30685473463035</text:p>
          </table:table-cell>
          <table:table-cell table:formula="of:=[.B50]+ SIN([.C51]) * [.D51]" office:value-type="float" office:value="2.00833423955128" calcext:value-type="float">
            <text:p>2.00833423955128</text:p>
          </table:table-cell>
          <table:table-cell table:formula="of:=[.C50] - 0.0174533" office:value-type="float" office:value="2.28637829999999" calcext:value-type="float">
            <text:p>2.28637829999999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] + COS([.C52]) * [.D52]" office:value-type="float" office:value="-4.37113326367165" calcext:value-type="float">
            <text:p>-4.37113326367165</text:p>
          </table:table-cell>
          <table:table-cell table:formula="of:=[.B51]+ SIN([.C52]) * [.D52]" office:value-type="float" office:value="2.08493887847273" calcext:value-type="float">
            <text:p>2.08493887847273</text:p>
          </table:table-cell>
          <table:table-cell table:formula="of:=[.C51] - 0.0174533" office:value-type="float" office:value="2.26892499999999" calcext:value-type="float">
            <text:p>2.26892499999999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] + COS([.C53]) * [.D53]" office:value-type="float" office:value="-4.4340650669069" calcext:value-type="float">
            <text:p>-4.4340650669069</text:p>
          </table:table-cell>
          <table:table-cell table:formula="of:=[.B52]+ SIN([.C53]) * [.D53]" office:value-type="float" office:value="2.16265366562138" calcext:value-type="float">
            <text:p>2.16265366562138</text:p>
          </table:table-cell>
          <table:table-cell table:formula="of:=[.C52] - 0.0174533" office:value-type="float" office:value="2.25147169999999" calcext:value-type="float">
            <text:p>2.25147169999999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] + COS([.C54]) * [.D54]" office:value-type="float" office:value="-4.49563097468275" calcext:value-type="float">
            <text:p>-4.49563097468275</text:p>
          </table:table-cell>
          <table:table-cell table:formula="of:=[.B53]+ SIN([.C54]) * [.D54]" office:value-type="float" office:value="2.24145492829994" calcext:value-type="float">
            <text:p>2.24145492829994</text:p>
          </table:table-cell>
          <table:table-cell table:formula="of:=[.C53] - 0.0174533" office:value-type="float" office:value="2.23401839999999" calcext:value-type="float">
            <text:p>2.23401839999999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] + COS([.C55]) * [.D55]" office:value-type="float" office:value="-4.55581223341123" calcext:value-type="float">
            <text:p>-4.55581223341123</text:p>
          </table:table-cell>
          <table:table-cell table:formula="of:=[.B54]+ SIN([.C55]) * [.D55]" office:value-type="float" office:value="2.32131866285986" calcext:value-type="float">
            <text:p>2.32131866285986</text:p>
          </table:table-cell>
          <table:table-cell table:formula="of:=[.C54] - 0.0174533" office:value-type="float" office:value="2.21656509999999" calcext:value-type="float">
            <text:p>2.21656509999999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] + COS([.C56]) * [.D56]" office:value-type="float" office:value="-4.61459051128221" calcext:value-type="float">
            <text:p>-4.61459051128221</text:p>
          </table:table-cell>
          <table:table-cell table:formula="of:=[.B55]+ SIN([.C56]) * [.D56]" office:value-type="float" office:value="2.40222054201307" calcext:value-type="float">
            <text:p>2.40222054201307</text:p>
          </table:table-cell>
          <table:table-cell table:formula="of:=[.C55] - 0.0174533" office:value-type="float" office:value="2.19911179999999" calcext:value-type="float">
            <text:p>2.19911179999999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] + COS([.C57]) * [.D57]" office:value-type="float" office:value="-4.67194790384753" calcext:value-type="float">
            <text:p>-4.67194790384753</text:p>
          </table:table-cell>
          <table:table-cell table:formula="of:=[.B56]+ SIN([.C57]) * [.D57]" office:value-type="float" office:value="2.48413592224236" calcext:value-type="float">
            <text:p>2.48413592224236</text:p>
          </table:table-cell>
          <table:table-cell table:formula="of:=[.C56] - 0.0174533" office:value-type="float" office:value="2.18165849999999" calcext:value-type="float">
            <text:p>2.18165849999999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] + COS([.C58]) * [.D58]" office:value-type="float" office:value="-4.72786693947478" calcext:value-type="float">
            <text:p>-4.72786693947478</text:p>
          </table:table-cell>
          <table:table-cell table:formula="of:=[.B57]+ SIN([.C58]) * [.D58]" office:value-type="float" office:value="2.56703985130798" calcext:value-type="float">
            <text:p>2.56703985130798</text:p>
          </table:table-cell>
          <table:table-cell table:formula="of:=[.C57] - 0.0174533" office:value-type="float" office:value="2.16420519999999" calcext:value-type="float">
            <text:p>2.16420519999999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] + COS([.C59]) * [.D59]" office:value-type="float" office:value="-4.78233058466943" calcext:value-type="float">
            <text:p>-4.78233058466943</text:p>
          </table:table-cell>
          <table:table-cell table:formula="of:=[.B58]+ SIN([.C59]) * [.D59]" office:value-type="float" office:value="2.65090707584839" calcext:value-type="float">
            <text:p>2.65090707584839</text:p>
          </table:table-cell>
          <table:table-cell table:formula="of:=[.C58] - 0.0174533" office:value-type="float" office:value="2.14675189999999" calcext:value-type="float">
            <text:p>2.14675189999999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] + COS([.C60]) * [.D60]" office:value-type="float" office:value="-4.83532224926332" calcext:value-type="float">
            <text:p>-4.83532224926332</text:p>
          </table:table-cell>
          <table:table-cell table:formula="of:=[.B59]+ SIN([.C60]) * [.D60]" office:value-type="float" office:value="2.73571204907265" calcext:value-type="float">
            <text:p>2.73571204907265</text:p>
          </table:table-cell>
          <table:table-cell table:formula="of:=[.C59] - 0.0174533" office:value-type="float" office:value="2.12929859999999" calcext:value-type="float">
            <text:p>2.12929859999999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] + COS([.C61]) * [.D61]" office:value-type="float" office:value="-4.88682579146825" calcext:value-type="float">
            <text:p>-4.88682579146825</text:p>
          </table:table-cell>
          <table:table-cell table:formula="of:=[.B60]+ SIN([.C61]) * [.D61]" office:value-type="float" office:value="2.82142893854227" calcext:value-type="float">
            <text:p>2.82142893854227</text:p>
          </table:table-cell>
          <table:table-cell table:formula="of:=[.C60] - 0.0174533" office:value-type="float" office:value="2.11184529999999" calcext:value-type="float">
            <text:p>2.11184529999999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] + COS([.C62]) * [.D62]" office:value-type="float" office:value="-4.93682552279287" calcext:value-type="float">
            <text:p>-4.93682552279287</text:p>
          </table:table-cell>
          <table:table-cell table:formula="of:=[.B61]+ SIN([.C62]) * [.D62]" office:value-type="float" office:value="2.90803163403995" calcext:value-type="float">
            <text:p>2.90803163403995</text:p>
          </table:table-cell>
          <table:table-cell table:formula="of:=[.C61] - 0.0174533" office:value-type="float" office:value="2.09439199999999" calcext:value-type="float">
            <text:p>2.09439199999999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] + COS([.C63]) * [.D63]" office:value-type="float" office:value="-4.98530621282163" calcext:value-type="float">
            <text:p>-4.98530621282163</text:p>
          </table:table-cell>
          <table:table-cell table:formula="of:=[.B62]+ SIN([.C63]) * [.D63]" office:value-type="float" office:value="2.99549375552312" calcext:value-type="float">
            <text:p>2.99549375552312</text:p>
          </table:table-cell>
          <table:table-cell table:formula="of:=[.C62] - 0.0174533" office:value-type="float" office:value="2.07693869999999" calcext:value-type="float">
            <text:p>2.07693869999999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] + COS([.C64]) * [.D64]" office:value-type="float" office:value="-5.03225309385403" calcext:value-type="float">
            <text:p>-5.03225309385403</text:p>
          </table:table-cell>
          <table:table-cell table:formula="of:=[.B63]+ SIN([.C64]) * [.D64]" office:value-type="float" office:value="3.08378866115945" calcext:value-type="float">
            <text:p>3.08378866115945</text:p>
          </table:table-cell>
          <table:table-cell table:formula="of:=[.C63] - 0.0174533" office:value-type="float" office:value="2.05948539999999" calcext:value-type="float">
            <text:p>2.05948539999999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] + COS([.C65]) * [.D65]" office:value-type="float" office:value="-5.07765186540307" calcext:value-type="float">
            <text:p>-5.07765186540307</text:p>
          </table:table-cell>
          <table:table-cell table:formula="of:=[.B64]+ SIN([.C65]) * [.D65]" office:value-type="float" office:value="3.17288945544232" calcext:value-type="float">
            <text:p>3.17288945544232</text:p>
          </table:table-cell>
          <table:table-cell table:formula="of:=[.C64] - 0.0174533" office:value-type="float" office:value="2.04203209999999" calcext:value-type="float">
            <text:p>2.04203209999999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] + COS([.C66]) * [.D66]" office:value-type="float" office:value="-5.1214886985513" calcext:value-type="float">
            <text:p>-5.1214886985513</text:p>
          </table:table-cell>
          <table:table-cell table:formula="of:=[.B65]+ SIN([.C66]) * [.D66]" office:value-type="float" office:value="3.26276899738338" calcext:value-type="float">
            <text:p>3.26276899738338</text:p>
          </table:table-cell>
          <table:table-cell table:formula="of:=[.C65] - 0.0174533" office:value-type="float" office:value="2.02457879999999" calcext:value-type="float">
            <text:p>2.02457879999999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] + COS([.C67]) * [.D67]" office:value-type="float" office:value="-5.16375024016323" calcext:value-type="float">
            <text:p>-5.16375024016323</text:p>
          </table:table-cell>
          <table:table-cell table:formula="of:=[.B66]+ SIN([.C67]) * [.D67]" office:value-type="float" office:value="3.35339990878" calcext:value-type="float">
            <text:p>3.35339990878</text:p>
          </table:table-cell>
          <table:table-cell table:formula="of:=[.C66] - 0.0174533" office:value-type="float" office:value="2.00712549999999" calcext:value-type="float">
            <text:p>2.00712549999999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] + COS([.C68]) * [.D68]" office:value-type="float" office:value="-5.20442361695286" calcext:value-type="float">
            <text:p>-5.20442361695286</text:p>
          </table:table-cell>
          <table:table-cell table:formula="of:=[.B67]+ SIN([.C68]) * [.D68]" office:value-type="float" office:value="3.44475458255496" calcext:value-type="float">
            <text:p>3.44475458255496</text:p>
          </table:table-cell>
          <table:table-cell table:formula="of:=[.C67] - 0.0174533" office:value-type="float" office:value="1.98967219999999" calcext:value-type="float">
            <text:p>1.98967219999999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] + COS([.C69]) * [.D69]" office:value-type="float" office:value="-5.243496439405" calcext:value-type="float">
            <text:p>-5.243496439405</text:p>
          </table:table-cell>
          <table:table-cell table:formula="of:=[.B68]+ SIN([.C69]) * [.D69]" office:value-type="float" office:value="3.53680519116579" calcext:value-type="float">
            <text:p>3.53680519116579</text:p>
          </table:table-cell>
          <table:table-cell table:formula="of:=[.C68] - 0.0174533" office:value-type="float" office:value="1.97221889999999" calcext:value-type="float">
            <text:p>1.97221889999999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] + COS([.C70]) * [.D70]" office:value-type="float" office:value="-5.2809568055492" calcext:value-type="float">
            <text:p>-5.2809568055492</text:p>
          </table:table-cell>
          <table:table-cell table:formula="of:=[.B69]+ SIN([.C70]) * [.D70]" office:value-type="float" office:value="3.62952369508136" calcext:value-type="float">
            <text:p>3.62952369508136</text:p>
          </table:table-cell>
          <table:table-cell table:formula="of:=[.C69] - 0.0174533" office:value-type="float" office:value="1.95476559999999" calcext:value-type="float">
            <text:p>1.95476559999999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] + COS([.C71]) * [.D71]" office:value-type="float" office:value="-5.31679330458528" calcext:value-type="float">
            <text:p>-5.31679330458528</text:p>
          </table:table-cell>
          <table:table-cell table:formula="of:=[.B70]+ SIN([.C71]) * [.D71]" office:value-type="float" office:value="3.72288185132299" calcext:value-type="float">
            <text:p>3.72288185132299</text:p>
          </table:table-cell>
          <table:table-cell table:formula="of:=[.C70] - 0.0174533" office:value-type="float" office:value="1.93731229999999" calcext:value-type="float">
            <text:p>1.93731229999999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] + COS([.C72]) * [.D72]" office:value-type="float" office:value="-5.35099502035912" calcext:value-type="float">
            <text:p>-5.35099502035912</text:p>
          </table:table-cell>
          <table:table-cell table:formula="of:=[.B71]+ SIN([.C72]) * [.D72]" office:value-type="float" office:value="3.81685122206754" calcext:value-type="float">
            <text:p>3.81685122206754</text:p>
          </table:table-cell>
          <table:table-cell table:formula="of:=[.C71] - 0.0174533" office:value-type="float" office:value="1.91985899999999" calcext:value-type="float">
            <text:p>1.91985899999999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2] + COS([.C73]) * [.D73]" office:value-type="float" office:value="-5.38355153468785" calcext:value-type="float">
            <text:p>-5.38355153468785</text:p>
          </table:table-cell>
          <table:table-cell table:formula="of:=[.B72]+ SIN([.C73]) * [.D73]" office:value-type="float" office:value="3.91140318330983" calcext:value-type="float">
            <text:p>3.91140318330983</text:p>
          </table:table-cell>
          <table:table-cell table:formula="of:=[.C72] - 0.0174533" office:value-type="float" office:value="1.90240569999999" calcext:value-type="float">
            <text:p>1.90240569999999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3] + COS([.C74]) * [.D74]" office:value-type="float" office:value="-5.41445293053331" calcext:value-type="float">
            <text:p>-5.41445293053331</text:p>
          </table:table-cell>
          <table:table-cell table:formula="of:=[.B73]+ SIN([.C74]) * [.D74]" office:value-type="float" office:value="4.00650893358184" calcext:value-type="float">
            <text:p>4.00650893358184</text:p>
          </table:table-cell>
          <table:table-cell table:formula="of:=[.C73] - 0.0174533" office:value-type="float" office:value="1.88495239999999" calcext:value-type="float">
            <text:p>1.88495239999999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4] + COS([.C75]) * [.D75]" office:value-type="float" office:value="-5.44368979502292" calcext:value-type="float">
            <text:p>-5.44368979502292</text:p>
          </table:table-cell>
          <table:table-cell table:formula="of:=[.B74]+ SIN([.C75]) * [.D75]" office:value-type="float" office:value="4.1021395027259" calcext:value-type="float">
            <text:p>4.1021395027259</text:p>
          </table:table-cell>
          <table:table-cell table:formula="of:=[.C74] - 0.0174533" office:value-type="float" office:value="1.86749909999999" calcext:value-type="float">
            <text:p>1.86749909999999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5] + COS([.C76]) * [.D76]" office:value-type="float" office:value="-5.47125322231689" calcext:value-type="float">
            <text:p>-5.47125322231689</text:p>
          </table:table-cell>
          <table:table-cell table:formula="of:=[.B75]+ SIN([.C76]) * [.D76]" office:value-type="float" office:value="4.19826576071928" calcext:value-type="float">
            <text:p>4.19826576071928</text:p>
          </table:table-cell>
          <table:table-cell table:formula="of:=[.C75] - 0.0174533" office:value-type="float" office:value="1.85004579999999" calcext:value-type="float">
            <text:p>1.85004579999999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6] + COS([.C77]) * [.D77]" office:value-type="float" office:value="-5.49713481632107" calcext:value-type="float">
            <text:p>-5.49713481632107</text:p>
          </table:table-cell>
          <table:table-cell table:formula="of:=[.B76]+ SIN([.C77]) * [.D77]" office:value-type="float" office:value="4.2948584265475" calcext:value-type="float">
            <text:p>4.2948584265475</text:p>
          </table:table-cell>
          <table:table-cell table:formula="of:=[.C76] - 0.0174533" office:value-type="float" office:value="1.83259249999999" calcext:value-type="float">
            <text:p>1.83259249999999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7] + COS([.C78]) * [.D78]" office:value-type="float" office:value="-5.52132669324444" calcext:value-type="float">
            <text:p>-5.52132669324444</text:p>
          </table:table-cell>
          <table:table-cell table:formula="of:=[.B77]+ SIN([.C78]) * [.D78]" office:value-type="float" office:value="4.39188807712362" calcext:value-type="float">
            <text:p>4.39188807712362</text:p>
          </table:table-cell>
          <table:table-cell table:formula="of:=[.C77] - 0.0174533" office:value-type="float" office:value="1.81513919999999" calcext:value-type="float">
            <text:p>1.81513919999999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8] + COS([.C79]) * [.D79]" office:value-type="float" office:value="-5.54382148400062" calcext:value-type="float">
            <text:p>-5.54382148400062</text:p>
          </table:table-cell>
          <table:table-cell table:formula="of:=[.B78]+ SIN([.C79]) * [.D79]" office:value-type="float" office:value="4.4893251562508" calcext:value-type="float">
            <text:p>4.4893251562508</text:p>
          </table:table-cell>
          <table:table-cell table:formula="of:=[.C78] - 0.0174533" office:value-type="float" office:value="1.79768589999999" calcext:value-type="float">
            <text:p>1.79768589999999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9] + COS([.C80]) * [.D80]" office:value-type="float" office:value="-5.56461233645256" calcext:value-type="float">
            <text:p>-5.56461233645256</text:p>
          </table:table-cell>
          <table:table-cell table:formula="of:=[.B79]+ SIN([.C80]) * [.D80]" office:value-type="float" office:value="4.58713998362539" calcext:value-type="float">
            <text:p>4.58713998362539</text:p>
          </table:table-cell>
          <table:table-cell table:formula="of:=[.C79] - 0.0174533" office:value-type="float" office:value="1.78023259999999" calcext:value-type="float">
            <text:p>1.78023259999999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0] + COS([.C81]) * [.D81]" office:value-type="float" office:value="-5.58369291749977" calcext:value-type="float">
            <text:p>-5.58369291749977</text:p>
          </table:table-cell>
          <table:table-cell table:formula="of:=[.B80]+ SIN([.C81]) * [.D81]" office:value-type="float" office:value="4.6853027638779" calcext:value-type="float">
            <text:p>4.6853027638779</text:p>
          </table:table-cell>
          <table:table-cell table:formula="of:=[.C80] - 0.0174533" office:value-type="float" office:value="1.76277929999999" calcext:value-type="float">
            <text:p>1.76277929999999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1] + COS([.C82]) * [.D82]" office:value-type="float" office:value="-5.60105741500745" calcext:value-type="float">
            <text:p>-5.60105741500745</text:p>
          </table:table-cell>
          <table:table-cell table:formula="of:=[.B81]+ SIN([.C82]) * [.D82]" office:value-type="float" office:value="4.78378359564888" calcext:value-type="float">
            <text:p>4.78378359564888</text:p>
          </table:table-cell>
          <table:table-cell table:formula="of:=[.C81] - 0.0174533" office:value-type="float" office:value="1.74532599999999" calcext:value-type="float">
            <text:p>1.74532599999999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2] + COS([.C83]) * [.D83]" office:value-type="float" office:value="-5.6167005395769" calcext:value-type="float">
            <text:p>-5.6167005395769</text:p>
          </table:table-cell>
          <table:table-cell table:formula="of:=[.B82]+ SIN([.C83]) * [.D83]" office:value-type="float" office:value="4.88255248069729" calcext:value-type="float">
            <text:p>4.88255248069729</text:p>
          </table:table-cell>
          <table:table-cell table:formula="of:=[.C82] - 0.0174533" office:value-type="float" office:value="1.72787269999999" calcext:value-type="float">
            <text:p>1.72787269999999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3] + COS([.C84]) * [.D84]" office:value-type="float" office:value="-5.63061752615677" calcext:value-type="float">
            <text:p>-5.63061752615677</text:p>
          </table:table-cell>
          <table:table-cell table:formula="of:=[.B83]+ SIN([.C84]) * [.D84]" office:value-type="float" office:value="4.98157933303813" calcext:value-type="float">
            <text:p>4.98157933303813</text:p>
          </table:table-cell>
          <table:table-cell table:formula="of:=[.C83] - 0.0174533" office:value-type="float" office:value="1.71041939999999" calcext:value-type="float">
            <text:p>1.71041939999999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4] + COS([.C85]) * [.D85]" office:value-type="float" office:value="-5.64280413549448" calcext:value-type="float">
            <text:p>-5.64280413549448</text:p>
          </table:table-cell>
          <table:table-cell table:formula="of:=[.B84]+ SIN([.C85]) * [.D85]" office:value-type="float" office:value="5.08083398810705" calcext:value-type="float">
            <text:p>5.08083398810705</text:p>
          </table:table-cell>
          <table:table-cell table:formula="of:=[.C84] - 0.0174533" office:value-type="float" office:value="1.69296609999999" calcext:value-type="float">
            <text:p>1.69296609999999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5] + COS([.C86]) * [.D86]" office:value-type="float" office:value="-5.6532566554276" calcext:value-type="float">
            <text:p>-5.6532566554276</text:p>
          </table:table-cell>
          <table:table-cell table:formula="of:=[.B85]+ SIN([.C86]) * [.D86]" office:value-type="float" office:value="5.18028621194869" calcext:value-type="float">
            <text:p>5.18028621194869</text:p>
          </table:table-cell>
          <table:table-cell table:formula="of:=[.C85] - 0.0174533" office:value-type="float" office:value="1.67551279999999" calcext:value-type="float">
            <text:p>1.67551279999999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6] + COS([.C87]) * [.D87]" office:value-type="float" office:value="-5.66197190201457" calcext:value-type="float">
            <text:p>-5.66197190201457</text:p>
          </table:table-cell>
          <table:table-cell table:formula="of:=[.B86]+ SIN([.C87]) * [.D87]" office:value-type="float" office:value="5.27990571042629" calcext:value-type="float">
            <text:p>5.27990571042629</text:p>
          </table:table-cell>
          <table:table-cell table:formula="of:=[.C86] - 0.0174533" office:value-type="float" office:value="1.65805949999999" calcext:value-type="float">
            <text:p>1.65805949999999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7] + COS([.C88]) * [.D88]" office:value-type="float" office:value="-5.66894722050458" calcext:value-type="float">
            <text:p>-5.66894722050458</text:p>
          </table:table-cell>
          <table:table-cell table:formula="of:=[.B87]+ SIN([.C88]) * [.D88]" office:value-type="float" office:value="5.37966213844957" calcext:value-type="float">
            <text:p>5.37966213844957</text:p>
          </table:table-cell>
          <table:table-cell table:formula="of:=[.C87] - 0.0174533" office:value-type="float" office:value="1.64060619999999" calcext:value-type="float">
            <text:p>1.64060619999999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8] + COS([.C89]) * [.D89]" office:value-type="float" office:value="-5.67418048614622" calcext:value-type="float">
            <text:p>-5.67418048614622</text:p>
          </table:table-cell>
          <table:table-cell table:formula="of:=[.B88]+ SIN([.C89]) * [.D89]" office:value-type="float" office:value="5.47952510921814" calcext:value-type="float">
            <text:p>5.47952510921814</text:p>
          </table:table-cell>
          <table:table-cell table:formula="of:=[.C88] - 0.0174533" office:value-type="float" office:value="1.62315289999999" calcext:value-type="float">
            <text:p>1.62315289999999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9] + COS([.C90]) * [.D90]" office:value-type="float" office:value="-5.67767010483473" calcext:value-type="float">
            <text:p>-5.67767010483473</text:p>
          </table:table-cell>
          <table:table-cell table:formula="of:=[.B89]+ SIN([.C90]) * [.D90]" office:value-type="float" office:value="5.57946420347763" calcext:value-type="float">
            <text:p>5.57946420347763</text:p>
          </table:table-cell>
          <table:table-cell table:formula="of:=[.C89] - 0.0174533" office:value-type="float" office:value="1.60569959999999" calcext:value-type="float">
            <text:p>1.60569959999999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0] + COS([.C91]) * [.D91]" office:value-type="float" office:value="-5.67941501359751" calcext:value-type="float">
            <text:p>-5.67941501359751</text:p>
          </table:table-cell>
          <table:table-cell table:formula="of:=[.B90]+ SIN([.C91]) * [.D91]" office:value-type="float" office:value="5.67944897878573" calcext:value-type="float">
            <text:p>5.67944897878573</text:p>
          </table:table-cell>
          <table:table-cell table:formula="of:=[.C90] - 0.0174533" office:value-type="float" office:value="1.58824629999999" calcext:value-type="float">
            <text:p>1.58824629999999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1] + COS([.C92]) * [.D92]" office:value-type="float" office:value="-5.67941468091802" calcext:value-type="float">
            <text:p>-5.67941468091802</text:p>
          </table:table-cell>
          <table:table-cell table:formula="of:=[.B91]+ SIN([.C92]) * [.D92]" office:value-type="float" office:value="5.77944897878517" calcext:value-type="float">
            <text:p>5.77944897878517</text:p>
          </table:table-cell>
          <table:table-cell table:formula="of:=[.C91] - 0.0174533" office:value-type="float" office:value="1.570793" calcext:value-type="float">
            <text:p>1.570793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2] + COS([.C93]) * [.D93]" office:value-type="float" office:value="-5.67766910689759" calcext:value-type="float">
            <text:p>-5.67766910689759</text:p>
          </table:table-cell>
          <table:table-cell table:formula="of:=[.B92]+ SIN([.C93]) * [.D93]" office:value-type="float" office:value="5.87943374248114" calcext:value-type="float">
            <text:p>5.87943374248114</text:p>
          </table:table-cell>
          <table:table-cell table:formula="of:=[.C92] - 0.0174533" office:value-type="float" office:value="1.5533397" calcext:value-type="float">
            <text:p>1.5533397</text:p>
          </table:table-cell>
          <table:table-cell table:formula="of:=[.D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3] + COS([.C94]) * [.D94]" office:value-type="float" office:value="-5.67417882325543" calcext:value-type="float">
            <text:p>-5.67417882325543</text:p>
          </table:table-cell>
          <table:table-cell table:formula="of:=[.B93]+ SIN([.C94]) * [.D94]" office:value-type="float" office:value="5.97937281351994" calcext:value-type="float">
            <text:p>5.97937281351994</text:p>
          </table:table-cell>
          <table:table-cell table:formula="of:=[.C93] - 0.0174533" office:value-type="float" office:value="1.5358864" calcext:value-type="float">
            <text:p>1.5358864</text:p>
          </table:table-cell>
          <table:table-cell table:formula="of:=[.D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4] + COS([.C95]) * [.D95]" office:value-type="float" office:value="-5.66894489316666" calcext:value-type="float">
            <text:p>-5.66894489316666</text:p>
          </table:table-cell>
          <table:table-cell table:formula="of:=[.B94]+ SIN([.C95]) * [.D95]" office:value-type="float" office:value="6.07923574946629" calcext:value-type="float">
            <text:p>6.07923574946629</text:p>
          </table:table-cell>
          <table:table-cell table:formula="of:=[.C94] - 0.0174533" office:value-type="float" office:value="1.5184331" calcext:value-type="float">
            <text:p>1.5184331</text:p>
          </table:table-cell>
          <table:table-cell table:formula="of:=[.D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5] + COS([.C96]) * [.D96]" office:value-type="float" office:value="-5.66196891093845" calcext:value-type="float">
            <text:p>-5.66196891093845</text:p>
          </table:table-cell>
          <table:table-cell table:formula="of:=[.B95]+ SIN([.C96]) * [.D96]" office:value-type="float" office:value="6.17899213107645" calcext:value-type="float">
            <text:p>6.17899213107645</text:p>
          </table:table-cell>
          <table:table-cell table:formula="of:=[.C95] - 0.0174533" office:value-type="float" office:value="1.5009798" calcext:value-type="float">
            <text:p>1.5009798</text:p>
          </table:table-cell>
          <table:table-cell table:formula="of:=[.D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6] + COS([.C97]) * [.D97]" office:value-type="float" office:value="-5.6532530015244" calcext:value-type="float">
            <text:p>-5.6532530015244</text:p>
          </table:table-cell>
          <table:table-cell table:formula="of:=[.B96]+ SIN([.C97]) * [.D97]" office:value-type="float" office:value="6.27861157156417" calcext:value-type="float">
            <text:p>6.27861157156417</text:p>
          </table:table-cell>
          <table:table-cell table:formula="of:=[.C96] - 0.0174533" office:value-type="float" office:value="1.4835265" calcext:value-type="float">
            <text:p>1.4835265</text:p>
          </table:table-cell>
          <table:table-cell table:formula="of:=[.D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7] + COS([.C98]) * [.D98]" office:value-type="float" office:value="-5.6427998198772" calcext:value-type="float">
            <text:p>-5.6427998198772</text:p>
          </table:table-cell>
          <table:table-cell table:formula="of:=[.B97]+ SIN([.C98]) * [.D98]" office:value-type="float" office:value="6.37806372585683" calcext:value-type="float">
            <text:p>6.37806372585683</text:p>
          </table:table-cell>
          <table:table-cell table:formula="of:=[.C97] - 0.0174533" office:value-type="float" office:value="1.4660732" calcext:value-type="float">
            <text:p>1.4660732</text:p>
          </table:table-cell>
          <table:table-cell table:formula="of:=[.D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8] + COS([.C99]) * [.D99]" office:value-type="float" office:value="-5.63061255014" calcext:value-type="float">
            <text:p>-5.63061255014</text:p>
          </table:table-cell>
          <table:table-cell table:formula="of:=[.B98]+ SIN([.C99]) * [.D99]" office:value-type="float" office:value="6.47731829983885" calcext:value-type="float">
            <text:p>6.47731829983885</text:p>
          </table:table-cell>
          <table:table-cell table:formula="of:=[.C98] - 0.0174533" office:value-type="float" office:value="1.4486199" calcext:value-type="float">
            <text:p>1.4486199</text:p>
          </table:table-cell>
          <table:table-cell table:formula="of:=[.D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9] + COS([.C100]) * [.D100]" office:value-type="float" office:value="-5.61669490467639" calcext:value-type="float">
            <text:p>-5.61669490467639</text:p>
          </table:table-cell>
          <table:table-cell table:formula="of:=[.B99]+ SIN([.C100]) * [.D100]" office:value-type="float" office:value="6.57634505957959" calcext:value-type="float">
            <text:p>6.57634505957959</text:p>
          </table:table-cell>
          <table:table-cell table:formula="of:=[.C99] - 0.0174533" office:value-type="float" office:value="1.4311666" calcext:value-type="float">
            <text:p>1.4311666</text:p>
          </table:table-cell>
          <table:table-cell table:formula="of:=[.D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0] + COS([.C101]) * [.D101]" office:value-type="float" office:value="-5.60105112293963" calcext:value-type="float">
            <text:p>-5.60105112293963</text:p>
          </table:table-cell>
          <table:table-cell table:formula="of:=[.B100]+ SIN([.C101]) * [.D101]" office:value-type="float" office:value="6.67511384054287" calcext:value-type="float">
            <text:p>6.67511384054287</text:p>
          </table:table-cell>
          <table:table-cell table:formula="of:=[.C100] - 0.0174533" office:value-type="float" office:value="1.4137133" calcext:value-type="float">
            <text:p>1.4137133</text:p>
          </table:table-cell>
          <table:table-cell table:formula="of:=[.D1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1] + COS([.C102]) * [.D102]" office:value-type="float" office:value="-5.58368597018128" calcext:value-type="float">
            <text:p>-5.58368597018128</text:p>
          </table:table-cell>
          <table:table-cell table:formula="of:=[.B101]+ SIN([.C102]) * [.D102]" office:value-type="float" office:value="6.77359455677543" calcext:value-type="float">
            <text:p>6.77359455677543</text:p>
          </table:table-cell>
          <table:table-cell table:formula="of:=[.C101] - 0.0174533" office:value-type="float" office:value="1.39626" calcext:value-type="float">
            <text:p>1.39626</text:p>
          </table:table-cell>
          <table:table-cell table:formula="of:=[.D1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2] + COS([.C103]) * [.D103]" office:value-type="float" office:value="-5.56460473599962" calcext:value-type="float">
            <text:p>-5.56460473599962</text:p>
          </table:table-cell>
          <table:table-cell table:formula="of:=[.B102]+ SIN([.C103]) * [.D103]" office:value-type="float" office:value="6.8717572100714" calcext:value-type="float">
            <text:p>6.8717572100714</text:p>
          </table:table-cell>
          <table:table-cell table:formula="of:=[.C102] - 0.0174533" office:value-type="float" office:value="1.3788067" calcext:value-type="float">
            <text:p>1.3788067</text:p>
          </table:table-cell>
          <table:table-cell table:formula="of:=[.D1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3] + COS([.C104]) * [.D104]" office:value-type="float" office:value="-5.5438132327284" calcext:value-type="float">
            <text:p>-5.5438132327284</text:p>
          </table:table-cell>
          <table:table-cell table:formula="of:=[.B103]+ SIN([.C104]) * [.D104]" office:value-type="float" office:value="6.96957189911003" calcext:value-type="float">
            <text:p>6.96957189911003</text:p>
          </table:table-cell>
          <table:table-cell table:formula="of:=[.C103] - 0.0174533" office:value-type="float" office:value="1.3613534" calcext:value-type="float">
            <text:p>1.3613534</text:p>
          </table:table-cell>
          <table:table-cell table:formula="of:=[.D1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4] + COS([.C105]) * [.D105]" office:value-type="float" office:value="-5.52131779366636" calcext:value-type="float">
            <text:p>-5.52131779366636</text:p>
          </table:table-cell>
          <table:table-cell table:formula="of:=[.B104]+ SIN([.C105]) * [.D105]" office:value-type="float" office:value="7.06700882856394" calcext:value-type="float">
            <text:p>7.06700882856394</text:p>
          </table:table-cell>
          <table:table-cell table:formula="of:=[.C104] - 0.0174533" office:value-type="float" office:value="1.3439001" calcext:value-type="float">
            <text:p>1.3439001</text:p>
          </table:table-cell>
          <table:table-cell table:formula="of:=[.D1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5] + COS([.C106]) * [.D106]" office:value-type="float" office:value="-5.49712527114804" calcext:value-type="float">
            <text:p>-5.49712527114804</text:p>
          </table:table-cell>
          <table:table-cell table:formula="of:=[.B105]+ SIN([.C106]) * [.D106]" office:value-type="float" office:value="7.16403831817509" calcext:value-type="float">
            <text:p>7.16403831817509</text:p>
          </table:table-cell>
          <table:table-cell table:formula="of:=[.C105] - 0.0174533" office:value-type="float" office:value="1.3264468" calcext:value-type="float">
            <text:p>1.3264468</text:p>
          </table:table-cell>
          <table:table-cell table:formula="of:=[.D1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6] + COS([.C107]) * [.D107]" office:value-type="float" office:value="-5.47124303445646" calcext:value-type="float">
            <text:p>-5.47124303445646</text:p>
          </table:table-cell>
          <table:table-cell table:formula="of:=[.B106]+ SIN([.C107]) * [.D107]" office:value-type="float" office:value="7.26063081179566" calcext:value-type="float">
            <text:p>7.26063081179566</text:p>
          </table:table-cell>
          <table:table-cell table:formula="of:=[.C106] - 0.0174533" office:value-type="float" office:value="1.3089935" calcext:value-type="float">
            <text:p>1.3089935</text:p>
          </table:table-cell>
          <table:table-cell table:formula="of:=[.D1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7] + COS([.C108]) * [.D108]" office:value-type="float" office:value="-5.4436789675784" calcext:value-type="float">
            <text:p>-5.4436789675784</text:p>
          </table:table-cell>
          <table:table-cell table:formula="of:=[.B107]+ SIN([.C108]) * [.D108]" office:value-type="float" office:value="7.35675688639118" calcext:value-type="float">
            <text:p>7.35675688639118</text:p>
          </table:table-cell>
          <table:table-cell table:formula="of:=[.C107] - 0.0174533" office:value-type="float" office:value="1.2915402" calcext:value-type="float">
            <text:p>1.2915402</text:p>
          </table:table-cell>
          <table:table-cell table:formula="of:=[.D1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8] + COS([.C109]) * [.D109]" office:value-type="float" office:value="-5.41444146680286" calcext:value-type="float">
            <text:p>-5.41444146680286</text:p>
          </table:table-cell>
          <table:table-cell table:formula="of:=[.B108]+ SIN([.C109]) * [.D109]" office:value-type="float" office:value="7.45238726100301" calcext:value-type="float">
            <text:p>7.45238726100301</text:p>
          </table:table-cell>
          <table:table-cell table:formula="of:=[.C108] - 0.0174533" office:value-type="float" office:value="1.2740869" calcext:value-type="float">
            <text:p>1.2740869</text:p>
          </table:table-cell>
          <table:table-cell table:formula="of:=[.D1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9] + COS([.C110]) * [.D110]" office:value-type="float" office:value="-5.38353943816343" calcext:value-type="float">
            <text:p>-5.38353943816343</text:p>
          </table:table-cell>
          <table:table-cell table:formula="of:=[.B109]+ SIN([.C110]) * [.D110]" office:value-type="float" office:value="7.54749280566771" calcext:value-type="float">
            <text:p>7.54749280566771</text:p>
          </table:table-cell>
          <table:table-cell table:formula="of:=[.C109] - 0.0174533" office:value-type="float" office:value="1.2566336" calcext:value-type="float">
            <text:p>1.2566336</text:p>
          </table:table-cell>
          <table:table-cell table:formula="of:=[.D1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0] + COS([.C111]) * [.D111]" office:value-type="float" office:value="-5.35098229472546" calcext:value-type="float">
            <text:p>-5.35098229472546</text:p>
          </table:table-cell>
          <table:table-cell table:formula="of:=[.B110]+ SIN([.C111]) * [.D111]" office:value-type="float" office:value="7.64204455029021" calcext:value-type="float">
            <text:p>7.64204455029021</text:p>
          </table:table-cell>
          <table:table-cell table:formula="of:=[.C110] - 0.0174533" office:value-type="float" office:value="1.2391803" calcext:value-type="float">
            <text:p>1.2391803</text:p>
          </table:table-cell>
          <table:table-cell table:formula="of:=[.D1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1] + COS([.C112]) * [.D112]" office:value-type="float" office:value="-5.31677995371873" calcext:value-type="float">
            <text:p>-5.31677995371873</text:p>
          </table:table-cell>
          <table:table-cell table:formula="of:=[.B111]+ SIN([.C112]) * [.D112]" office:value-type="float" office:value="7.73601369346849" calcext:value-type="float">
            <text:p>7.73601369346849</text:p>
          </table:table-cell>
          <table:table-cell table:formula="of:=[.C111] - 0.0174533" office:value-type="float" office:value="1.221727" calcext:value-type="float">
            <text:p>1.221727</text:p>
          </table:table-cell>
          <table:table-cell table:formula="of:=[.D1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2] + COS([.C113]) * [.D113]" office:value-type="float" office:value="-5.28094283351657" calcext:value-type="float">
            <text:p>-5.28094283351657</text:p>
          </table:table-cell>
          <table:table-cell table:formula="of:=[.B112]+ SIN([.C113]) * [.D113]" office:value-type="float" office:value="7.82937161126669" calcext:value-type="float">
            <text:p>7.82937161126669</text:p>
          </table:table-cell>
          <table:table-cell table:formula="of:=[.C112] - 0.0174533" office:value-type="float" office:value="1.2042737" calcext:value-type="float">
            <text:p>1.2042737</text:p>
          </table:table-cell>
          <table:table-cell table:formula="of:=[.D1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3] + COS([.C114]) * [.D114]" office:value-type="float" office:value="-5.2434818504623" calcext:value-type="float">
            <text:p>-5.2434818504623</text:p>
          </table:table-cell>
          <table:table-cell table:formula="of:=[.B113]+ SIN([.C114]) * [.D114]" office:value-type="float" office:value="7.9220898659343" calcext:value-type="float">
            <text:p>7.9220898659343</text:p>
          </table:table-cell>
          <table:table-cell table:formula="of:=[.C113] - 0.0174533" office:value-type="float" office:value="1.1868204" calcext:value-type="float">
            <text:p>1.1868204</text:p>
          </table:table-cell>
          <table:table-cell table:formula="of:=[.D1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4] + COS([.C115]) * [.D115]" office:value-type="float" office:value="-5.20440841554404" calcext:value-type="float">
            <text:p>-5.20440841554404</text:p>
          </table:table-cell>
          <table:table-cell table:formula="of:=[.B114]+ SIN([.C115]) * [.D115]" office:value-type="float" office:value="8.01414021456856" calcext:value-type="float">
            <text:p>8.01414021456856</text:p>
          </table:table-cell>
          <table:table-cell table:formula="of:=[.C114] - 0.0174533" office:value-type="float" office:value="1.1693671" calcext:value-type="float">
            <text:p>1.1693671</text:p>
          </table:table-cell>
          <table:table-cell table:formula="of:=[.D1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5] + COS([.C116]) * [.D116]" office:value-type="float" office:value="-5.16373443091878" calcext:value-type="float">
            <text:p>-5.16373443091878</text:p>
          </table:table-cell>
          <table:table-cell table:formula="of:=[.B115]+ SIN([.C116]) * [.D116]" office:value-type="float" office:value="8.10549461771752" calcext:value-type="float">
            <text:p>8.10549461771752</text:p>
          </table:table-cell>
          <table:table-cell table:formula="of:=[.C115] - 0.0174533" office:value-type="float" office:value="1.1519138" calcext:value-type="float">
            <text:p>1.1519138</text:p>
          </table:table-cell>
          <table:table-cell table:formula="of:=[.D1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6] + COS([.C117]) * [.D117]" office:value-type="float" office:value="-5.12147228628688" calcext:value-type="float">
            <text:p>-5.12147228628688</text:p>
          </table:table-cell>
          <table:table-cell table:formula="of:=[.B116]+ SIN([.C117]) * [.D117]" office:value-type="float" office:value="8.19612524792118" calcext:value-type="float">
            <text:p>8.19612524792118</text:p>
          </table:table-cell>
          <table:table-cell table:formula="of:=[.C116] - 0.0174533" office:value-type="float" office:value="1.1344605" calcext:value-type="float">
            <text:p>1.1344605</text:p>
          </table:table-cell>
          <table:table-cell table:formula="of:=[.D1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7] + COS([.C118]) * [.D118]" office:value-type="float" office:value="-5.07763485511802" calcext:value-type="float">
            <text:p>-5.07763485511802</text:p>
          </table:table-cell>
          <table:table-cell table:formula="of:=[.B117]+ SIN([.C118]) * [.D118]" office:value-type="float" office:value="8.28600449818794" calcext:value-type="float">
            <text:p>8.28600449818794</text:p>
          </table:table-cell>
          <table:table-cell table:formula="of:=[.C117] - 0.0174533" office:value-type="float" office:value="1.1170072" calcext:value-type="float">
            <text:p>1.1170072</text:p>
          </table:table-cell>
          <table:table-cell table:formula="of:=[.D1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8] + COS([.C119]) * [.D119]" office:value-type="float" office:value="-5.03223549072984" calcext:value-type="float">
            <text:p>-5.03223549072984</text:p>
          </table:table-cell>
          <table:table-cell table:formula="of:=[.B118]+ SIN([.C119]) * [.D119]" office:value-type="float" office:value="8.37510499040404" calcext:value-type="float">
            <text:p>8.37510499040404</text:p>
          </table:table-cell>
          <table:table-cell table:formula="of:=[.C118] - 0.0174533" office:value-type="float" office:value="1.0995539" calcext:value-type="float">
            <text:p>1.0995539</text:p>
          </table:table-cell>
          <table:table-cell table:formula="of:=[.D1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9] + COS([.C120]) * [.D120]" office:value-type="float" office:value="-4.9852880222204" calcext:value-type="float">
            <text:p>-4.9852880222204</text:p>
          </table:table-cell>
          <table:table-cell table:formula="of:=[.B119]+ SIN([.C120]) * [.D120]" office:value-type="float" office:value="8.46339958367313" calcext:value-type="float">
            <text:p>8.46339958367313</text:p>
          </table:table-cell>
          <table:table-cell table:formula="of:=[.C119] - 0.0174533" office:value-type="float" office:value="1.0821006" calcext:value-type="float">
            <text:p>1.0821006</text:p>
          </table:table-cell>
          <table:table-cell table:formula="of:=[.D1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0] + COS([.C121]) * [.D121]" office:value-type="float" office:value="-4.93680675025564" calcext:value-type="float">
            <text:p>-4.93680675025564</text:p>
          </table:table-cell>
          <table:table-cell table:formula="of:=[.B120]+ SIN([.C121]) * [.D121]" office:value-type="float" office:value="8.55086138258373" calcext:value-type="float">
            <text:p>8.55086138258373</text:p>
          </table:table-cell>
          <table:table-cell table:formula="of:=[.C120] - 0.0174533" office:value-type="float" office:value="1.0646473" calcext:value-type="float">
            <text:p>1.0646473</text:p>
          </table:table-cell>
          <table:table-cell table:formula="of:=[.D1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1] + COS([.C122]) * [.D122]" office:value-type="float" office:value="-4.88680644271331" calcext:value-type="float">
            <text:p>-4.88680644271331</text:p>
          </table:table-cell>
          <table:table-cell table:formula="of:=[.B121]+ SIN([.C122]) * [.D122]" office:value-type="float" office:value="8.6374637454018" calcext:value-type="float">
            <text:p>8.6374637454018</text:p>
          </table:table-cell>
          <table:table-cell table:formula="of:=[.C121] - 0.0174533" office:value-type="float" office:value="1.047194" calcext:value-type="float">
            <text:p>1.047194</text:p>
          </table:table-cell>
          <table:table-cell table:formula="of:=[.D1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2] + COS([.C123]) * [.D123]" office:value-type="float" office:value="-4.8353023301845" calcext:value-type="float">
            <text:p>-4.8353023301845</text:p>
          </table:table-cell>
          <table:table-cell table:formula="of:=[.B122]+ SIN([.C123]) * [.D123]" office:value-type="float" office:value="8.72318029218607" calcext:value-type="float">
            <text:p>8.72318029218607</text:p>
          </table:table-cell>
          <table:table-cell table:formula="of:=[.C122] - 0.0174533" office:value-type="float" office:value="1.0297407" calcext:value-type="float">
            <text:p>1.0297407</text:p>
          </table:table-cell>
          <table:table-cell table:formula="of:=[.D1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3] + COS([.C124]) * [.D124]" office:value-type="float" office:value="-4.78231010133428" calcext:value-type="float">
            <text:p>-4.78231010133428</text:p>
          </table:table-cell>
          <table:table-cell table:formula="of:=[.B123]+ SIN([.C124]) * [.D124]" office:value-type="float" office:value="8.80798491282366" calcext:value-type="float">
            <text:p>8.80798491282366</text:p>
          </table:table-cell>
          <table:table-cell table:formula="of:=[.C123] - 0.0174533" office:value-type="float" office:value="1.0122874" calcext:value-type="float">
            <text:p>1.0122874</text:p>
          </table:table-cell>
          <table:table-cell table:formula="of:=[.D1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4] + COS([.C125]) * [.D125]" office:value-type="float" office:value="-4.72784589812272" calcext:value-type="float">
            <text:p>-4.72784589812272</text:p>
          </table:table-cell>
          <table:table-cell table:formula="of:=[.B124]+ SIN([.C125]) * [.D125]" office:value-type="float" office:value="8.89185177498346" calcext:value-type="float">
            <text:p>8.89185177498346</text:p>
          </table:table-cell>
          <table:table-cell table:formula="of:=[.C124] - 0.0174533" office:value-type="float" office:value="0.994834099999998" calcext:value-type="float">
            <text:p>0.994834099999998</text:p>
          </table:table-cell>
          <table:table-cell table:formula="of:=[.D1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5] + COS([.C126]) * [.D126]" office:value-type="float" office:value="-4.67192631088797" calcext:value-type="float">
            <text:p>-4.67192631088797</text:p>
          </table:table-cell>
          <table:table-cell table:formula="of:=[.B125]+ SIN([.C126]) * [.D126]" office:value-type="float" office:value="8.97475533198492" calcext:value-type="float">
            <text:p>8.97475533198492</text:p>
          </table:table-cell>
          <table:table-cell table:formula="of:=[.C125] - 0.0174533" office:value-type="float" office:value="0.977380799999998" calcext:value-type="float">
            <text:p>0.977380799999998</text:p>
          </table:table-cell>
          <table:table-cell table:formula="of:=[.D1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6] + COS([.C127]) * [.D127]" office:value-type="float" office:value="-4.61456837329258" calcext:value-type="float">
            <text:p>-4.61456837329258</text:p>
          </table:table-cell>
          <table:table-cell table:formula="of:=[.B126]+ SIN([.C127]) * [.D127]" office:value-type="float" office:value="9.05667033057983" calcext:value-type="float">
            <text:p>9.05667033057983</text:p>
          </table:table-cell>
          <table:table-cell table:formula="of:=[.C126] - 0.0174533" office:value-type="float" office:value="0.959927499999998" calcext:value-type="float">
            <text:p>0.959927499999998</text:p>
          </table:table-cell>
          <table:table-cell table:formula="of:=[.D1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7] + COS([.C128]) * [.D128]" office:value-type="float" office:value="-4.55578955713498" calcext:value-type="float">
            <text:p>-4.55578955713498</text:p>
          </table:table-cell>
          <table:table-cell table:formula="of:=[.B127]+ SIN([.C128]) * [.D128]" office:value-type="float" office:value="9.13757181864471" calcext:value-type="float">
            <text:p>9.13757181864471</text:p>
          </table:table-cell>
          <table:table-cell table:formula="of:=[.C127] - 0.0174533" office:value-type="float" office:value="0.942474199999998" calcext:value-type="float">
            <text:p>0.942474199999998</text:p>
          </table:table-cell>
          <table:table-cell table:formula="of:=[.D1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8] + COS([.C129]) * [.D129]" office:value-type="float" office:value="-4.49560776702731" calcext:value-type="float">
            <text:p>-4.49560776702731</text:p>
          </table:table-cell>
          <table:table-cell table:formula="of:=[.B128]+ SIN([.C129]) * [.D129]" office:value-type="float" office:value="9.21743515278144" calcext:value-type="float">
            <text:p>9.21743515278144</text:p>
          </table:table-cell>
          <table:table-cell table:formula="of:=[.C128] - 0.0174533" office:value-type="float" office:value="0.925020899999998" calcext:value-type="float">
            <text:p>0.925020899999998</text:p>
          </table:table-cell>
          <table:table-cell table:formula="of:=[.D1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9] + COS([.C130]) * [.D130]" office:value-type="float" office:value="-4.43404133494154" calcext:value-type="float">
            <text:p>-4.43404133494154</text:p>
          </table:table-cell>
          <table:table-cell table:formula="of:=[.B129]+ SIN([.C130]) * [.D130]" office:value-type="float" office:value="9.29623600582396" calcext:value-type="float">
            <text:p>9.29623600582396</text:p>
          </table:table-cell>
          <table:table-cell table:formula="of:=[.C129] - 0.0174533" office:value-type="float" office:value="0.907567599999998" calcext:value-type="float">
            <text:p>0.907567599999998</text:p>
          </table:table-cell>
          <table:table-cell table:formula="of:=[.D1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0] + COS([.C131]) * [.D131]" office:value-type="float" office:value="-4.37110901462537" calcext:value-type="float">
            <text:p>-4.37110901462537</text:p>
          </table:table-cell>
          <table:table-cell table:formula="of:=[.B130]+ SIN([.C131]) * [.D131]" office:value-type="float" office:value="9.37395037424849" calcext:value-type="float">
            <text:p>9.37395037424849</text:p>
          </table:table-cell>
          <table:table-cell table:formula="of:=[.C130] - 0.0174533" office:value-type="float" office:value="0.890114299999998" calcext:value-type="float">
            <text:p>0.890114299999998</text:p>
          </table:table-cell>
          <table:table-cell table:formula="of:=[.D1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1] + COS([.C132]) * [.D132]" office:value-type="float" office:value="-4.30682997588965" calcext:value-type="float">
            <text:p>-4.30682997588965</text:p>
          </table:table-cell>
          <table:table-cell table:formula="of:=[.B131]+ SIN([.C132]) * [.D132]" office:value-type="float" office:value="9.45055458548528" calcext:value-type="float">
            <text:p>9.45055458548528</text:p>
          </table:table-cell>
          <table:table-cell table:formula="of:=[.C131] - 0.0174533" office:value-type="float" office:value="0.872660999999998" calcext:value-type="float">
            <text:p>0.872660999999998</text:p>
          </table:table-cell>
          <table:table-cell table:formula="of:=[.D1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2] + COS([.C133]) * [.D133]" office:value-type="float" office:value="-4.24122379876902" calcext:value-type="float">
            <text:p>-4.24122379876902</text:p>
          </table:table-cell>
          <table:table-cell table:formula="of:=[.B132]+ SIN([.C133]) * [.D133]" office:value-type="float" office:value="9.5260253051295" calcext:value-type="float">
            <text:p>9.5260253051295</text:p>
          </table:table-cell>
          <table:table-cell table:formula="of:=[.C132] - 0.0174533" office:value-type="float" office:value="0.855207699999998" calcext:value-type="float">
            <text:p>0.855207699999998</text:p>
          </table:table-cell>
          <table:table-cell table:formula="of:=[.D1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3] + COS([.C134]) * [.D134]" office:value-type="float" office:value="-4.17431046755772" calcext:value-type="float">
            <text:p>-4.17431046755772</text:p>
          </table:table-cell>
          <table:table-cell table:formula="of:=[.B133]+ SIN([.C134]) * [.D134]" office:value-type="float" office:value="9.60033954404915" calcext:value-type="float">
            <text:p>9.60033954404915</text:p>
          </table:table-cell>
          <table:table-cell table:formula="of:=[.C133] - 0.0174533" office:value-type="float" office:value="0.837754399999998" calcext:value-type="float">
            <text:p>0.837754399999998</text:p>
          </table:table-cell>
          <table:table-cell table:formula="of:=[.D1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4] + COS([.C135]) * [.D135]" office:value-type="float" office:value="-4.10611036472211" calcext:value-type="float">
            <text:p>-4.10611036472211</text:p>
          </table:table-cell>
          <table:table-cell table:formula="of:=[.B134]+ SIN([.C135]) * [.D135]" office:value-type="float" office:value="9.67347466538776" calcext:value-type="float">
            <text:p>9.67347466538776</text:p>
          </table:table-cell>
          <table:table-cell table:formula="of:=[.C134] - 0.0174533" office:value-type="float" office:value="0.820301099999998" calcext:value-type="float">
            <text:p>0.820301099999998</text:p>
          </table:table-cell>
          <table:table-cell table:formula="of:=[.D1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5] + COS([.C136]) * [.D136]" office:value-type="float" office:value="-4.03664426469199" calcext:value-type="float">
            <text:p>-4.03664426469199</text:p>
          </table:table-cell>
          <table:table-cell table:formula="of:=[.B135]+ SIN([.C136]) * [.D136]" office:value-type="float" office:value="9.74540839145978" calcext:value-type="float">
            <text:p>9.74540839145978</text:p>
          </table:table-cell>
          <table:table-cell table:formula="of:=[.C135] - 0.0174533" office:value-type="float" office:value="0.802847799999998" calcext:value-type="float">
            <text:p>0.802847799999998</text:p>
          </table:table-cell>
          <table:table-cell table:formula="of:=[.D1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6] + COS([.C137]) * [.D137]" office:value-type="float" office:value="-3.96593332753249" calcext:value-type="float">
            <text:p>-3.96593332753249</text:p>
          </table:table-cell>
          <table:table-cell table:formula="of:=[.B136]+ SIN([.C137]) * [.D137]" office:value-type="float" office:value="9.81611881053664" calcext:value-type="float">
            <text:p>9.81611881053664</text:p>
          </table:table-cell>
          <table:table-cell table:formula="of:=[.C136] - 0.0174533" office:value-type="float" office:value="0.785394499999998" calcext:value-type="float">
            <text:p>0.785394499999998</text:p>
          </table:table-cell>
          <table:table-cell table:formula="of:=[.D1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7] + COS([.C138]) * [.D138]" office:value-type="float" office:value="-3.89399909249853" calcext:value-type="float">
            <text:p>-3.89399909249853</text:p>
          </table:table-cell>
          <table:table-cell table:formula="of:=[.B137]+ SIN([.C138]) * [.D138]" office:value-type="float" office:value="9.88558438352124" calcext:value-type="float">
            <text:p>9.88558438352124</text:p>
          </table:table-cell>
          <table:table-cell table:formula="of:=[.C137] - 0.0174533" office:value-type="float" office:value="0.767941199999998" calcext:value-type="float">
            <text:p>0.767941199999998</text:p>
          </table:table-cell>
          <table:table-cell table:formula="of:=[.D1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8] + COS([.C139]) * [.D139]" office:value-type="float" office:value="-3.82086347147372" calcext:value-type="float">
            <text:p>-3.82086347147372</text:p>
          </table:table-cell>
          <table:table-cell table:formula="of:=[.B138]+ SIN([.C139]) * [.D139]" office:value-type="float" office:value="9.95378395050899" calcext:value-type="float">
            <text:p>9.95378395050899</text:p>
          </table:table-cell>
          <table:table-cell table:formula="of:=[.C138] - 0.0174533" office:value-type="float" office:value="0.750487899999998" calcext:value-type="float">
            <text:p>0.750487899999998</text:p>
          </table:table-cell>
          <table:table-cell table:formula="of:=[.D1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9] + COS([.C140]) * [.D140]" office:value-type="float" office:value="-3.74654874229581" calcext:value-type="float">
            <text:p>-3.74654874229581</text:p>
          </table:table-cell>
          <table:table-cell table:formula="of:=[.B139]+ SIN([.C140]) * [.D140]" office:value-type="float" office:value="10.0206967372333" calcext:value-type="float">
            <text:p>10.0206967372333</text:p>
          </table:table-cell>
          <table:table-cell table:formula="of:=[.C139] - 0.0174533" office:value-type="float" office:value="0.733034599999998" calcext:value-type="float">
            <text:p>0.733034599999998</text:p>
          </table:table-cell>
          <table:table-cell table:formula="of:=[.D1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0] + COS([.C141]) * [.D141]" office:value-type="float" office:value="-3.67107754197061" calcext:value-type="float">
            <text:p>-3.67107754197061</text:p>
          </table:table-cell>
          <table:table-cell table:formula="of:=[.B140]+ SIN([.C141]) * [.D141]" office:value-type="float" office:value="10.0863023613937" calcext:value-type="float">
            <text:p>10.0863023613937</text:p>
          </table:table-cell>
          <table:table-cell table:formula="of:=[.C140] - 0.0174533" office:value-type="float" office:value="0.715581299999998" calcext:value-type="float">
            <text:p>0.715581299999998</text:p>
          </table:table-cell>
          <table:table-cell table:formula="of:=[.D1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1] + COS([.C142]) * [.D142]" office:value-type="float" office:value="-3.59447285977654" calcext:value-type="float">
            <text:p>-3.59447285977654</text:p>
          </table:table-cell>
          <table:table-cell table:formula="of:=[.B141]+ SIN([.C142]) * [.D142]" office:value-type="float" office:value="10.1505808388643" calcext:value-type="float">
            <text:p>10.1505808388643</text:p>
          </table:table-cell>
          <table:table-cell table:formula="of:=[.C141] - 0.0174533" office:value-type="float" office:value="0.698127999999998" calcext:value-type="float">
            <text:p>0.698127999999998</text:p>
          </table:table-cell>
          <table:table-cell table:formula="of:=[.D1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2] + COS([.C143]) * [.D143]" office:value-type="float" office:value="-3.5167580302619" calcext:value-type="float">
            <text:p>-3.5167580302619</text:p>
          </table:table-cell>
          <table:table-cell table:formula="of:=[.B142]+ SIN([.C143]) * [.D143]" office:value-type="float" office:value="10.2135125897816" calcext:value-type="float">
            <text:p>10.2135125897816</text:p>
          </table:table-cell>
          <table:table-cell table:formula="of:=[.C142] - 0.0174533" office:value-type="float" office:value="0.680674699999998" calcext:value-type="float">
            <text:p>0.680674699999998</text:p>
          </table:table-cell>
          <table:table-cell table:formula="of:=[.D1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3] + COS([.C144]) * [.D144]" office:value-type="float" office:value="-3.43795672613687" calcext:value-type="float">
            <text:p>-3.43795672613687</text:p>
          </table:table-cell>
          <table:table-cell table:formula="of:=[.B143]+ SIN([.C144]) * [.D144]" office:value-type="float" office:value="10.275078444508" calcext:value-type="float">
            <text:p>10.275078444508</text:p>
          </table:table-cell>
          <table:table-cell table:formula="of:=[.C143] - 0.0174533" office:value-type="float" office:value="0.663221399999998" calcext:value-type="float">
            <text:p>0.663221399999998</text:p>
          </table:table-cell>
          <table:table-cell table:formula="of:=[.D1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4] + COS([.C145]) * [.D145]" office:value-type="float" office:value="-3.35809295106265" calcext:value-type="float">
            <text:p>-3.35809295106265</text:p>
          </table:table-cell>
          <table:table-cell table:formula="of:=[.B144]+ SIN([.C145]) * [.D145]" office:value-type="float" office:value="10.3352596494718" calcext:value-type="float">
            <text:p>10.3352596494718</text:p>
          </table:table-cell>
          <table:table-cell table:formula="of:=[.C144] - 0.0174533" office:value-type="float" office:value="0.645768099999998" calcext:value-type="float">
            <text:p>0.645768099999998</text:p>
          </table:table-cell>
          <table:table-cell table:formula="of:=[.D1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5] + COS([.C146]) * [.D146]" office:value-type="float" office:value="-3.27719103233962" calcext:value-type="float">
            <text:p>-3.27719103233962</text:p>
          </table:table-cell>
          <table:table-cell table:formula="of:=[.B145]+ SIN([.C146]) * [.D146]" office:value-type="float" office:value="10.3940378728792" calcext:value-type="float">
            <text:p>10.3940378728792</text:p>
          </table:table-cell>
          <table:table-cell table:formula="of:=[.C145] - 0.0174533" office:value-type="float" office:value="0.628314799999998" calcext:value-type="float">
            <text:p>0.628314799999998</text:p>
          </table:table-cell>
          <table:table-cell table:formula="of:=[.D1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6] + COS([.C147]) * [.D147]" office:value-type="float" office:value="-3.19527561349706" calcext:value-type="float">
            <text:p>-3.19527561349706</text:p>
          </table:table-cell>
          <table:table-cell table:formula="of:=[.B146]+ SIN([.C147]) * [.D147]" office:value-type="float" office:value="10.4513952102987" calcext:value-type="float">
            <text:p>10.4513952102987</text:p>
          </table:table-cell>
          <table:table-cell table:formula="of:=[.C146] - 0.0174533" office:value-type="float" office:value="0.610861499999998" calcext:value-type="float">
            <text:p>0.610861499999998</text:p>
          </table:table-cell>
          <table:table-cell table:formula="of:=[.D1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7] + COS([.C148]) * [.D148]" office:value-type="float" office:value="-3.11237164678648" calcext:value-type="float">
            <text:p>-3.11237164678648</text:p>
          </table:table-cell>
          <table:table-cell table:formula="of:=[.B147]+ SIN([.C148]) * [.D148]" office:value-type="float" office:value="10.5073141901146" calcext:value-type="float">
            <text:p>10.5073141901146</text:p>
          </table:table-cell>
          <table:table-cell table:formula="of:=[.C147] - 0.0174533" office:value-type="float" office:value="0.593408199999998" calcext:value-type="float">
            <text:p>0.593408199999998</text:p>
          </table:table-cell>
          <table:table-cell table:formula="of:=[.D1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8] + COS([.C149]) * [.D149]" office:value-type="float" office:value="-3.02850438558088" calcext:value-type="float">
            <text:p>-3.02850438558088</text:p>
          </table:table-cell>
          <table:table-cell table:formula="of:=[.B148]+ SIN([.C149]) * [.D149]" office:value-type="float" office:value="10.5617777788494" calcext:value-type="float">
            <text:p>10.5617777788494</text:p>
          </table:table-cell>
          <table:table-cell table:formula="of:=[.C148] - 0.0174533" office:value-type="float" office:value="0.575954899999998" calcext:value-type="float">
            <text:p>0.575954899999998</text:p>
          </table:table-cell>
          <table:table-cell table:formula="of:=[.D1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9] + COS([.C150]) * [.D150]" office:value-type="float" office:value="-2.94369937668238" calcext:value-type="float">
            <text:p>-2.94369937668238</text:p>
          </table:table-cell>
          <table:table-cell table:formula="of:=[.B149]+ SIN([.C150]) * [.D150]" office:value-type="float" office:value="10.6147693863521" calcext:value-type="float">
            <text:p>10.6147693863521</text:p>
          </table:table-cell>
          <table:table-cell table:formula="of:=[.C149] - 0.0174533" office:value-type="float" office:value="0.558501599999998" calcext:value-type="float">
            <text:p>0.558501599999998</text:p>
          </table:table-cell>
          <table:table-cell table:formula="of:=[.D1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0] + COS([.C151]) * [.D151]" office:value-type="float" office:value="-2.85798245254034" calcext:value-type="float">
            <text:p>-2.85798245254034</text:p>
          </table:table-cell>
          <table:table-cell table:formula="of:=[.B150]+ SIN([.C151]) * [.D151]" office:value-type="float" office:value="10.666272870852" calcext:value-type="float">
            <text:p>10.666272870852</text:p>
          </table:table-cell>
          <table:table-cell table:formula="of:=[.C150] - 0.0174533" office:value-type="float" office:value="0.541048299999998" calcext:value-type="float">
            <text:p>0.541048299999998</text:p>
          </table:table-cell>
          <table:table-cell table:formula="of:=[.D1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1] + COS([.C152]) * [.D152]" office:value-type="float" office:value="-2.7713797233826" calcext:value-type="float">
            <text:p>-2.7713797233826</text:p>
          </table:table-cell>
          <table:table-cell table:formula="of:=[.B151]+ SIN([.C152]) * [.D152]" office:value-type="float" office:value="10.7162725438752" calcext:value-type="float">
            <text:p>10.7162725438752</text:p>
          </table:table-cell>
          <table:table-cell table:formula="of:=[.C151] - 0.0174533" office:value-type="float" office:value="0.523594999999998" calcext:value-type="float">
            <text:p>0.523594999999998</text:p>
          </table:table-cell>
          <table:table-cell table:formula="of:=[.D1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2] + COS([.C153]) * [.D153]" office:value-type="float" office:value="-2.68391756926201" calcext:value-type="float">
            <text:p>-2.68391756926201</text:p>
          </table:table-cell>
          <table:table-cell table:formula="of:=[.B152]+ SIN([.C153]) * [.D153]" office:value-type="float" office:value="10.764753175024" calcext:value-type="float">
            <text:p>10.764753175024</text:p>
          </table:table-cell>
          <table:table-cell table:formula="of:=[.C152] - 0.0174533" office:value-type="float" office:value="0.506141699999998" calcext:value-type="float">
            <text:p>0.506141699999998</text:p>
          </table:table-cell>
          <table:table-cell table:formula="of:=[.D1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3] + COS([.C154]) * [.D154]" office:value-type="float" office:value="-2.59562263202081" calcext:value-type="float">
            <text:p>-2.59562263202081</text:p>
          </table:table-cell>
          <table:table-cell table:formula="of:=[.B153]+ SIN([.C154]) * [.D154]" office:value-type="float" office:value="10.8116999966158" calcext:value-type="float">
            <text:p>10.8116999966158</text:p>
          </table:table-cell>
          <table:table-cell table:formula="of:=[.C153] - 0.0174533" office:value-type="float" office:value="0.488688399999998" calcext:value-type="float">
            <text:p>0.488688399999998</text:p>
          </table:table-cell>
          <table:table-cell table:formula="of:=[.D1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4] + COS([.C155]) * [.D155]" office:value-type="float" office:value="-2.50652180717528" calcext:value-type="float">
            <text:p>-2.50652180717528</text:p>
          </table:table-cell>
          <table:table-cell table:formula="of:=[.B154]+ SIN([.C155]) * [.D155]" office:value-type="float" office:value="10.8570987081817" calcext:value-type="float">
            <text:p>10.8570987081817</text:p>
          </table:table-cell>
          <table:table-cell table:formula="of:=[.C154] - 0.0174533" office:value-type="float" office:value="0.471235099999998" calcext:value-type="float">
            <text:p>0.471235099999998</text:p>
          </table:table-cell>
          <table:table-cell table:formula="of:=[.D1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5] + COS([.C156]) * [.D156]" office:value-type="float" office:value="-2.41664223572306" calcext:value-type="float">
            <text:p>-2.41664223572306</text:p>
          </table:table-cell>
          <table:table-cell table:formula="of:=[.B155]+ SIN([.C156]) * [.D156]" office:value-type="float" office:value="10.9009354808226" calcext:value-type="float">
            <text:p>10.9009354808226</text:p>
          </table:table-cell>
          <table:table-cell table:formula="of:=[.C155] - 0.0174533" office:value-type="float" office:value="0.453781799999998" calcext:value-type="float">
            <text:p>0.453781799999998</text:p>
          </table:table-cell>
          <table:table-cell table:formula="of:=[.D1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6] + COS([.C157]) * [.D157]" office:value-type="float" office:value="-2.32601129587577" calcext:value-type="float">
            <text:p>-2.32601129587577</text:p>
          </table:table-cell>
          <table:table-cell table:formula="of:=[.B156]+ SIN([.C157]) * [.D157]" office:value-type="float" office:value="10.9431969614213" calcext:value-type="float">
            <text:p>10.9431969614213</text:p>
          </table:table-cell>
          <table:table-cell table:formula="of:=[.C156] - 0.0174533" office:value-type="float" office:value="0.436328499999998" calcext:value-type="float">
            <text:p>0.436328499999998</text:p>
          </table:table-cell>
          <table:table-cell table:formula="of:=[.D1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7] + COS([.C158]) * [.D158]" office:value-type="float" office:value="-2.23465659471931" calcext:value-type="float">
            <text:p>-2.23465659471931</text:p>
          </table:table-cell>
          <table:table-cell table:formula="of:=[.B157]+ SIN([.C158]) * [.D158]" office:value-type="float" office:value="10.9838702767105" calcext:value-type="float">
            <text:p>10.9838702767105</text:p>
          </table:table-cell>
          <table:table-cell table:formula="of:=[.C157] - 0.0174533" office:value-type="float" office:value="0.418875199999998" calcext:value-type="float">
            <text:p>0.418875199999998</text:p>
          </table:table-cell>
          <table:table-cell table:formula="of:=[.D1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8] + COS([.C159]) * [.D159]" office:value-type="float" office:value="-2.14260595980448" calcext:value-type="float">
            <text:p>-2.14260595980448</text:p>
          </table:table-cell>
          <table:table-cell table:formula="of:=[.B158]+ SIN([.C159]) * [.D159]" office:value-type="float" office:value="11.0229430371937" calcext:value-type="float">
            <text:p>11.0229430371937</text:p>
          </table:table-cell>
          <table:table-cell table:formula="of:=[.C158] - 0.0174533" office:value-type="float" office:value="0.401421899999998" calcext:value-type="float">
            <text:p>0.401421899999998</text:p>
          </table:table-cell>
          <table:table-cell table:formula="of:=[.D1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9] + COS([.C160]) * [.D160]" office:value-type="float" office:value="-2.04988743067042" calcext:value-type="float">
            <text:p>-2.04988743067042</text:p>
          </table:table-cell>
          <table:table-cell table:formula="of:=[.B159]+ SIN([.C160]) * [.D160]" office:value-type="float" office:value="11.0604033409193" calcext:value-type="float">
            <text:p>11.0604033409193</text:p>
          </table:table-cell>
          <table:table-cell table:formula="of:=[.C159] - 0.0174533" office:value-type="float" office:value="0.383968599999998" calcext:value-type="float">
            <text:p>0.383968599999998</text:p>
          </table:table-cell>
          <table:table-cell table:formula="of:=[.D1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0] + COS([.C161]) * [.D161]" office:value-type="float" office:value="-1.95652925030349" calcext:value-type="float">
            <text:p>-1.95652925030349</text:p>
          </table:table-cell>
          <table:table-cell table:formula="of:=[.B160]+ SIN([.C161]) * [.D161]" office:value-type="float" office:value="11.0962397771062" calcext:value-type="float">
            <text:p>11.0962397771062</text:p>
          </table:table-cell>
          <table:table-cell table:formula="of:=[.C160] - 0.0174533" office:value-type="float" office:value="0.366515299999998" calcext:value-type="float">
            <text:p>0.366515299999998</text:p>
          </table:table-cell>
          <table:table-cell table:formula="of:=[.D1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1] + COS([.C162]) * [.D162]" office:value-type="float" office:value="-1.8625598565342" calcext:value-type="float">
            <text:p>-1.8625598565342</text:p>
          </table:table-cell>
          <table:table-cell table:formula="of:=[.B161]+ SIN([.C162]) * [.D162]" office:value-type="float" office:value="11.1304414296194" calcext:value-type="float">
            <text:p>11.1304414296194</text:p>
          </table:table-cell>
          <table:table-cell table:formula="of:=[.C161] - 0.0174533" office:value-type="float" office:value="0.349061999999998" calcext:value-type="float">
            <text:p>0.349061999999998</text:p>
          </table:table-cell>
          <table:table-cell table:formula="of:=[.D1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2] + COS([.C163]) * [.D163]" office:value-type="float" office:value="-1.76800787337472" calcext:value-type="float">
            <text:p>-1.76800787337472</text:p>
          </table:table-cell>
          <table:table-cell table:formula="of:=[.B162]+ SIN([.C163]) * [.D163]" office:value-type="float" office:value="11.1629978802952" calcext:value-type="float">
            <text:p>11.1629978802952</text:p>
          </table:table-cell>
          <table:table-cell table:formula="of:=[.C162] - 0.0174533" office:value-type="float" office:value="0.331608699999998" calcext:value-type="float">
            <text:p>0.331608699999998</text:p>
          </table:table-cell>
          <table:table-cell table:formula="of:=[.D1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3] + COS([.C164]) * [.D164]" office:value-type="float" office:value="-1.67290210229975" calcext:value-type="float">
            <text:p>-1.67290210229975</text:p>
          </table:table-cell>
          <table:table-cell table:formula="of:=[.B163]+ SIN([.C164]) * [.D164]" office:value-type="float" office:value="11.193899212115" calcext:value-type="float">
            <text:p>11.193899212115</text:p>
          </table:table-cell>
          <table:table-cell table:formula="of:=[.C163] - 0.0174533" office:value-type="float" office:value="0.314155399999998" calcext:value-type="float">
            <text:p>0.314155399999998</text:p>
          </table:table-cell>
          <table:table-cell table:formula="of:=[.D1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4] + COS([.C165]) * [.D165]" office:value-type="float" office:value="-1.57727151347331" calcext:value-type="float">
            <text:p>-1.57727151347331</text:p>
          </table:table-cell>
          <table:table-cell table:formula="of:=[.B164]+ SIN([.C165]) * [.D165]" office:value-type="float" office:value="11.2231360122256" calcext:value-type="float">
            <text:p>11.2231360122256</text:p>
          </table:table-cell>
          <table:table-cell table:formula="of:=[.C164] - 0.0174533" office:value-type="float" office:value="0.296702099999998" calcext:value-type="float">
            <text:p>0.296702099999998</text:p>
          </table:table-cell>
          <table:table-cell table:formula="of:=[.D1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5] + COS([.C166]) * [.D166]" office:value-type="float" office:value="-1.48114523692412" calcext:value-type="float">
            <text:p>-1.48114523692412</text:p>
          </table:table-cell>
          <table:table-cell table:formula="of:=[.B165]+ SIN([.C166]) * [.D166]" office:value-type="float" office:value="11.2506993748069" calcext:value-type="float">
            <text:p>11.2506993748069</text:p>
          </table:table-cell>
          <table:table-cell table:formula="of:=[.C165] - 0.0174533" office:value-type="float" office:value="0.279248799999998" calcext:value-type="float">
            <text:p>0.279248799999998</text:p>
          </table:table-cell>
          <table:table-cell table:formula="of:=[.D1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6] + COS([.C167]) * [.D167]" office:value-type="float" office:value="-1.38455255367229" calcext:value-type="float">
            <text:p>-1.38455255367229</text:p>
          </table:table-cell>
          <table:table-cell table:formula="of:=[.B166]+ SIN([.C167]) * [.D167]" office:value-type="float" office:value="11.2765809037844" calcext:value-type="float">
            <text:p>11.2765809037844</text:p>
          </table:table-cell>
          <table:table-cell table:formula="of:=[.C166] - 0.0174533" office:value-type="float" office:value="0.261795499999998" calcext:value-type="float">
            <text:p>0.261795499999998</text:p>
          </table:table-cell>
          <table:table-cell table:formula="of:=[.D1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7] + COS([.C168]) * [.D168]" office:value-type="float" office:value="-1.2875228868101" calcext:value-type="float">
            <text:p>-1.2875228868101</text:p>
          </table:table-cell>
          <table:table-cell table:formula="of:=[.B167]+ SIN([.C168]) * [.D168]" office:value-type="float" office:value="11.3007727153869" calcext:value-type="float">
            <text:p>11.3007727153869</text:p>
          </table:table-cell>
          <table:table-cell table:formula="of:=[.C167] - 0.0174533" office:value-type="float" office:value="0.244342199999998" calcext:value-type="float">
            <text:p>0.244342199999998</text:p>
          </table:table-cell>
          <table:table-cell table:formula="of:=[.D1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8] + COS([.C169]) * [.D169]" office:value-type="float" office:value="-1.19008579253933" calcext:value-type="float">
            <text:p>-1.19008579253933</text:p>
          </table:table-cell>
          <table:table-cell table:formula="of:=[.B168]+ SIN([.C169]) * [.D169]" office:value-type="float" office:value="11.3232674405479" calcext:value-type="float">
            <text:p>11.3232674405479</text:p>
          </table:table-cell>
          <table:table-cell table:formula="of:=[.C168] - 0.0174533" office:value-type="float" office:value="0.226888899999998" calcext:value-type="float">
            <text:p>0.226888899999998</text:p>
          </table:table-cell>
          <table:table-cell table:formula="of:=[.D1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9] + COS([.C170]) * [.D170]" office:value-type="float" office:value="-1.09227095116825" calcext:value-type="float">
            <text:p>-1.09227095116825</text:p>
          </table:table-cell>
          <table:table-cell table:formula="of:=[.B169]+ SIN([.C170]) * [.D170]" office:value-type="float" office:value="11.3440582271504" calcext:value-type="float">
            <text:p>11.3440582271504</text:p>
          </table:table-cell>
          <table:table-cell table:formula="of:=[.C169] - 0.0174533" office:value-type="float" office:value="0.209435599999998" calcext:value-type="float">
            <text:p>0.209435599999998</text:p>
          </table:table-cell>
          <table:table-cell table:formula="of:=[.D1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0] + COS([.C171]) * [.D171]" office:value-type="float" office:value="-0.994108158070631" calcext:value-type="float">
            <text:p>-0.994108158070631</text:p>
          </table:table-cell>
          <table:table-cell table:formula="of:=[.B170]+ SIN([.C171]) * [.D171]" office:value-type="float" office:value="11.363138742114" calcext:value-type="float">
            <text:p>11.363138742114</text:p>
          </table:table-cell>
          <table:table-cell table:formula="of:=[.C170] - 0.0174533" office:value-type="float" office:value="0.191982299999998" calcext:value-type="float">
            <text:p>0.191982299999998</text:p>
          </table:table-cell>
          <table:table-cell table:formula="of:=[.D1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1] + COS([.C172]) * [.D172]" office:value-type="float" office:value="-0.895627314609795" calcext:value-type="float">
            <text:p>-0.895627314609795</text:p>
          </table:table-cell>
          <table:table-cell table:formula="of:=[.B171]+ SIN([.C172]) * [.D172]" office:value-type="float" office:value="11.3805031733238" calcext:value-type="float">
            <text:p>11.3805031733238</text:p>
          </table:table-cell>
          <table:table-cell table:formula="of:=[.C171] - 0.0174533" office:value-type="float" office:value="0.174528999999998" calcext:value-type="float">
            <text:p>0.174528999999998</text:p>
          </table:table-cell>
          <table:table-cell table:formula="of:=[.D1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2] + COS([.C173]) * [.D173]" office:value-type="float" office:value="-0.796858419030384" calcext:value-type="float">
            <text:p>-0.796858419030384</text:p>
          </table:table-cell>
          <table:table-cell table:formula="of:=[.B172]+ SIN([.C173]) * [.D173]" office:value-type="float" office:value="11.3961462314016" calcext:value-type="float">
            <text:p>11.3961462314016</text:p>
          </table:table-cell>
          <table:table-cell table:formula="of:=[.C172] - 0.0174533" office:value-type="float" office:value="0.157075699999998" calcext:value-type="float">
            <text:p>0.157075699999998</text:p>
          </table:table-cell>
          <table:table-cell table:formula="of:=[.D1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3] + COS([.C174]) * [.D174]" office:value-type="float" office:value="-0.697831557320574" calcext:value-type="float">
            <text:p>-0.697831557320574</text:p>
          </table:table-cell>
          <table:table-cell table:formula="of:=[.B173]+ SIN([.C174]) * [.D174]" office:value-type="float" office:value="11.4100631513161" calcext:value-type="float">
            <text:p>11.4100631513161</text:p>
          </table:table-cell>
          <table:table-cell table:formula="of:=[.C173] - 0.0174533" office:value-type="float" office:value="0.139622399999998" calcext:value-type="float">
            <text:p>0.139622399999998</text:p>
          </table:table-cell>
          <table:table-cell table:formula="of:=[.D1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4] + COS([.C175]) * [.D175]" office:value-type="float" office:value="-0.59857689404759" calcext:value-type="float">
            <text:p>-0.59857689404759</text:p>
          </table:table-cell>
          <table:table-cell table:formula="of:=[.B174]+ SIN([.C175]) * [.D175]" office:value-type="float" office:value="11.422249693835" calcext:value-type="float">
            <text:p>11.422249693835</text:p>
          </table:table-cell>
          <table:table-cell table:formula="of:=[.C174] - 0.0174533" office:value-type="float" office:value="0.122169099999998" calcext:value-type="float">
            <text:p>0.122169099999998</text:p>
          </table:table-cell>
          <table:table-cell table:formula="of:=[.D1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5] + COS([.C176]) * [.D176]" office:value-type="float" office:value="-0.499124663169283" calcext:value-type="float">
            <text:p>-0.499124663169283</text:p>
          </table:table-cell>
          <table:table-cell table:formula="of:=[.B175]+ SIN([.C176]) * [.D176]" office:value-type="float" office:value="11.4327021468164" calcext:value-type="float">
            <text:p>11.4327021468164</text:p>
          </table:table-cell>
          <table:table-cell table:formula="of:=[.C175] - 0.0174533" office:value-type="float" office:value="0.104715799999998" calcext:value-type="float">
            <text:p>0.104715799999998</text:p>
          </table:table-cell>
          <table:table-cell table:formula="of:=[.D1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6] + COS([.C177]) * [.D177]" office:value-type="float" office:value="-0.399505158824558" calcext:value-type="float">
            <text:p>-0.399505158824558</text:p>
          </table:table-cell>
          <table:table-cell table:formula="of:=[.B176]+ SIN([.C177]) * [.D177]" office:value-type="float" office:value="11.441417326339" calcext:value-type="float">
            <text:p>11.441417326339</text:p>
          </table:table-cell>
          <table:table-cell table:formula="of:=[.C176] - 0.0174533" office:value-type="float" office:value="0.0872624999999981" calcext:value-type="float">
            <text:p>0.087262499999998</text:p>
          </table:table-cell>
          <table:table-cell table:formula="of:=[.D1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7] + COS([.C178]) * [.D178]" office:value-type="float" office:value="-0.299748726105485" calcext:value-type="float">
            <text:p>-0.299748726105485</text:p>
          </table:table-cell>
          <table:table-cell table:formula="of:=[.B177]+ SIN([.C178]) * [.D178]" office:value-type="float" office:value="11.4483925776725" calcext:value-type="float">
            <text:p>11.4483925776725</text:p>
          </table:table-cell>
          <table:table-cell table:formula="of:=[.C177] - 0.0174533" office:value-type="float" office:value="0.0698091999999981" calcext:value-type="float">
            <text:p>0.069809199999998</text:p>
          </table:table-cell>
          <table:table-cell table:formula="of:=[.D1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8] + COS([.C179]) * [.D179]" office:value-type="float" office:value="-0.199885751813878" calcext:value-type="float">
            <text:p>-0.199885751813878</text:p>
          </table:table-cell>
          <table:table-cell table:formula="of:=[.B178]+ SIN([.C179]) * [.D179]" office:value-type="float" office:value="11.4536257760859" calcext:value-type="float">
            <text:p>11.4536257760859</text:p>
          </table:table-cell>
          <table:table-cell table:formula="of:=[.C178] - 0.0174533" office:value-type="float" office:value="0.0523558999999981" calcext:value-type="float">
            <text:p>0.052355899999998</text:p>
          </table:table-cell>
          <table:table-cell table:formula="of:=[.D1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9] + COS([.C180]) * [.D180]" office:value-type="float" office:value="-0.0999466552051733" calcext:value-type="float">
            <text:p>-0.099946655205173</text:p>
          </table:table-cell>
          <table:table-cell table:formula="of:=[.B179]+ SIN([.C180]) * [.D180]" office:value-type="float" office:value="11.4571153274949" calcext:value-type="float">
            <text:p>11.4571153274949</text:p>
          </table:table-cell>
          <table:table-cell table:formula="of:=[.C179] - 0.0174533" office:value-type="float" office:value="0.0349025999999981" calcext:value-type="float">
            <text:p>0.034902599999998</text:p>
          </table:table-cell>
          <table:table-cell table:formula="of:=[.D1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0] + COS([.C181]) * [.D181]" office:value-type="float" office:value="0.0000381212775769774" calcext:value-type="float">
            <text:p>3.81212775769774E-05</text:p>
          </table:table-cell>
          <table:table-cell table:formula="of:=[.B180]+ SIN([.C181]) * [.D181]" office:value-type="float" office:value="11.4588601689474" calcext:value-type="float">
            <text:p>11.4588601689474</text:p>
          </table:table-cell>
          <table:table-cell table:formula="of:=[.C180] - 0.0174533" office:value-type="float" office:value="0.0174492999999981" calcext:value-type="float">
            <text:p>0.017449299999998</text:p>
          </table:table-cell>
          <table:table-cell table:formula="of:=[.D1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1] + COS([.C182]) * [.D182]" office:value-type="float" office:value="0.100038121276777" calcext:value-type="float">
            <text:p>0.100038121276777</text:p>
          </table:table-cell>
          <table:table-cell table:formula="of:=[.B181]+ SIN([.C182]) * [.D182]" office:value-type="float" office:value="11.4588597689474" calcext:value-type="float">
            <text:p>11.4588597689474</text:p>
          </table:table-cell>
          <table:table-cell table:formula="of:=[.C181] - 0.0174533" office:value-type="float" office:value="-0.00000400000000186362" calcext:value-type="float">
            <text:p>-4.00000000186362E-06</text:p>
          </table:table-cell>
          <table:table-cell table:formula="of:=[.D1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2] + COS([.C183]) * [.D183]" office:value-type="float" office:value="0.200022883797596" calcext:value-type="float">
            <text:p>0.200022883797596</text:p>
          </table:table-cell>
          <table:table-cell table:formula="of:=[.B182]+ SIN([.C183]) * [.D183]" office:value-type="float" office:value="11.4571141276167" calcext:value-type="float">
            <text:p>11.4571141276167</text:p>
          </table:table-cell>
          <table:table-cell table:formula="of:=[.C182] - 0.0174533" office:value-type="float" office:value="-0.0174573000000019" calcext:value-type="float">
            <text:p>-0.017457300000002</text:p>
          </table:table-cell>
          <table:table-cell table:formula="of:=[.D1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3] + COS([.C184]) * [.D184]" office:value-type="float" office:value="0.299961952486691" calcext:value-type="float">
            <text:p>0.299961952486691</text:p>
          </table:table-cell>
          <table:table-cell table:formula="of:=[.B183]+ SIN([.C184]) * [.D184]" office:value-type="float" office:value="11.453623776695" calcext:value-type="float">
            <text:p>11.453623776695</text:p>
          </table:table-cell>
          <table:table-cell table:formula="of:=[.C183] - 0.0174533" office:value-type="float" office:value="-0.0349106000000019" calcext:value-type="float">
            <text:p>-0.034910600000002</text:p>
          </table:table-cell>
          <table:table-cell table:formula="of:=[.D1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4] + COS([.C185]) * [.D185]" office:value-type="float" office:value="0.399824884909516" calcext:value-type="float">
            <text:p>0.399824884909516</text:p>
          </table:table-cell>
          <table:table-cell table:formula="of:=[.B184]+ SIN([.C185]) * [.D185]" office:value-type="float" office:value="11.448389779378" calcext:value-type="float">
            <text:p>11.448389779378</text:p>
          </table:table-cell>
          <table:table-cell table:formula="of:=[.C184] - 0.0174533" office:value-type="float" office:value="-0.0523639000000019" calcext:value-type="float">
            <text:p>-0.052363900000002</text:p>
          </table:table-cell>
          <table:table-cell table:formula="of:=[.D1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5] + COS([.C186]) * [.D186]" office:value-type="float" office:value="0.499581261823386" calcext:value-type="float">
            <text:p>0.499581261823386</text:p>
          </table:table-cell>
          <table:table-cell table:formula="of:=[.B185]+ SIN([.C186]) * [.D186]" office:value-type="float" office:value="11.4414137299933" calcext:value-type="float">
            <text:p>11.4414137299933</text:p>
          </table:table-cell>
          <table:table-cell table:formula="of:=[.C185] - 0.0174533" office:value-type="float" office:value="-0.0698172000000019" calcext:value-type="float">
            <text:p>-0.069817200000002</text:p>
          </table:table-cell>
          <table:table-cell table:formula="of:=[.D1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6] + COS([.C187]) * [.D187]" office:value-type="float" office:value="0.599200696443486" calcext:value-type="float">
            <text:p>0.599200696443486</text:p>
          </table:table-cell>
          <table:table-cell table:formula="of:=[.B186]+ SIN([.C187]) * [.D187]" office:value-type="float" office:value="11.432697753515" calcext:value-type="float">
            <text:p>11.432697753515</text:p>
          </table:table-cell>
          <table:table-cell table:formula="of:=[.C186] - 0.0174533" office:value-type="float" office:value="-0.0872705000000019" calcext:value-type="float">
            <text:p>-0.087270500000002</text:p>
          </table:table-cell>
          <table:table-cell table:formula="of:=[.D1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7] + COS([.C188]) * [.D188]" office:value-type="float" office:value="0.698652843698987" calcext:value-type="float">
            <text:p>0.698652843698987</text:p>
          </table:table-cell>
          <table:table-cell table:formula="of:=[.B187]+ SIN([.C188]) * [.D188]" office:value-type="float" office:value="11.4222445049161" calcext:value-type="float">
            <text:p>11.4222445049161</text:p>
          </table:table-cell>
          <table:table-cell table:formula="of:=[.C187] - 0.0174533" office:value-type="float" office:value="-0.104723800000002" calcext:value-type="float">
            <text:p>-0.104723800000002</text:p>
          </table:table-cell>
          <table:table-cell table:formula="of:=[.D1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8] + COS([.C189]) * [.D189]" office:value-type="float" office:value="0.797907409476455" calcext:value-type="float">
            <text:p>0.797907409476455</text:p>
          </table:table-cell>
          <table:table-cell table:formula="of:=[.B188]+ SIN([.C189]) * [.D189]" office:value-type="float" office:value="11.4100571683602" calcext:value-type="float">
            <text:p>11.4100571683602</text:p>
          </table:table-cell>
          <table:table-cell table:formula="of:=[.C188] - 0.0174533" office:value-type="float" office:value="-0.122177100000002" calcext:value-type="float">
            <text:p>-0.122177100000002</text:p>
          </table:table-cell>
          <table:table-cell table:formula="of:=[.D1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9] + COS([.C190]) * [.D190]" office:value-type="float" office:value="0.896934159847737" calcext:value-type="float">
            <text:p>0.896934159847737</text:p>
          </table:table-cell>
          <table:table-cell table:formula="of:=[.B189]+ SIN([.C190]) * [.D190]" office:value-type="float" office:value="11.3961394562313" calcext:value-type="float">
            <text:p>11.3961394562313</text:p>
          </table:table-cell>
          <table:table-cell table:formula="of:=[.C189] - 0.0174533" office:value-type="float" office:value="-0.139630400000002" calcext:value-type="float">
            <text:p>-0.139630400000002</text:p>
          </table:table-cell>
          <table:table-cell table:formula="of:=[.D1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0] + COS([.C191]) * [.D191]" office:value-type="float" office:value="0.995702930279523" calcext:value-type="float">
            <text:p>0.995702930279523</text:p>
          </table:table-cell>
          <table:table-cell table:formula="of:=[.B190]+ SIN([.C191]) * [.D191]" office:value-type="float" office:value="11.3804956080029" calcext:value-type="float">
            <text:p>11.3804956080029</text:p>
          </table:table-cell>
          <table:table-cell table:formula="of:=[.C190] - 0.0174533" office:value-type="float" office:value="-0.157083700000002" calcext:value-type="float">
            <text:p>-0.157083700000002</text:p>
          </table:table-cell>
          <table:table-cell table:formula="of:=[.D1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1] + COS([.C192]) * [.D192]" office:value-type="float" office:value="1.09418363482176" calcext:value-type="float">
            <text:p>1.09418363482176</text:p>
          </table:table-cell>
          <table:table-cell table:formula="of:=[.B191]+ SIN([.C192]) * [.D192]" office:value-type="float" office:value="11.3631303889468" calcext:value-type="float">
            <text:p>11.3631303889468</text:p>
          </table:table-cell>
          <table:table-cell table:formula="of:=[.C191] - 0.0174533" office:value-type="float" office:value="-0.174537000000002" calcext:value-type="float">
            <text:p>-0.174537000000002</text:p>
          </table:table-cell>
          <table:table-cell table:formula="of:=[.D1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2] + COS([.C193]) * [.D193]" office:value-type="float" office:value="1.19234627527212" calcext:value-type="float">
            <text:p>1.19234627527212</text:p>
          </table:table-cell>
          <table:table-cell table:formula="of:=[.B192]+ SIN([.C193]) * [.D193]" office:value-type="float" office:value="11.3440490886815" calcext:value-type="float">
            <text:p>11.3440490886815</text:p>
          </table:table-cell>
          <table:table-cell table:formula="of:=[.C192] - 0.0174533" office:value-type="float" office:value="-0.191990300000002" calcext:value-type="float">
            <text:p>-0.191990300000002</text:p>
          </table:table-cell>
          <table:table-cell table:formula="of:=[.D1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3] + COS([.C194]) * [.D194]" office:value-type="float" office:value="1.29016095031378" calcext:value-type="float">
            <text:p>1.29016095031378</text:p>
          </table:table-cell>
          <table:table-cell table:formula="of:=[.B193]+ SIN([.C194]) * [.D194]" office:value-type="float" office:value="11.323257519561" calcext:value-type="float">
            <text:p>11.323257519561</text:p>
          </table:table-cell>
          <table:table-cell table:formula="of:=[.C193] - 0.0174533" office:value-type="float" office:value="-0.209443600000002" calcext:value-type="float">
            <text:p>-0.209443600000002</text:p>
          </table:table-cell>
          <table:table-cell table:formula="of:=[.D1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4] + COS([.C195]) * [.D195]" office:value-type="float" office:value="1.38759786462362" calcext:value-type="float">
            <text:p>1.38759786462362</text:p>
          </table:table-cell>
          <table:table-cell table:formula="of:=[.B194]+ SIN([.C195]) * [.D195]" office:value-type="float" office:value="11.3007620149039" calcext:value-type="float">
            <text:p>11.3007620149039</text:p>
          </table:table-cell>
          <table:table-cell table:formula="of:=[.C194] - 0.0174533" office:value-type="float" office:value="-0.226896900000002" calcext:value-type="float">
            <text:p>-0.226896900000002</text:p>
          </table:table-cell>
          <table:table-cell table:formula="of:=[.D1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5] + COS([.C196]) * [.D196]" office:value-type="float" office:value="1.48462733794822" calcext:value-type="float">
            <text:p>1.48462733794822</text:p>
          </table:table-cell>
          <table:table-cell table:formula="of:=[.B195]+ SIN([.C196]) * [.D196]" office:value-type="float" office:value="11.2765694270648" calcext:value-type="float">
            <text:p>11.2765694270648</text:p>
          </table:table-cell>
          <table:table-cell table:formula="of:=[.C195] - 0.0174533" office:value-type="float" office:value="-0.244350200000002" calcext:value-type="float">
            <text:p>-0.244350200000002</text:p>
          </table:table-cell>
          <table:table-cell table:formula="of:=[.D1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6] + COS([.C197]) * [.D197]" office:value-type="float" office:value="1.58121981414472" calcext:value-type="float">
            <text:p>1.58121981414472</text:p>
          </table:table-cell>
          <table:table-cell table:formula="of:=[.B196]+ SIN([.C197]) * [.D197]" office:value-type="float" office:value="11.2506871253467" calcext:value-type="float">
            <text:p>11.2506871253467</text:p>
          </table:table-cell>
          <table:table-cell table:formula="of:=[.C196] - 0.0174533" office:value-type="float" office:value="-0.261803500000002" calcext:value-type="float">
            <text:p>-0.261803500000002</text:p>
          </table:table-cell>
          <table:table-cell table:formula="of:=[.D1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7] + COS([.C198]) * [.D198]" office:value-type="float" office:value="1.67734587018394" calcext:value-type="float">
            <text:p>1.67734587018394</text:p>
          </table:table-cell>
          <table:table-cell table:formula="of:=[.B197]+ SIN([.C198]) * [.D198]" office:value-type="float" office:value="11.2231229937561" calcext:value-type="float">
            <text:p>11.2231229937561</text:p>
          </table:table-cell>
          <table:table-cell table:formula="of:=[.C197] - 0.0174533" office:value-type="float" office:value="-0.279256800000002" calcext:value-type="float">
            <text:p>-0.279256800000002</text:p>
          </table:table-cell>
          <table:table-cell table:formula="of:=[.D1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8] + COS([.C199]) * [.D199]" office:value-type="float" office:value="1.77297622511292" calcext:value-type="float">
            <text:p>1.77297622511292</text:p>
          </table:table-cell>
          <table:table-cell table:formula="of:=[.B198]+ SIN([.C199]) * [.D199]" office:value-type="float" office:value="11.1938854286017" calcext:value-type="float">
            <text:p>11.1938854286017</text:p>
          </table:table-cell>
          <table:table-cell table:formula="of:=[.C198] - 0.0174533" office:value-type="float" office:value="-0.296710100000002" calcext:value-type="float">
            <text:p>-0.296710100000002</text:p>
          </table:table-cell>
          <table:table-cell table:formula="of:=[.D1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9] + COS([.C200]) * [.D200]" office:value-type="float" office:value="1.86808174897419" calcext:value-type="float">
            <text:p>1.86808174897419</text:p>
          </table:table-cell>
          <table:table-cell table:formula="of:=[.B199]+ SIN([.C200]) * [.D200]" office:value-type="float" office:value="11.1629833359367" calcext:value-type="float">
            <text:p>11.1629833359367</text:p>
          </table:table-cell>
          <table:table-cell table:formula="of:=[.C199] - 0.0174533" office:value-type="float" office:value="-0.314163400000002" calcext:value-type="float">
            <text:p>-0.314163400000002</text:p>
          </table:table-cell>
          <table:table-cell table:formula="of:=[.D1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0] + COS([.C201]) * [.D201]" office:value-type="float" office:value="1.96263347167904" calcext:value-type="float">
            <text:p>1.96263347167904</text:p>
          </table:table-cell>
          <table:table-cell table:formula="of:=[.B200]+ SIN([.C201]) * [.D201]" office:value-type="float" office:value="11.1304261288461" calcext:value-type="float">
            <text:p>11.1304261288461</text:p>
          </table:table-cell>
          <table:table-cell table:formula="of:=[.C200] - 0.0174533" office:value-type="float" office:value="-0.331616700000002" calcext:value-type="float">
            <text:p>-0.331616700000002</text:p>
          </table:table-cell>
          <table:table-cell table:formula="of:=[.D2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1] + COS([.C202]) * [.D202]" office:value-type="float" office:value="2.0566025918321" calcext:value-type="float">
            <text:p>2.0566025918321</text:p>
          </table:table-cell>
          <table:table-cell table:formula="of:=[.B201]+ SIN([.C202]) * [.D202]" office:value-type="float" office:value="11.0962237245788" calcext:value-type="float">
            <text:p>11.0962237245788</text:p>
          </table:table-cell>
          <table:table-cell table:formula="of:=[.C201] - 0.0174533" office:value-type="float" office:value="-0.349070000000002" calcext:value-type="float">
            <text:p>-0.349070000000002</text:p>
          </table:table-cell>
          <table:table-cell table:formula="of:=[.D2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2] + COS([.C203]) * [.D203]" office:value-type="float" office:value="2.14996048550455" calcext:value-type="float">
            <text:p>2.14996048550455</text:p>
          </table:table-cell>
          <table:table-cell table:formula="of:=[.B202]+ SIN([.C203]) * [.D203]" office:value-type="float" office:value="11.0603865415276" calcext:value-type="float">
            <text:p>11.0603865415276</text:p>
          </table:table-cell>
          <table:table-cell table:formula="of:=[.C202] - 0.0174533" office:value-type="float" office:value="-0.366523300000002" calcext:value-type="float">
            <text:p>-0.366523300000002</text:p>
          </table:table-cell>
          <table:table-cell table:formula="of:=[.D2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3] + COS([.C204]) * [.D204]" office:value-type="float" office:value="2.24267871495321" calcext:value-type="float">
            <text:p>2.24267871495321</text:p>
          </table:table-cell>
          <table:table-cell table:formula="of:=[.B203]+ SIN([.C204]) * [.D204]" office:value-type="float" office:value="11.022925496055" calcext:value-type="float">
            <text:p>11.022925496055</text:p>
          </table:table-cell>
          <table:table-cell table:formula="of:=[.C203] - 0.0174533" office:value-type="float" office:value="-0.383976600000002" calcext:value-type="float">
            <text:p>-0.383976600000002</text:p>
          </table:table-cell>
          <table:table-cell table:formula="of:=[.D2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4] + COS([.C205]) * [.D205]" office:value-type="float" office:value="2.33472903728302" calcext:value-type="float">
            <text:p>2.33472903728302</text:p>
          </table:table-cell>
          <table:table-cell table:formula="of:=[.B204]+ SIN([.C205]) * [.D205]" office:value-type="float" office:value="10.983851999168" calcext:value-type="float">
            <text:p>10.983851999168</text:p>
          </table:table-cell>
          <table:table-cell table:formula="of:=[.C204] - 0.0174533" office:value-type="float" office:value="-0.401429900000002" calcext:value-type="float">
            <text:p>-0.401429900000002</text:p>
          </table:table-cell>
          <table:table-cell table:formula="of:=[.D2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5] + COS([.C206]) * [.D206]" office:value-type="float" office:value="2.42608341305003" calcext:value-type="float">
            <text:p>2.42608341305003</text:p>
          </table:table-cell>
          <table:table-cell table:formula="of:=[.B205]+ SIN([.C206]) * [.D206]" office:value-type="float" office:value="10.9431779530425" calcext:value-type="float">
            <text:p>10.9431779530425</text:p>
          </table:table-cell>
          <table:table-cell table:formula="of:=[.C205] - 0.0174533" office:value-type="float" office:value="-0.418883200000002" calcext:value-type="float">
            <text:p>-0.418883200000002</text:p>
          </table:table-cell>
          <table:table-cell table:formula="of:=[.D2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6] + COS([.C207]) * [.D207]" office:value-type="float" office:value="2.51671401480257" calcext:value-type="float">
            <text:p>2.51671401480257</text:p>
          </table:table-cell>
          <table:table-cell table:formula="of:=[.B206]+ SIN([.C207]) * [.D207]" office:value-type="float" office:value="10.9009157473976" calcext:value-type="float">
            <text:p>10.9009157473976</text:p>
          </table:table-cell>
          <table:table-cell table:formula="of:=[.C206] - 0.0174533" office:value-type="float" office:value="-0.436336500000002" calcext:value-type="float">
            <text:p>-0.436336500000002</text:p>
          </table:table-cell>
          <table:table-cell table:formula="of:=[.D2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7] + COS([.C208]) * [.D208]" office:value-type="float" office:value="2.60659323555773" calcext:value-type="float">
            <text:p>2.60659323555773</text:p>
          </table:table-cell>
          <table:table-cell table:formula="of:=[.B207]+ SIN([.C208]) * [.D208]" office:value-type="float" office:value="10.8570782557215" calcext:value-type="float">
            <text:p>10.8570782557215</text:p>
          </table:table-cell>
          <table:table-cell table:formula="of:=[.C207] - 0.0174533" office:value-type="float" office:value="-0.453789800000002" calcext:value-type="float">
            <text:p>-0.453789800000002</text:p>
          </table:table-cell>
          <table:table-cell table:formula="of:=[.D2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8] + COS([.C209]) * [.D209]" office:value-type="float" office:value="2.69569369721072" calcext:value-type="float">
            <text:p>2.69569369721072</text:p>
          </table:table-cell>
          <table:table-cell table:formula="of:=[.B208]+ SIN([.C209]) * [.D209]" office:value-type="float" office:value="10.8116788313505" calcext:value-type="float">
            <text:p>10.8116788313505</text:p>
          </table:table-cell>
          <table:table-cell table:formula="of:=[.C208] - 0.0174533" office:value-type="float" office:value="-0.471243100000002" calcext:value-type="float">
            <text:p>-0.471243100000002</text:p>
          </table:table-cell>
          <table:table-cell table:formula="of:=[.D2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9] + COS([.C210]) * [.D210]" office:value-type="float" office:value="2.78398825887452" calcext:value-type="float">
            <text:p>2.78398825887452</text:p>
          </table:table-cell>
          <table:table-cell table:formula="of:=[.B209]+ SIN([.C210]) * [.D210]" office:value-type="float" office:value="10.7647313034007" calcext:value-type="float">
            <text:p>10.7647313034007</text:p>
          </table:table-cell>
          <table:table-cell table:formula="of:=[.C209] - 0.0174533" office:value-type="float" office:value="-0.488696400000002" calcext:value-type="float">
            <text:p>-0.488696400000002</text:p>
          </table:table-cell>
          <table:table-cell table:formula="of:=[.D2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0] + COS([.C211]) * [.D211]" office:value-type="float" office:value="2.87145002514726" calcext:value-type="float">
            <text:p>2.87145002514726</text:p>
          </table:table-cell>
          <table:table-cell table:formula="of:=[.B210]+ SIN([.C211]) * [.D211]" office:value-type="float" office:value="10.7162499725562" calcext:value-type="float">
            <text:p>10.7162499725562</text:p>
          </table:table-cell>
          <table:table-cell table:formula="of:=[.C210] - 0.0174533" office:value-type="float" office:value="-0.506149700000002" calcext:value-type="float">
            <text:p>-0.506149700000002</text:p>
          </table:table-cell>
          <table:table-cell table:formula="of:=[.D2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1] + COS([.C212]) * [.D212]" office:value-type="float" office:value="2.95805235430485" calcext:value-type="float">
            <text:p>2.95805235430485</text:p>
          </table:table-cell>
          <table:table-cell table:formula="of:=[.B211]+ SIN([.C212]) * [.D212]" office:value-type="float" office:value="10.6662496067127" calcext:value-type="float">
            <text:p>10.6662496067127</text:p>
          </table:table-cell>
          <table:table-cell table:formula="of:=[.C211] - 0.0174533" office:value-type="float" office:value="-0.523603000000002" calcext:value-type="float">
            <text:p>-0.523603000000002</text:p>
          </table:table-cell>
          <table:table-cell table:formula="of:=[.D2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2] + COS([.C213]) * [.D213]" office:value-type="float" office:value="3.04376886641627" calcext:value-type="float">
            <text:p>3.04376886641627</text:p>
          </table:table-cell>
          <table:table-cell table:formula="of:=[.B212]+ SIN([.C213]) * [.D213]" office:value-type="float" office:value="10.6147454364791" calcext:value-type="float">
            <text:p>10.6147454364791</text:p>
          </table:table-cell>
          <table:table-cell table:formula="of:=[.C212] - 0.0174533" office:value-type="float" office:value="-0.541056300000002" calcext:value-type="float">
            <text:p>-0.541056300000002</text:p>
          </table:table-cell>
          <table:table-cell table:formula="of:=[.D2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3] + COS([.C214]) * [.D214]" office:value-type="float" office:value="3.1285734513792" calcext:value-type="float">
            <text:p>3.1285734513792</text:p>
          </table:table-cell>
          <table:table-cell table:formula="of:=[.B213]+ SIN([.C214]) * [.D214]" office:value-type="float" office:value="10.561753150538" calcext:value-type="float">
            <text:p>10.561753150538</text:p>
          </table:table-cell>
          <table:table-cell table:formula="of:=[.C213] - 0.0174533" office:value-type="float" office:value="-0.558509600000002" calcext:value-type="float">
            <text:p>-0.558509600000002</text:p>
          </table:table-cell>
          <table:table-cell table:formula="of:=[.D2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4] + COS([.C215]) * [.D215]" office:value-type="float" office:value="3.2124402768734" calcext:value-type="float">
            <text:p>3.2124402768734</text:p>
          </table:table-cell>
          <table:table-cell table:formula="of:=[.B214]+ SIN([.C215]) * [.D215]" office:value-type="float" office:value="10.5072888908669" calcext:value-type="float">
            <text:p>10.5072888908669</text:p>
          </table:table-cell>
          <table:table-cell table:formula="of:=[.C214] - 0.0174533" office:value-type="float" office:value="-0.575962900000002" calcext:value-type="float">
            <text:p>-0.575962900000002</text:p>
          </table:table-cell>
          <table:table-cell table:formula="of:=[.D2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5] + COS([.C216]) * [.D216]" office:value-type="float" office:value="3.29534379622949" calcext:value-type="float">
            <text:p>3.29534379622949</text:p>
          </table:table-cell>
          <table:table-cell table:formula="of:=[.B215]+ SIN([.C216]) * [.D216]" office:value-type="float" office:value="10.451369247821" calcext:value-type="float">
            <text:p>10.451369247821</text:p>
          </table:table-cell>
          <table:table-cell table:formula="of:=[.C215] - 0.0174533" office:value-type="float" office:value="-0.593416200000002" calcext:value-type="float">
            <text:p>-0.593416200000002</text:p>
          </table:table-cell>
          <table:table-cell table:formula="of:=[.D2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6] + COS([.C217]) * [.D217]" office:value-type="float" office:value="3.37725875621073" calcext:value-type="float">
            <text:p>3.37725875621073</text:p>
          </table:table-cell>
          <table:table-cell table:formula="of:=[.B216]+ SIN([.C217]) * [.D217]" office:value-type="float" office:value="10.3940112550801" calcext:value-type="float">
            <text:p>10.3940112550801</text:p>
          </table:table-cell>
          <table:table-cell table:formula="of:=[.C216] - 0.0174533" office:value-type="float" office:value="-0.610869500000002" calcext:value-type="float">
            <text:p>-0.610869500000002</text:p>
          </table:table-cell>
          <table:table-cell table:formula="of:=[.D2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7] + COS([.C218]) * [.D218]" office:value-type="float" office:value="3.45816020470538" calcext:value-type="float">
            <text:p>3.45816020470538</text:p>
          </table:table-cell>
          <table:table-cell table:formula="of:=[.B217]+ SIN([.C218]) * [.D218]" office:value-type="float" office:value="10.3352323844592" calcext:value-type="float">
            <text:p>10.3352323844592</text:p>
          </table:table-cell>
          <table:table-cell table:formula="of:=[.C217] - 0.0174533" office:value-type="float" office:value="-0.628322800000002" calcext:value-type="float">
            <text:p>-0.628322800000002</text:p>
          </table:table-cell>
          <table:table-cell table:formula="of:=[.D2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8] + COS([.C219]) * [.D219]" office:value-type="float" office:value="3.53802349832741" calcext:value-type="float">
            <text:p>3.53802349832741</text:p>
          </table:table-cell>
          <table:table-cell table:formula="of:=[.B218]+ SIN([.C219]) * [.D219]" office:value-type="float" office:value="10.2750505405871" calcext:value-type="float">
            <text:p>10.2750505405871</text:p>
          </table:table-cell>
          <table:table-cell table:formula="of:=[.C218] - 0.0174533" office:value-type="float" office:value="-0.645776100000002" calcext:value-type="float">
            <text:p>-0.645776100000002</text:p>
          </table:table-cell>
          <table:table-cell table:formula="of:=[.D2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9] + COS([.C220]) * [.D220]" office:value-type="float" office:value="3.61682430992308" calcext:value-type="float">
            <text:p>3.61682430992308</text:p>
          </table:table-cell>
          <table:table-cell table:formula="of:=[.B219]+ SIN([.C220]) * [.D220]" office:value-type="float" office:value="10.2134840554522" calcext:value-type="float">
            <text:p>10.2134840554522</text:p>
          </table:table-cell>
          <table:table-cell table:formula="of:=[.C219] - 0.0174533" office:value-type="float" office:value="-0.663229400000002" calcext:value-type="float">
            <text:p>-0.663229400000002</text:p>
          </table:table-cell>
          <table:table-cell table:formula="of:=[.D2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0] + COS([.C221]) * [.D221]" office:value-type="float" office:value="3.69453863598123" calcext:value-type="float">
            <text:p>3.69453863598123</text:p>
          </table:table-cell>
          <table:table-cell table:formula="of:=[.B220]+ SIN([.C221]) * [.D221]" office:value-type="float" office:value="10.1505516828184" calcext:value-type="float">
            <text:p>10.1505516828184</text:p>
          </table:table-cell>
          <table:table-cell table:formula="of:=[.C220] - 0.0174533" office:value-type="float" office:value="-0.680682700000002" calcext:value-type="float">
            <text:p>-0.680682700000002</text:p>
          </table:table-cell>
          <table:table-cell table:formula="of:=[.D2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1] + COS([.C222]) * [.D222]" office:value-type="float" office:value="3.77114280394502" calcext:value-type="float">
            <text:p>3.77114280394502</text:p>
          </table:table-cell>
          <table:table-cell table:formula="of:=[.B221]+ SIN([.C222]) * [.D222]" office:value-type="float" office:value="10.0862725925123" calcext:value-type="float">
            <text:p>10.0862725925123</text:p>
          </table:table-cell>
          <table:table-cell table:formula="of:=[.C221] - 0.0174533" office:value-type="float" office:value="-0.698136000000002" calcext:value-type="float">
            <text:p>-0.698136000000002</text:p>
          </table:table-cell>
          <table:table-cell table:formula="of:=[.D2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2] + COS([.C223]) * [.D223]" office:value-type="float" office:value="3.84661347942282" calcext:value-type="float">
            <text:p>3.84661347942282</text:p>
          </table:table-cell>
          <table:table-cell table:formula="of:=[.B222]+ SIN([.C223]) * [.D223]" office:value-type="float" office:value="10.0206663645844" calcext:value-type="float">
            <text:p>10.0206663645844</text:p>
          </table:table-cell>
          <table:table-cell table:formula="of:=[.C222] - 0.0174533" office:value-type="float" office:value="-0.715589300000002" calcext:value-type="float">
            <text:p>-0.715589300000002</text:p>
          </table:table-cell>
          <table:table-cell table:formula="of:=[.D2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3] + COS([.C224]) * [.D224]" office:value-type="float" office:value="3.92092767329606" calcext:value-type="float">
            <text:p>3.92092767329606</text:p>
          </table:table-cell>
          <table:table-cell table:formula="of:=[.B223]+ SIN([.C224]) * [.D224]" office:value-type="float" office:value="9.9537529833444" calcext:value-type="float">
            <text:p>9.9537529833444</text:p>
          </table:table-cell>
          <table:table-cell table:formula="of:=[.C223] - 0.0174533" office:value-type="float" office:value="-0.733042600000002" calcext:value-type="float">
            <text:p>-0.733042600000002</text:p>
          </table:table-cell>
          <table:table-cell table:formula="of:=[.D2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4] + COS([.C225]) * [.D225]" office:value-type="float" office:value="3.99406274872199" calcext:value-type="float">
            <text:p>3.99406274872199</text:p>
          </table:table-cell>
          <table:table-cell table:formula="of:=[.B224]+ SIN([.C225]) * [.D225]" office:value-type="float" office:value="9.88555283127387" calcext:value-type="float">
            <text:p>9.88555283127387</text:p>
          </table:table-cell>
          <table:table-cell table:formula="of:=[.C224] - 0.0174533" office:value-type="float" office:value="-0.750495900000002" calcext:value-type="float">
            <text:p>-0.750495900000002</text:p>
          </table:table-cell>
          <table:table-cell table:formula="of:=[.D2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5] + COS([.C226]) * [.D226]" office:value-type="float" office:value="4.06599642802906" calcext:value-type="float">
            <text:p>4.06599642802906</text:p>
          </table:table-cell>
          <table:table-cell table:formula="of:=[.B225]+ SIN([.C226]) * [.D226]" office:value-type="float" office:value="9.81608668281761" calcext:value-type="float">
            <text:p>9.81608668281761</text:p>
          </table:table-cell>
          <table:table-cell table:formula="of:=[.C225] - 0.0174533" office:value-type="float" office:value="-0.767949200000002" calcext:value-type="float">
            <text:p>-0.767949200000002</text:p>
          </table:table-cell>
          <table:table-cell table:formula="of:=[.D2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6] + COS([.C227]) * [.D227]" office:value-type="float" office:value="4.13670679950294" calcext:value-type="float">
            <text:p>4.13670679950294</text:p>
          </table:table-cell>
          <table:table-cell table:formula="of:=[.B226]+ SIN([.C227]) * [.D227]" office:value-type="float" office:value="9.74537569805551" calcext:value-type="float">
            <text:p>9.74537569805551</text:p>
          </table:table-cell>
          <table:table-cell table:formula="of:=[.C226] - 0.0174533" office:value-type="float" office:value="-0.785402500000002" calcext:value-type="float">
            <text:p>-0.785402500000002</text:p>
          </table:table-cell>
          <table:table-cell table:formula="of:=[.D2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7] + COS([.C228]) * [.D228]" office:value-type="float" office:value="4.20617232406103" calcext:value-type="float">
            <text:p>4.20617232406103</text:p>
          </table:table-cell>
          <table:table-cell table:formula="of:=[.B227]+ SIN([.C228]) * [.D228]" office:value-type="float" office:value="9.67344141625699" calcext:value-type="float">
            <text:p>9.67344141625699</text:p>
          </table:table-cell>
          <table:table-cell table:formula="of:=[.C227] - 0.0174533" office:value-type="float" office:value="-0.802855800000002" calcext:value-type="float">
            <text:p>-0.802855800000002</text:p>
          </table:table-cell>
          <table:table-cell table:formula="of:=[.D2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8] + COS([.C229]) * [.D229]" office:value-type="float" office:value="4.27437184181349" calcext:value-type="float">
            <text:p>4.27437184181349</text:p>
          </table:table-cell>
          <table:table-cell table:formula="of:=[.B228]+ SIN([.C229]) * [.D229]" office:value-type="float" office:value="9.6003057493199" calcext:value-type="float">
            <text:p>9.6003057493199</text:p>
          </table:table-cell>
          <table:table-cell table:formula="of:=[.C228] - 0.0174533" office:value-type="float" office:value="-0.820309100000002" calcext:value-type="float">
            <text:p>-0.820309100000002</text:p>
          </table:table-cell>
          <table:table-cell table:formula="of:=[.D2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9] + COS([.C230]) * [.D230]" office:value-type="float" office:value="4.34128457850874" calcext:value-type="float">
            <text:p>4.34128457850874</text:p>
          </table:table-cell>
          <table:table-cell table:formula="of:=[.B229]+ SIN([.C230]) * [.D230]" office:value-type="float" office:value="9.52599097509598" calcext:value-type="float">
            <text:p>9.52599097509598</text:p>
          </table:table-cell>
          <table:table-cell table:formula="of:=[.C229] - 0.0174533" office:value-type="float" office:value="-0.837762400000002" calcext:value-type="float">
            <text:p>-0.837762400000002</text:p>
          </table:table-cell>
          <table:table-cell table:formula="of:=[.D2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0] + COS([.C231]) * [.D231]" office:value-type="float" office:value="4.4068901518615" calcext:value-type="float">
            <text:p>4.4068901518615</text:p>
          </table:table-cell>
          <table:table-cell table:formula="of:=[.B230]+ SIN([.C231]) * [.D231]" office:value-type="float" office:value="9.45051973060475" calcext:value-type="float">
            <text:p>9.45051973060475</text:p>
          </table:table-cell>
          <table:table-cell table:formula="of:=[.C230] - 0.0174533" office:value-type="float" office:value="-0.855215700000002" calcext:value-type="float">
            <text:p>-0.855215700000002</text:p>
          </table:table-cell>
          <table:table-cell table:formula="of:=[.D2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1] + COS([.C232]) * [.D232]" office:value-type="float" office:value="4.47116857776149" calcext:value-type="float">
            <text:p>4.47116857776149</text:p>
          </table:table-cell>
          <table:table-cell table:formula="of:=[.B231]+ SIN([.C232]) * [.D232]" office:value-type="float" office:value="9.3739150051381" calcext:value-type="float">
            <text:p>9.3739150051381</text:p>
          </table:table-cell>
          <table:table-cell table:formula="of:=[.C231] - 0.0174533" office:value-type="float" office:value="-0.872669000000002" calcext:value-type="float">
            <text:p>-0.872669000000002</text:p>
          </table:table-cell>
          <table:table-cell table:formula="of:=[.D2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2] + COS([.C233]) * [.D233]" office:value-type="float" office:value="4.53410027636069" calcext:value-type="float">
            <text:p>4.53410027636069</text:p>
          </table:table-cell>
          <table:table-cell table:formula="of:=[.B232]+ SIN([.C233]) * [.D233]" office:value-type="float" office:value="9.2962001332575" calcext:value-type="float">
            <text:p>9.2962001332575</text:p>
          </table:table-cell>
          <table:table-cell table:formula="of:=[.C232] - 0.0174533" office:value-type="float" office:value="-0.890122300000002" calcext:value-type="float">
            <text:p>-0.890122300000002</text:p>
          </table:table-cell>
          <table:table-cell table:formula="of:=[.D2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3] + COS([.C234]) * [.D234]" office:value-type="float" office:value="4.59566607803767" calcext:value-type="float">
            <text:p>4.59566607803767</text:p>
          </table:table-cell>
          <table:table-cell table:formula="of:=[.B233]+ SIN([.C234]) * [.D234]" office:value-type="float" office:value="9.21739878768604" calcext:value-type="float">
            <text:p>9.21739878768604</text:p>
          </table:table-cell>
          <table:table-cell table:formula="of:=[.C233] - 0.0174533" office:value-type="float" office:value="-0.907575600000002" calcext:value-type="float">
            <text:p>-0.907575600000002</text:p>
          </table:table-cell>
          <table:table-cell table:formula="of:=[.D2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4] + COS([.C235]) * [.D235]" office:value-type="float" office:value="4.65584722923674" calcext:value-type="float">
            <text:p>4.65584722923674</text:p>
          </table:table-cell>
          <table:table-cell table:formula="of:=[.B234]+ SIN([.C235]) * [.D235]" office:value-type="float" office:value="9.13753497209754" calcext:value-type="float">
            <text:p>9.13753497209754</text:p>
          </table:table-cell>
          <table:table-cell table:formula="of:=[.C234] - 0.0174533" office:value-type="float" office:value="-0.925028900000002" calcext:value-type="float">
            <text:p>-0.925028900000002</text:p>
          </table:table-cell>
          <table:table-cell table:formula="of:=[.D2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5] + COS([.C236]) * [.D236]" office:value-type="float" office:value="4.71462539818056" calcext:value-type="float">
            <text:p>4.71462539818056</text:p>
          </table:table-cell>
          <table:table-cell table:formula="of:=[.B235]+ SIN([.C236]) * [.D236]" office:value-type="float" office:value="9.05663301380473" calcext:value-type="float">
            <text:p>9.05663301380473</text:p>
          </table:table-cell>
          <table:table-cell table:formula="of:=[.C235] - 0.0174533" office:value-type="float" office:value="-0.942482200000002" calcext:value-type="float">
            <text:p>-0.942482200000002</text:p>
          </table:table-cell>
          <table:table-cell table:formula="of:=[.D2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6] + COS([.C237]) * [.D237]" office:value-type="float" office:value="4.77198268045411" calcext:value-type="float">
            <text:p>4.77198268045411</text:p>
          </table:table-cell>
          <table:table-cell table:formula="of:=[.B236]+ SIN([.C237]) * [.D237]" office:value-type="float" office:value="8.97471755634894" calcext:value-type="float">
            <text:p>8.97471755634894</text:p>
          </table:table-cell>
          <table:table-cell table:formula="of:=[.C236] - 0.0174533" office:value-type="float" office:value="-0.959935500000002" calcext:value-type="float">
            <text:p>-0.959935500000002</text:p>
          </table:table-cell>
          <table:table-cell table:formula="of:=[.D2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7] + COS([.C238]) * [.D238]" office:value-type="float" office:value="4.82790160445862" calcext:value-type="float">
            <text:p>4.82790160445862</text:p>
          </table:table-cell>
          <table:table-cell table:formula="of:=[.B237]+ SIN([.C238]) * [.D238]" office:value-type="float" office:value="8.89181355199343" calcext:value-type="float">
            <text:p>8.89181355199343</text:p>
          </table:table-cell>
          <table:table-cell table:formula="of:=[.C237] - 0.0174533" office:value-type="float" office:value="-0.977388800000002" calcext:value-type="float">
            <text:p>-0.977388800000002</text:p>
          </table:table-cell>
          <table:table-cell table:formula="of:=[.D2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8] + COS([.C239]) * [.D239]" office:value-type="float" office:value="4.88236513673354" calcext:value-type="float">
            <text:p>4.88236513673354</text:p>
          </table:table-cell>
          <table:table-cell table:formula="of:=[.B238]+ SIN([.C239]) * [.D239]" office:value-type="float" office:value="8.80794625412269" calcext:value-type="float">
            <text:p>8.80794625412269</text:p>
          </table:table-cell>
          <table:table-cell table:formula="of:=[.C238] - 0.0174533" office:value-type="float" office:value="-0.994842100000002" calcext:value-type="float">
            <text:p>-0.994842100000002</text:p>
          </table:table-cell>
          <table:table-cell table:formula="of:=[.D2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9] + COS([.C240]) * [.D240]" office:value-type="float" office:value="4.9353566871451" calcext:value-type="float">
            <text:p>4.9353566871451</text:p>
          </table:table-cell>
          <table:table-cell table:formula="of:=[.B239]+ SIN([.C240]) * [.D240]" office:value-type="float" office:value="8.72314120954998" calcext:value-type="float">
            <text:p>8.72314120954998</text:p>
          </table:table-cell>
          <table:table-cell table:formula="of:=[.C239] - 0.0174533" office:value-type="float" office:value="-1.0122954" calcext:value-type="float">
            <text:p>-1.0122954</text:p>
          </table:table-cell>
          <table:table-cell table:formula="of:=[.D2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0] + COS([.C241]) * [.D241]" office:value-type="float" office:value="4.98686011393988" calcext:value-type="float">
            <text:p>4.98686011393988</text:p>
          </table:table-cell>
          <table:table-cell table:formula="of:=[.B240]+ SIN([.C241]) * [.D241]" office:value-type="float" office:value="8.63742425073556" calcext:value-type="float">
            <text:p>8.63742425073556</text:p>
          </table:table-cell>
          <table:table-cell table:formula="of:=[.C240] - 0.0174533" office:value-type="float" office:value="-1.0297487" calcext:value-type="float">
            <text:p>-1.0297487</text:p>
          </table:table-cell>
          <table:table-cell table:formula="of:=[.D2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1] + COS([.C242]) * [.D242]" office:value-type="float" office:value="5.03685972866171" calcext:value-type="float">
            <text:p>5.03685972866171</text:p>
          </table:table-cell>
          <table:table-cell table:formula="of:=[.B241]+ SIN([.C242]) * [.D242]" office:value-type="float" office:value="8.5508214879178" calcext:value-type="float">
            <text:p>8.5508214879178</text:p>
          </table:table-cell>
          <table:table-cell table:formula="of:=[.C241] - 0.0174533" office:value-type="float" office:value="-1.047202" calcext:value-type="float">
            <text:p>-1.047202</text:p>
          </table:table-cell>
          <table:table-cell table:formula="of:=[.D2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2] + COS([.C243]) * [.D243]" office:value-type="float" office:value="5.08534030093053" calcext:value-type="float">
            <text:p>5.08534030093053</text:p>
          </table:table-cell>
          <table:table-cell table:formula="of:=[.B242]+ SIN([.C243]) * [.D243]" office:value-type="float" office:value="8.46335930115982" calcext:value-type="float">
            <text:p>8.46335930115982</text:p>
          </table:table-cell>
          <table:table-cell table:formula="of:=[.C242] - 0.0174533" office:value-type="float" office:value="-1.0646553" calcext:value-type="float">
            <text:p>-1.0646553</text:p>
          </table:table-cell>
          <table:table-cell table:formula="of:=[.D2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3] + COS([.C244]) * [.D244]" office:value-type="float" office:value="5.13228706308173" calcext:value-type="float">
            <text:p>5.13228706308173</text:p>
          </table:table-cell>
          <table:table-cell table:formula="of:=[.B243]+ SIN([.C244]) * [.D244]" office:value-type="float" office:value="8.3750643323138" calcext:value-type="float">
            <text:p>8.3750643323138</text:p>
          </table:table-cell>
          <table:table-cell table:formula="of:=[.C243] - 0.0174533" office:value-type="float" office:value="-1.0821086" calcext:value-type="float">
            <text:p>-1.0821086</text:p>
          </table:table-cell>
          <table:table-cell table:formula="of:=[.D2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4] + COS([.C245]) * [.D245]" office:value-type="float" office:value="5.17768571466451" calcext:value-type="float">
            <text:p>5.17768571466451</text:p>
          </table:table-cell>
          <table:table-cell table:formula="of:=[.B244]+ SIN([.C245]) * [.D245]" office:value-type="float" office:value="8.28596347690565" calcext:value-type="float">
            <text:p>8.28596347690565</text:p>
          </table:table-cell>
          <table:table-cell table:formula="of:=[.C244] - 0.0174533" office:value-type="float" office:value="-1.0995619" calcext:value-type="float">
            <text:p>-1.0995619</text:p>
          </table:table-cell>
          <table:table-cell table:formula="of:=[.D2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5] + COS([.C246]) * [.D246]" office:value-type="float" office:value="5.22152242679796" calcext:value-type="float">
            <text:p>5.22152242679796</text:p>
          </table:table-cell>
          <table:table-cell table:formula="of:=[.B245]+ SIN([.C246]) * [.D246]" office:value-type="float" office:value="8.19608387594231" calcext:value-type="float">
            <text:p>8.19608387594231</text:p>
          </table:table-cell>
          <table:table-cell table:formula="of:=[.C245] - 0.0174533" office:value-type="float" office:value="-1.1170152" calcext:value-type="float">
            <text:p>-1.1170152</text:p>
          </table:table-cell>
          <table:table-cell table:formula="of:=[.D2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6] + COS([.C247]) * [.D247]" office:value-type="float" office:value="5.26378384638347" calcext:value-type="float">
            <text:p>5.26378384638347</text:p>
          </table:table-cell>
          <table:table-cell table:formula="of:=[.B246]+ SIN([.C247]) * [.D247]" office:value-type="float" office:value="8.1054529076444" calcext:value-type="float">
            <text:p>8.1054529076444</text:p>
          </table:table-cell>
          <table:table-cell table:formula="of:=[.C246] - 0.0174533" office:value-type="float" office:value="-1.1344685" calcext:value-type="float">
            <text:p>-1.1344685</text:p>
          </table:table-cell>
          <table:table-cell table:formula="of:=[.D2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7] + COS([.C248]) * [.D248]" office:value-type="float" office:value="5.30445710017221" calcext:value-type="float">
            <text:p>5.30445710017221</text:p>
          </table:table-cell>
          <table:table-cell table:formula="of:=[.B247]+ SIN([.C248]) * [.D248]" office:value-type="float" office:value="8.01409817910647" calcext:value-type="float">
            <text:p>8.01409817910647</text:p>
          </table:table-cell>
          <table:table-cell table:formula="of:=[.C247] - 0.0174533" office:value-type="float" office:value="-1.1519218" calcext:value-type="float">
            <text:p>-1.1519218</text:p>
          </table:table-cell>
          <table:table-cell table:formula="of:=[.D2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8] + COS([.C249]) * [.D249]" office:value-type="float" office:value="5.34352979868643" calcext:value-type="float">
            <text:p>5.34352979868643</text:p>
          </table:table-cell>
          <table:table-cell table:formula="of:=[.B248]+ SIN([.C249]) * [.D249]" office:value-type="float" office:value="7.92204751788768" calcext:value-type="float">
            <text:p>7.92204751788768</text:p>
          </table:table-cell>
          <table:table-cell table:formula="of:=[.C248] - 0.0174533" office:value-type="float" office:value="-1.1693751" calcext:value-type="float">
            <text:p>-1.1693751</text:p>
          </table:table-cell>
          <table:table-cell table:formula="of:=[.D2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9] + COS([.C250]) * [.D250]" office:value-type="float" office:value="5.38099003999346" calcext:value-type="float">
            <text:p>5.38099003999346</text:p>
          </table:table-cell>
          <table:table-cell table:formula="of:=[.B249]+ SIN([.C250]) * [.D250]" office:value-type="float" office:value="7.82932896353517" calcext:value-type="float">
            <text:p>7.82932896353517</text:p>
          </table:table-cell>
          <table:table-cell table:formula="of:=[.C249] - 0.0174533" office:value-type="float" office:value="-1.1868284" calcext:value-type="float">
            <text:p>-1.1868284</text:p>
          </table:table-cell>
          <table:table-cell table:formula="of:=[.D2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0] + COS([.C251]) * [.D251]" office:value-type="float" office:value="5.41682641333113" calcext:value-type="float">
            <text:p>5.41682641333113</text:p>
          </table:table-cell>
          <table:table-cell table:formula="of:=[.B250]+ SIN([.C251]) * [.D251]" office:value-type="float" office:value="7.735970759043" calcext:value-type="float">
            <text:p>7.735970759043</text:p>
          </table:table-cell>
          <table:table-cell table:formula="of:=[.C250] - 0.0174533" office:value-type="float" office:value="-1.2042817" calcext:value-type="float">
            <text:p>-1.2042817</text:p>
          </table:table-cell>
          <table:table-cell table:formula="of:=[.D2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1] + COS([.C252]) * [.D252]" office:value-type="float" office:value="5.45102800258362" calcext:value-type="float">
            <text:p>5.45102800258362</text:p>
          </table:table-cell>
          <table:table-cell table:formula="of:=[.B251]+ SIN([.C252]) * [.D252]" office:value-type="float" office:value="7.642001342249" calcext:value-type="float">
            <text:p>7.642001342249</text:p>
          </table:table-cell>
          <table:table-cell table:formula="of:=[.C251] - 0.0174533" office:value-type="float" office:value="-1.221735" calcext:value-type="float">
            <text:p>-1.221735</text:p>
          </table:table-cell>
          <table:table-cell table:formula="of:=[.D2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2] + COS([.C253]) * [.D253]" office:value-type="float" office:value="5.48358438960659" calcext:value-type="float">
            <text:p>5.48358438960659</text:p>
          </table:table-cell>
          <table:table-cell table:formula="of:=[.B252]+ SIN([.C253]) * [.D253]" office:value-type="float" office:value="7.54744933717238" calcext:value-type="float">
            <text:p>7.54744933717238</text:p>
          </table:table-cell>
          <table:table-cell table:formula="of:=[.C252] - 0.0174533" office:value-type="float" office:value="-1.2391883" calcext:value-type="float">
            <text:p>-1.2391883</text:p>
          </table:table-cell>
          <table:table-cell table:formula="of:=[.D2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3] + COS([.C254]) * [.D254]" office:value-type="float" office:value="5.51448565740068" calcext:value-type="float">
            <text:p>5.51448565740068</text:p>
          </table:table-cell>
          <table:table-cell table:formula="of:=[.B253]+ SIN([.C254]) * [.D254]" office:value-type="float" office:value="7.4523435452945" calcext:value-type="float">
            <text:p>7.4523435452945</text:p>
          </table:table-cell>
          <table:table-cell table:formula="of:=[.C253] - 0.0174533" office:value-type="float" office:value="-1.2566416" calcext:value-type="float">
            <text:p>-1.2566416</text:p>
          </table:table-cell>
          <table:table-cell table:formula="of:=[.D2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4] + COS([.C255]) * [.D255]" office:value-type="float" office:value="5.54372239313228" calcext:value-type="float">
            <text:p>5.54372239313228</text:p>
          </table:table-cell>
          <table:table-cell table:formula="of:=[.B254]+ SIN([.C255]) * [.D255]" office:value-type="float" office:value="7.35671293678571" calcext:value-type="float">
            <text:p>7.35671293678571</text:p>
          </table:table-cell>
          <table:table-cell table:formula="of:=[.C254] - 0.0174533" office:value-type="float" office:value="-1.2740949" calcext:value-type="float">
            <text:p>-1.2740949</text:p>
          </table:table-cell>
          <table:table-cell table:formula="of:=[.D2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5] + COS([.C256]) * [.D256]" office:value-type="float" office:value="5.57128569100086" calcext:value-type="float">
            <text:p>5.57128569100086</text:p>
          </table:table-cell>
          <table:table-cell table:formula="of:=[.B255]+ SIN([.C256]) * [.D256]" office:value-type="float" office:value="7.26058664168074" calcext:value-type="float">
            <text:p>7.26058664168074</text:p>
          </table:table-cell>
          <table:table-cell table:formula="of:=[.C255] - 0.0174533" office:value-type="float" office:value="-1.2915482" calcext:value-type="float">
            <text:p>-1.2915482</text:p>
          </table:table-cell>
          <table:table-cell table:formula="of:=[.D2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6] + COS([.C257]) * [.D257]" office:value-type="float" office:value="5.59716715495166" calcext:value-type="float">
            <text:p>5.59716715495166</text:p>
          </table:table-cell>
          <table:table-cell table:formula="of:=[.B256]+ SIN([.C257]) * [.D257]" office:value-type="float" office:value="7.16399394100536" calcext:value-type="float">
            <text:p>7.16399394100536</text:p>
          </table:table-cell>
          <table:table-cell table:formula="of:=[.C256] - 0.0174533" office:value-type="float" office:value="-1.3090015" calcext:value-type="float">
            <text:p>-1.3090015</text:p>
          </table:table-cell>
          <table:table-cell table:formula="of:=[.D2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7] + COS([.C258]) * [.D258]" office:value-type="float" office:value="5.62135890123329" calcext:value-type="float">
            <text:p>5.62135890123329</text:p>
          </table:table-cell>
          <table:table-cell table:formula="of:=[.B257]+ SIN([.C258]) * [.D258]" office:value-type="float" office:value="7.06696425785714" calcext:value-type="float">
            <text:p>7.06696425785714</text:p>
          </table:table-cell>
          <table:table-cell table:formula="of:=[.C257] - 0.0174533" office:value-type="float" office:value="-1.3264548" calcext:value-type="float">
            <text:p>-1.3264548</text:p>
          </table:table-cell>
          <table:table-cell table:formula="of:=[.D2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8] + COS([.C259]) * [.D259]" office:value-type="float" office:value="5.64385356079918" calcext:value-type="float">
            <text:p>5.64385356079918</text:p>
          </table:table-cell>
          <table:table-cell table:formula="of:=[.B258]+ SIN([.C259]) * [.D259]" office:value-type="float" office:value="6.96952714844283" calcext:value-type="float">
            <text:p>6.96952714844283</text:p>
          </table:table-cell>
          <table:table-cell table:formula="of:=[.C258] - 0.0174533" office:value-type="float" office:value="-1.3439081" calcext:value-type="float">
            <text:p>-1.3439081</text:p>
          </table:table-cell>
          <table:table-cell table:formula="of:=[.D2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9] + COS([.C260]) * [.D260]" office:value-type="float" office:value="5.66464428155222" calcext:value-type="float">
            <text:p>5.66464428155222</text:p>
          </table:table-cell>
          <table:table-cell table:formula="of:=[.B259]+ SIN([.C260]) * [.D260]" office:value-type="float" office:value="6.87171229307531" calcext:value-type="float">
            <text:p>6.87171229307531</text:p>
          </table:table-cell>
          <table:table-cell table:formula="of:=[.C259] - 0.0174533" office:value-type="float" office:value="-1.3613614" calcext:value-type="float">
            <text:p>-1.3613614</text:p>
          </table:table-cell>
          <table:table-cell table:formula="of:=[.D2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0] + COS([.C261]) * [.D261]" office:value-type="float" office:value="5.68372473043204" calcext:value-type="float">
            <text:p>5.68372473043204</text:p>
          </table:table-cell>
          <table:table-cell table:formula="of:=[.B260]+ SIN([.C261]) * [.D261]" office:value-type="float" office:value="6.77354948713261" calcext:value-type="float">
            <text:p>6.77354948713261</text:p>
          </table:table-cell>
          <table:table-cell table:formula="of:=[.C260] - 0.0174533" office:value-type="float" office:value="-1.3788147" calcext:value-type="float">
            <text:p>-1.3788147</text:p>
          </table:table-cell>
          <table:table-cell table:formula="of:=[.D2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1] + COS([.C262]) * [.D262]" office:value-type="float" office:value="5.70108909534411" calcext:value-type="float">
            <text:p>5.70108909534411</text:p>
          </table:table-cell>
          <table:table-cell table:formula="of:=[.B261]+ SIN([.C262]) * [.D262]" office:value-type="float" office:value="6.67506863198198" calcext:value-type="float">
            <text:p>6.67506863198198</text:p>
          </table:table-cell>
          <table:table-cell table:formula="of:=[.C261] - 0.0174533" office:value-type="float" office:value="-1.396268" calcext:value-type="float">
            <text:p>-1.396268</text:p>
          </table:table-cell>
          <table:table-cell table:formula="of:=[.D2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2] + COS([.C263]) * [.D263]" office:value-type="float" office:value="5.71673208693011" calcext:value-type="float">
            <text:p>5.71673208693011</text:p>
          </table:table-cell>
          <table:table-cell table:formula="of:=[.B262]+ SIN([.C263]) * [.D263]" office:value-type="float" office:value="6.5762997258716" calcext:value-type="float">
            <text:p>6.5762997258716</text:p>
          </table:table-cell>
          <table:table-cell table:formula="of:=[.C262] - 0.0174533" office:value-type="float" office:value="-1.4137213" calcext:value-type="float">
            <text:p>-1.4137213</text:p>
          </table:table-cell>
          <table:table-cell table:formula="of:=[.D2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3] + COS([.C264]) * [.D264]" office:value-type="float" office:value="5.7306489401792" calcext:value-type="float">
            <text:p>5.7306489401792</text:p>
          </table:table-cell>
          <table:table-cell table:formula="of:=[.B263]+ SIN([.C264]) * [.D264]" office:value-type="float" office:value="6.47727285479287" calcext:value-type="float">
            <text:p>6.47727285479287</text:p>
          </table:table-cell>
          <table:table-cell table:formula="of:=[.C263] - 0.0174533" office:value-type="float" office:value="-1.4311746" calcext:value-type="float">
            <text:p>-1.4311746</text:p>
          </table:table-cell>
          <table:table-cell table:formula="of:=[.D2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4] + COS([.C265]) * [.D265]" office:value-type="float" office:value="5.74283541587942" calcext:value-type="float">
            <text:p>5.74283541587942</text:p>
          </table:table-cell>
          <table:table-cell table:formula="of:=[.B264]+ SIN([.C265]) * [.D265]" office:value-type="float" office:value="6.37801818331587" calcext:value-type="float">
            <text:p>6.37801818331587</text:p>
          </table:table-cell>
          <table:table-cell table:formula="of:=[.C264] - 0.0174533" office:value-type="float" office:value="-1.4486279" calcext:value-type="float">
            <text:p>-1.4486279</text:p>
          </table:table-cell>
          <table:table-cell table:formula="of:=[.D2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5] + COS([.C266]) * [.D266]" office:value-type="float" office:value="5.75328780190905" calcext:value-type="float">
            <text:p>5.75328780190905</text:p>
          </table:table-cell>
          <table:table-cell table:formula="of:=[.B265]+ SIN([.C266]) * [.D266]" office:value-type="float" office:value="6.27856594540094" calcext:value-type="float">
            <text:p>6.27856594540094</text:p>
          </table:table-cell>
          <table:table-cell table:formula="of:=[.C265] - 0.0174533" office:value-type="float" office:value="-1.4660812" calcext:value-type="float">
            <text:p>-1.4660812</text:p>
          </table:table-cell>
          <table:table-cell table:formula="of:=[.D2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6] + COS([.C267]) * [.D267]" office:value-type="float" office:value="5.7620029143673" calcext:value-type="float">
            <text:p>5.7620029143673</text:p>
          </table:table-cell>
          <table:table-cell table:formula="of:=[.B266]+ SIN([.C267]) * [.D267]" office:value-type="float" office:value="6.17894643518913" calcext:value-type="float">
            <text:p>6.17894643518913</text:p>
          </table:table-cell>
          <table:table-cell table:formula="of:=[.C266] - 0.0174533" office:value-type="float" office:value="-1.4835345" calcext:value-type="float">
            <text:p>-1.4835345</text:p>
          </table:table-cell>
          <table:table-cell table:formula="of:=[.D2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7] + COS([.C268]) * [.D268]" office:value-type="float" office:value="5.76897809854423" calcext:value-type="float">
            <text:p>5.76897809854423</text:p>
          </table:table-cell>
          <table:table-cell table:formula="of:=[.B267]+ SIN([.C268]) * [.D268]" office:value-type="float" office:value="6.07918999777431" calcext:value-type="float">
            <text:p>6.07918999777431</text:p>
          </table:table-cell>
          <table:table-cell table:formula="of:=[.C267] - 0.0174533" office:value-type="float" office:value="-1.5009878" calcext:value-type="float">
            <text:p>-1.5009878</text:p>
          </table:table-cell>
          <table:table-cell table:formula="of:=[.D2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8] + COS([.C269]) * [.D269]" office:value-type="float" office:value="5.77421122972935" calcext:value-type="float">
            <text:p>5.77421122972935</text:p>
          </table:table-cell>
          <table:table-cell table:formula="of:=[.B268]+ SIN([.C269]) * [.D269]" office:value-type="float" office:value="5.97932701995971" calcext:value-type="float">
            <text:p>5.97932701995971</text:p>
          </table:table-cell>
          <table:table-cell table:formula="of:=[.C268] - 0.0174533" office:value-type="float" office:value="-1.5184411" calcext:value-type="float">
            <text:p>-1.5184411</text:p>
          </table:table-cell>
          <table:table-cell table:formula="of:=[.D2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9] + COS([.C270]) * [.D270]" office:value-type="float" office:value="5.77770071385883" calcext:value-type="float">
            <text:p>5.77770071385883</text:p>
          </table:table-cell>
          <table:table-cell table:formula="of:=[.B269]+ SIN([.C270]) * [.D270]" office:value-type="float" office:value="5.87938792100184" calcext:value-type="float">
            <text:p>5.87938792100184</text:p>
          </table:table-cell>
          <table:table-cell table:formula="of:=[.C269] - 0.0174533" office:value-type="float" office:value="-1.5358944" calcext:value-type="float">
            <text:p>-1.5358944</text:p>
          </table:table-cell>
          <table:table-cell table:formula="of:=[.D2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0] + COS([.C271]) * [.D271]" office:value-type="float" office:value="5.77944548800109" calcext:value-type="float">
            <text:p>5.77944548800109</text:p>
          </table:table-cell>
          <table:table-cell table:formula="of:=[.B270]+ SIN([.C271]) * [.D271]" office:value-type="float" office:value="5.77940314334448" calcext:value-type="float">
            <text:p>5.77940314334448</text:p>
          </table:table-cell>
          <table:table-cell table:formula="of:=[.C270] - 0.0174533" office:value-type="float" office:value="-1.5533477" calcext:value-type="float">
            <text:p>-1.5533477</text:p>
          </table:table-cell>
          <table:table-cell table:formula="of:=[.D2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1] + COS([.C272]) * [.D272]" office:value-type="float" office:value="5.77944502068058" calcext:value-type="float">
            <text:p>5.77944502068058</text:p>
          </table:table-cell>
          <table:table-cell table:formula="of:=[.B271]+ SIN([.C272]) * [.D272]" office:value-type="float" office:value="5.67940314334557" calcext:value-type="float">
            <text:p>5.67940314334557</text:p>
          </table:table-cell>
          <table:table-cell table:formula="of:=[.C271] - 0.0174533" office:value-type="float" office:value="-1.570801" calcext:value-type="float">
            <text:p>-1.570801</text:p>
          </table:table-cell>
          <table:table-cell table:formula="of:=[.D2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2] + COS([.C273]) * [.D273]" office:value-type="float" office:value="5.77769931203965" calcext:value-type="float">
            <text:p>5.77769931203965</text:p>
          </table:table-cell>
          <table:table-cell table:formula="of:=[.B272]+ SIN([.C273]) * [.D273]" office:value-type="float" office:value="5.57941838199995" calcext:value-type="float">
            <text:p>5.57941838199995</text:p>
          </table:table-cell>
          <table:table-cell table:formula="of:=[.C272] - 0.0174533" office:value-type="float" office:value="-1.5882543" calcext:value-type="float">
            <text:p>-1.5882543</text:p>
          </table:table-cell>
          <table:table-cell table:formula="of:=[.D2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3] + COS([.C274]) * [.D274]" office:value-type="float" office:value="5.7742088938385" calcext:value-type="float">
            <text:p>5.7742088938385</text:p>
          </table:table-cell>
          <table:table-cell table:formula="of:=[.B273]+ SIN([.C274]) * [.D274]" office:value-type="float" office:value="5.4794793156606" calcext:value-type="float">
            <text:p>5.4794793156606</text:p>
          </table:table-cell>
          <table:table-cell table:formula="of:=[.C273] - 0.0174533" office:value-type="float" office:value="-1.6057076" calcext:value-type="float">
            <text:p>-1.6057076</text:p>
          </table:table-cell>
          <table:table-cell table:formula="of:=[.D2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4] + COS([.C275]) * [.D275]" office:value-type="float" office:value="5.76897482929326" calcext:value-type="float">
            <text:p>5.76897482929326</text:p>
          </table:table-cell>
          <table:table-cell table:formula="of:=[.B274]+ SIN([.C275]) * [.D275]" office:value-type="float" office:value="5.37961638676135" calcext:value-type="float">
            <text:p>5.37961638676135</text:p>
          </table:table-cell>
          <table:table-cell table:formula="of:=[.C274] - 0.0174533" office:value-type="float" office:value="-1.6231609" calcext:value-type="float">
            <text:p>-1.6231609</text:p>
          </table:table-cell>
          <table:table-cell table:formula="of:=[.D2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5] + COS([.C276]) * [.D276]" office:value-type="float" office:value="5.76199871275205" calcext:value-type="float">
            <text:p>5.76199871275205</text:p>
          </table:table-cell>
          <table:table-cell table:formula="of:=[.B275]+ SIN([.C276]) * [.D276]" office:value-type="float" office:value="5.27986001454381" calcext:value-type="float">
            <text:p>5.27986001454381</text:p>
          </table:table-cell>
          <table:table-cell table:formula="of:=[.C275] - 0.0174533" office:value-type="float" office:value="-1.6406142" calcext:value-type="float">
            <text:p>-1.6406142</text:p>
          </table:table-cell>
          <table:table-cell table:formula="of:=[.D2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6] + COS([.C277]) * [.D277]" office:value-type="float" office:value="5.75328266920937" calcext:value-type="float">
            <text:p>5.75328266920937</text:p>
          </table:table-cell>
          <table:table-cell table:formula="of:=[.B276]+ SIN([.C277]) * [.D277]" office:value-type="float" office:value="5.18024058579137" calcext:value-type="float">
            <text:p>5.18024058579137</text:p>
          </table:table-cell>
          <table:table-cell table:formula="of:=[.C276] - 0.0174533" office:value-type="float" office:value="-1.6580675" calcext:value-type="float">
            <text:p>-1.6580675</text:p>
          </table:table-cell>
          <table:table-cell table:formula="of:=[.D2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7] + COS([.C278]) * [.D278]" office:value-type="float" office:value="5.74282935365879" calcext:value-type="float">
            <text:p>5.74282935365879</text:p>
          </table:table-cell>
          <table:table-cell table:formula="of:=[.B277]+ SIN([.C278]) * [.D278]" office:value-type="float" office:value="5.08078844557307" calcext:value-type="float">
            <text:p>5.08078844557307</text:p>
          </table:table-cell>
          <table:table-cell table:formula="of:=[.C277] - 0.0174533" office:value-type="float" office:value="-1.6755208" calcext:value-type="float">
            <text:p>-1.6755208</text:p>
          </table:table-cell>
          <table:table-cell table:formula="of:=[.D2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8] + COS([.C279]) * [.D279]" office:value-type="float" office:value="5.73064195028423" calcext:value-type="float">
            <text:p>5.73064195028423</text:p>
          </table:table-cell>
          <table:table-cell table:formula="of:=[.B278]+ SIN([.C279]) * [.D279]" office:value-type="float" office:value="4.98153388800021" calcext:value-type="float">
            <text:p>4.98153388800021</text:p>
          </table:table-cell>
          <table:table-cell table:formula="of:=[.C278] - 0.0174533" office:value-type="float" office:value="-1.6929741" calcext:value-type="float">
            <text:p>-1.6929741</text:p>
          </table:table-cell>
          <table:table-cell table:formula="of:=[.D2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9] + COS([.C280]) * [.D280]" office:value-type="float" office:value="5.71672417148999" calcext:value-type="float">
            <text:p>5.71672417148999</text:p>
          </table:table-cell>
          <table:table-cell table:formula="of:=[.B279]+ SIN([.C280]) * [.D280]" office:value-type="float" office:value="4.88250714699842" calcext:value-type="float">
            <text:p>4.88250714699842</text:p>
          </table:table-cell>
          <table:table-cell table:formula="of:=[.C279] - 0.0174533" office:value-type="float" office:value="-1.7104274" calcext:value-type="float">
            <text:p>-1.7104274</text:p>
          </table:table-cell>
          <table:table-cell table:formula="of:=[.D2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0] + COS([.C281]) * [.D281]" office:value-type="float" office:value="5.70108025676996" calcext:value-type="float">
            <text:p>5.70108025676996</text:p>
          </table:table-cell>
          <table:table-cell table:formula="of:=[.B280]+ SIN([.C281]) * [.D281]" office:value-type="float" office:value="4.78373838709818" calcext:value-type="float">
            <text:p>4.78373838709818</text:p>
          </table:table-cell>
          <table:table-cell table:formula="of:=[.C280] - 0.0174533" office:value-type="float" office:value="-1.7278807" calcext:value-type="float">
            <text:p>-1.7278807</text:p>
          </table:table-cell>
          <table:table-cell table:formula="of:=[.D2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1] + COS([.C282]) * [.D282]" office:value-type="float" office:value="5.68371497141618" calcext:value-type="float">
            <text:p>5.68371497141618</text:p>
          </table:table-cell>
          <table:table-cell table:formula="of:=[.B281]+ SIN([.C282]) * [.D282]" office:value-type="float" office:value="4.68525769424632" calcext:value-type="float">
            <text:p>4.68525769424632</text:p>
          </table:table-cell>
          <table:table-cell table:formula="of:=[.C281] - 0.0174533" office:value-type="float" office:value="-1.745334" calcext:value-type="float">
            <text:p>-1.745334</text:p>
          </table:table-cell>
          <table:table-cell table:formula="of:=[.D2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2] + COS([.C283]) * [.D283]" office:value-type="float" office:value="5.66463360506734" calcext:value-type="float">
            <text:p>5.66463360506734</text:p>
          </table:table-cell>
          <table:table-cell table:formula="of:=[.B282]+ SIN([.C283]) * [.D283]" office:value-type="float" office:value="4.58709506664161" calcext:value-type="float">
            <text:p>4.58709506664161</text:p>
          </table:table-cell>
          <table:table-cell table:formula="of:=[.C282] - 0.0174533" office:value-type="float" office:value="-1.7627873" calcext:value-type="float">
            <text:p>-1.7627873</text:p>
          </table:table-cell>
          <table:table-cell table:formula="of:=[.D2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3] + COS([.C284]) * [.D284]" office:value-type="float" office:value="5.64384197009744" calcext:value-type="float">
            <text:p>5.64384197009744</text:p>
          </table:table-cell>
          <table:table-cell table:formula="of:=[.B283]+ SIN([.C284]) * [.D284]" office:value-type="float" office:value="4.48928040559696" calcext:value-type="float">
            <text:p>4.48928040559696</text:p>
          </table:table-cell>
          <table:table-cell table:formula="of:=[.C283] - 0.0174533" office:value-type="float" office:value="-1.7802406" calcext:value-type="float">
            <text:p>-1.7802406</text:p>
          </table:table-cell>
          <table:table-cell table:formula="of:=[.D2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4] + COS([.C285]) * [.D285]" office:value-type="float" office:value="5.62134639984535" calcext:value-type="float">
            <text:p>5.62134639984535</text:p>
          </table:table-cell>
          <table:table-cell table:formula="of:=[.B284]+ SIN([.C285]) * [.D285]" office:value-type="float" office:value="4.39184350643123" calcext:value-type="float">
            <text:p>4.39184350643123</text:p>
          </table:table-cell>
          <table:table-cell table:formula="of:=[.C284] - 0.0174533" office:value-type="float" office:value="-1.7976939" calcext:value-type="float">
            <text:p>-1.7976939</text:p>
          </table:table-cell>
          <table:table-cell table:formula="of:=[.D2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5] + COS([.C286]) * [.D286]" office:value-type="float" office:value="5.59715374668555" calcext:value-type="float">
            <text:p>5.59715374668555</text:p>
          </table:table-cell>
          <table:table-cell table:formula="of:=[.B285]+ SIN([.C286]) * [.D286]" office:value-type="float" office:value="4.29481404939323" calcext:value-type="float">
            <text:p>4.29481404939323</text:p>
          </table:table-cell>
          <table:table-cell table:formula="of:=[.C285] - 0.0174533" office:value-type="float" office:value="-1.8151472" calcext:value-type="float">
            <text:p>-1.8151472</text:p>
          </table:table-cell>
          <table:table-cell table:formula="of:=[.D2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6] + COS([.C287]) * [.D287]" office:value-type="float" office:value="5.57127137994087" calcext:value-type="float">
            <text:p>5.57127137994087</text:p>
          </table:table-cell>
          <table:table-cell table:formula="of:=[.B286]+ SIN([.C287]) * [.D287]" office:value-type="float" office:value="4.19822159062085" calcext:value-type="float">
            <text:p>4.19822159062085</text:p>
          </table:table-cell>
          <table:table-cell table:formula="of:=[.C286] - 0.0174533" office:value-type="float" office:value="-1.8326005" calcext:value-type="float">
            <text:p>-1.8326005</text:p>
          </table:table-cell>
          <table:table-cell table:formula="of:=[.D2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7] + COS([.C288]) * [.D288]" office:value-type="float" office:value="5.54370718363772" calcext:value-type="float">
            <text:p>5.54370718363772</text:p>
          </table:table-cell>
          <table:table-cell table:formula="of:=[.B287]+ SIN([.C288]) * [.D288]" office:value-type="float" office:value="4.10209555313796" calcext:value-type="float">
            <text:p>4.10209555313796</text:p>
          </table:table-cell>
          <table:table-cell table:formula="of:=[.C287] - 0.0174533" office:value-type="float" office:value="-1.8500538" calcext:value-type="float">
            <text:p>-1.8500538</text:p>
          </table:table-cell>
          <table:table-cell table:formula="of:=[.D2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8] + COS([.C289]) * [.D289]" office:value-type="float" office:value="5.51446955410449" calcext:value-type="float">
            <text:p>5.51446955410449</text:p>
          </table:table-cell>
          <table:table-cell table:formula="of:=[.B288]+ SIN([.C289]) * [.D289]" office:value-type="float" office:value="4.00646521789188" calcext:value-type="float">
            <text:p>4.00646521789188</text:p>
          </table:table-cell>
          <table:table-cell table:formula="of:=[.C288] - 0.0174533" office:value-type="float" office:value="-1.8675071" calcext:value-type="float">
            <text:p>-1.8675071</text:p>
          </table:table-cell>
          <table:table-cell table:formula="of:=[.D2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9] + COS([.C290]) * [.D290]" office:value-type="float" office:value="5.48356739741401" calcext:value-type="float">
            <text:p>5.48356739741401</text:p>
          </table:table-cell>
          <table:table-cell table:formula="of:=[.B289]+ SIN([.C290]) * [.D290]" office:value-type="float" office:value="3.91135971483408" calcext:value-type="float">
            <text:p>3.91135971483408</text:p>
          </table:table-cell>
          <table:table-cell table:formula="of:=[.C289] - 0.0174533" office:value-type="float" office:value="-1.8849604" calcext:value-type="float">
            <text:p>-1.8849604</text:p>
          </table:table-cell>
          <table:table-cell table:formula="of:=[.D2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0] + COS([.C291]) * [.D291]" office:value-type="float" office:value="5.45101012667064" calcext:value-type="float">
            <text:p>5.45101012667064</text:p>
          </table:table-cell>
          <table:table-cell table:formula="of:=[.B290]+ SIN([.C291]) * [.D291]" office:value-type="float" office:value="3.81680801404693" calcext:value-type="float">
            <text:p>3.81680801404693</text:p>
          </table:table-cell>
          <table:table-cell table:formula="of:=[.C290] - 0.0174533" office:value-type="float" office:value="-1.9024137" calcext:value-type="float">
            <text:p>-1.9024137</text:p>
          </table:table-cell>
          <table:table-cell table:formula="of:=[.D2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1] + COS([.C292]) * [.D292]" office:value-type="float" office:value="5.41680765914293" calcext:value-type="float">
            <text:p>5.41680765914293</text:p>
          </table:table-cell>
          <table:table-cell table:formula="of:=[.B291]+ SIN([.C292]) * [.D292]" office:value-type="float" office:value="3.72283891691912" calcext:value-type="float">
            <text:p>3.72283891691912</text:p>
          </table:table-cell>
          <table:table-cell table:formula="of:=[.C291] - 0.0174533" office:value-type="float" office:value="-1.919867" calcext:value-type="float">
            <text:p>-1.919867</text:p>
          </table:table-cell>
          <table:table-cell table:formula="of:=[.D2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2] + COS([.C293]) * [.D293]" office:value-type="float" office:value="5.38097041324274" calcext:value-type="float">
            <text:p>5.38097041324274</text:p>
          </table:table-cell>
          <table:table-cell table:formula="of:=[.B292]+ SIN([.C293]) * [.D293]" office:value-type="float" office:value="3.62948104737247" calcext:value-type="float">
            <text:p>3.62948104737247</text:p>
          </table:table-cell>
          <table:table-cell table:formula="of:=[.C292] - 0.0174533" office:value-type="float" office:value="-1.9373203" calcext:value-type="float">
            <text:p>-1.9373203</text:p>
          </table:table-cell>
          <table:table-cell table:formula="of:=[.D2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3] + COS([.C294]) * [.D294]" office:value-type="float" office:value="5.34350930535171" calcext:value-type="float">
            <text:p>5.34350930535171</text:p>
          </table:table-cell>
          <table:table-cell table:formula="of:=[.B293]+ SIN([.C294]) * [.D294]" office:value-type="float" office:value="3.53676284314279" calcext:value-type="float">
            <text:p>3.53676284314279</text:p>
          </table:table-cell>
          <table:table-cell table:formula="of:=[.C293] - 0.0174533" office:value-type="float" office:value="-1.9547736" calcext:value-type="float">
            <text:p>-1.9547736</text:p>
          </table:table-cell>
          <table:table-cell table:formula="of:=[.D2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4] + COS([.C295]) * [.D295]" office:value-type="float" office:value="5.30443574649595" calcext:value-type="float">
            <text:p>5.30443574649595</text:p>
          </table:table-cell>
          <table:table-cell table:formula="of:=[.B294]+ SIN([.C295]) * [.D295]" office:value-type="float" office:value="3.44471254711749" calcext:value-type="float">
            <text:p>3.44471254711749</text:p>
          </table:table-cell>
          <table:table-cell table:formula="of:=[.C294] - 0.0174533" office:value-type="float" office:value="-1.9722269" calcext:value-type="float">
            <text:p>-1.9722269</text:p>
          </table:table-cell>
          <table:table-cell table:formula="of:=[.D2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5] + COS([.C296]) * [.D296]" office:value-type="float" office:value="5.26376163887023" calcext:value-type="float">
            <text:p>5.26376163887023</text:p>
          </table:table-cell>
          <table:table-cell table:formula="of:=[.B295]+ SIN([.C296]) * [.D296]" office:value-type="float" office:value="3.35335819873247" calcext:value-type="float">
            <text:p>3.35335819873247</text:p>
          </table:table-cell>
          <table:table-cell table:formula="of:=[.C295] - 0.0174533" office:value-type="float" office:value="-1.9896802" calcext:value-type="float">
            <text:p>-1.9896802</text:p>
          </table:table-cell>
          <table:table-cell table:formula="of:=[.D2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6] + COS([.C297]) * [.D297]" office:value-type="float" office:value="5.22149937221236" calcext:value-type="float">
            <text:p>5.22149937221236</text:p>
          </table:table-cell>
          <table:table-cell table:formula="of:=[.B296]+ SIN([.C297]) * [.D297]" office:value-type="float" office:value="3.26272762543108" calcext:value-type="float">
            <text:p>3.26272762543108</text:p>
          </table:table-cell>
          <table:table-cell table:formula="of:=[.C296] - 0.0174533" office:value-type="float" office:value="-2.0071335" calcext:value-type="float">
            <text:p>-2.0071335</text:p>
          </table:table-cell>
          <table:table-cell table:formula="of:=[.D2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7] + COS([.C298]) * [.D298]" office:value-type="float" office:value="5.1776618200292" calcext:value-type="float">
            <text:p>5.1776618200292</text:p>
          </table:table-cell>
          <table:table-cell table:formula="of:=[.B297]+ SIN([.C298]) * [.D298]" office:value-type="float" office:value="3.17284843418756" calcext:value-type="float">
            <text:p>3.17284843418756</text:p>
          </table:table-cell>
          <table:table-cell table:formula="of:=[.C297] - 0.0174533" office:value-type="float" office:value="-2.0245868" calcext:value-type="float">
            <text:p>-2.0245868</text:p>
          </table:table-cell>
          <table:table-cell table:formula="of:=[.D2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8] + COS([.C299]) * [.D299]" office:value-type="float" office:value="5.13226233567526" calcext:value-type="float">
            <text:p>5.13226233567526</text:p>
          </table:table-cell>
          <table:table-cell table:formula="of:=[.B298]+ SIN([.C299]) * [.D299]" office:value-type="float" office:value="3.08374800309772" calcext:value-type="float">
            <text:p>3.08374800309772</text:p>
          </table:table-cell>
          <table:table-cell table:formula="of:=[.C298] - 0.0174533" office:value-type="float" office:value="-2.0420401" calcext:value-type="float">
            <text:p>-2.0420401</text:p>
          </table:table-cell>
          <table:table-cell table:formula="of:=[.D2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9] + COS([.C300]) * [.D300]" office:value-type="float" office:value="5.08531474828511" calcext:value-type="float">
            <text:p>5.08531474828511</text:p>
          </table:table-cell>
          <table:table-cell table:formula="of:=[.B299]+ SIN([.C300]) * [.D300]" office:value-type="float" office:value="2.99545347303925" calcext:value-type="float">
            <text:p>2.99545347303925</text:p>
          </table:table-cell>
          <table:table-cell table:formula="of:=[.C299] - 0.0174533" office:value-type="float" office:value="-2.0594934" calcext:value-type="float">
            <text:p>-2.0594934</text:p>
          </table:table-cell>
          <table:table-cell table:formula="of:=[.D2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0] + COS([.C301]) * [.D301]" office:value-type="float" office:value="5.03683335856094" calcext:value-type="float">
            <text:p>5.03683335856094</text:p>
          </table:table-cell>
          <table:table-cell table:formula="of:=[.B300]+ SIN([.C301]) * [.D301]" office:value-type="float" office:value="2.90799173940441" calcext:value-type="float">
            <text:p>2.90799173940441</text:p>
          </table:table-cell>
          <table:table-cell table:formula="of:=[.C300] - 0.0174533" office:value-type="float" office:value="-2.0769467" calcext:value-type="float">
            <text:p>-2.0769467</text:p>
          </table:table-cell>
          <table:table-cell table:formula="of:=[.D3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1] + COS([.C302]) * [.D302]" office:value-type="float" office:value="4.98683293441635" calcext:value-type="float">
            <text:p>4.98683293441635</text:p>
          </table:table-cell>
          <table:table-cell table:formula="of:=[.B301]+ SIN([.C302]) * [.D302]" office:value-type="float" office:value="2.82138944390734" calcext:value-type="float">
            <text:p>2.82138944390734</text:p>
          </table:table-cell>
          <table:table-cell table:formula="of:=[.C301] - 0.0174533" office:value-type="float" office:value="-2.0944" calcext:value-type="float">
            <text:p>-2.0944</text:p>
          </table:table-cell>
          <table:table-cell table:formula="of:=[.D3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2] + COS([.C303]) * [.D303]" office:value-type="float" office:value="4.93532870647795" calcext:value-type="float">
            <text:p>4.93532870647795</text:p>
          </table:table-cell>
          <table:table-cell table:formula="of:=[.B302]+ SIN([.C303]) * [.D303]" office:value-type="float" office:value="2.73567296646881" calcext:value-type="float">
            <text:p>2.73567296646881</text:p>
          </table:table-cell>
          <table:table-cell table:formula="of:=[.C302] - 0.0174533" office:value-type="float" office:value="-2.1118533" calcext:value-type="float">
            <text:p>-2.1118533</text:p>
          </table:table-cell>
          <table:table-cell table:formula="of:=[.D3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3] + COS([.C304]) * [.D304]" office:value-type="float" office:value="4.88233636344597" calcext:value-type="float">
            <text:p>4.88233636344597</text:p>
          </table:table-cell>
          <table:table-cell table:formula="of:=[.B303]+ SIN([.C304]) * [.D304]" office:value-type="float" office:value="2.65086841718058" calcext:value-type="float">
            <text:p>2.65086841718058</text:p>
          </table:table-cell>
          <table:table-cell table:formula="of:=[.C303] - 0.0174533" office:value-type="float" office:value="-2.1293066" calcext:value-type="float">
            <text:p>-2.1293066</text:p>
          </table:table-cell>
          <table:table-cell table:formula="of:=[.D3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4] + COS([.C305]) * [.D305]" office:value-type="float" office:value="4.82787204731527" calcext:value-type="float">
            <text:p>4.82787204731527</text:p>
          </table:table-cell>
          <table:table-cell table:formula="of:=[.B304]+ SIN([.C305]) * [.D305]" office:value-type="float" office:value="2.56700162835201" calcext:value-type="float">
            <text:p>2.56700162835201</text:p>
          </table:table-cell>
          <table:table-cell table:formula="of:=[.C304] - 0.0174533" office:value-type="float" office:value="-2.1467599" calcext:value-type="float">
            <text:p>-2.1467599</text:p>
          </table:table-cell>
          <table:table-cell table:formula="of:=[.D3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5] + COS([.C306]) * [.D306]" office:value-type="float" office:value="4.77195234845837" calcext:value-type="float">
            <text:p>4.77195234845837</text:p>
          </table:table-cell>
          <table:table-cell table:formula="of:=[.B305]+ SIN([.C306]) * [.D306]" office:value-type="float" office:value="2.48409814664133" calcext:value-type="float">
            <text:p>2.48409814664133</text:p>
          </table:table-cell>
          <table:table-cell table:formula="of:=[.C305] - 0.0174533" office:value-type="float" office:value="-2.1642132" calcext:value-type="float">
            <text:p>-2.1642132</text:p>
          </table:table-cell>
          <table:table-cell table:formula="of:=[.D3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6] + COS([.C307]) * [.D307]" office:value-type="float" office:value="4.71459430057185" calcext:value-type="float">
            <text:p>4.71459430057185</text:p>
          </table:table-cell>
          <table:table-cell table:formula="of:=[.B306]+ SIN([.C307]) * [.D307]" office:value-type="float" office:value="2.40218322527381" calcext:value-type="float">
            <text:p>2.40218322527381</text:p>
          </table:table-cell>
          <table:table-cell table:formula="of:=[.C306] - 0.0174533" office:value-type="float" office:value="-2.1816665" calcext:value-type="float">
            <text:p>-2.1816665</text:p>
          </table:table-cell>
          <table:table-cell table:formula="of:=[.D3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7] + COS([.C308]) * [.D308]" office:value-type="float" office:value="4.65581537548771" calcext:value-type="float">
            <text:p>4.65581537548771</text:p>
          </table:table-cell>
          <table:table-cell table:formula="of:=[.B307]+ SIN([.C308]) * [.D308]" office:value-type="float" office:value="2.32128181634941" calcext:value-type="float">
            <text:p>2.32128181634941</text:p>
          </table:table-cell>
          <table:table-cell table:formula="of:=[.C307] - 0.0174533" office:value-type="float" office:value="-2.1991198" calcext:value-type="float">
            <text:p>-2.1991198</text:p>
          </table:table-cell>
          <table:table-cell table:formula="of:=[.D3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8] + COS([.C309]) * [.D309]" office:value-type="float" office:value="4.59563347785128" calcext:value-type="float">
            <text:p>4.59563347785128</text:p>
          </table:table-cell>
          <table:table-cell table:formula="of:=[.B308]+ SIN([.C309]) * [.D309]" office:value-type="float" office:value="2.24141856324212" calcext:value-type="float">
            <text:p>2.24141856324212</text:p>
          </table:table-cell>
          <table:table-cell table:formula="of:=[.C308] - 0.0174533" office:value-type="float" office:value="-2.2165731" calcext:value-type="float">
            <text:p>-2.2165731</text:p>
          </table:table-cell>
          <table:table-cell table:formula="of:=[.D3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9] + COS([.C310]) * [.D310]" office:value-type="float" office:value="4.5340669396673" calcext:value-type="float">
            <text:p>4.5340669396673</text:p>
          </table:table-cell>
          <table:table-cell table:formula="of:=[.B309]+ SIN([.C310]) * [.D310]" office:value-type="float" office:value="2.16261779309334" calcext:value-type="float">
            <text:p>2.16261779309334</text:p>
          </table:table-cell>
          <table:table-cell table:formula="of:=[.C309] - 0.0174533" office:value-type="float" office:value="-2.2340264" calcext:value-type="float">
            <text:p>-2.2340264</text:p>
          </table:table-cell>
          <table:table-cell table:formula="of:=[.D3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0] + COS([.C311]) * [.D311]" office:value-type="float" office:value="4.47113451471577" calcext:value-type="float">
            <text:p>4.47113451471577</text:p>
          </table:table-cell>
          <table:table-cell table:formula="of:=[.B310]+ SIN([.C311]) * [.D311]" office:value-type="float" office:value="2.0849035094016" calcext:value-type="float">
            <text:p>2.0849035094016</text:p>
          </table:table-cell>
          <table:table-cell table:formula="of:=[.C310] - 0.0174533" office:value-type="float" office:value="-2.2514797" calcext:value-type="float">
            <text:p>-2.2514797</text:p>
          </table:table-cell>
          <table:table-cell table:formula="of:=[.D3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1] + COS([.C312]) * [.D312]" office:value-type="float" office:value="4.40685537283941" calcext:value-type="float">
            <text:p>4.40685537283941</text:p>
          </table:table-cell>
          <table:table-cell table:formula="of:=[.B311]+ SIN([.C312]) * [.D312]" office:value-type="float" office:value="2.00829938471084" calcext:value-type="float">
            <text:p>2.00829938471084</text:p>
          </table:table-cell>
          <table:table-cell table:formula="of:=[.C311] - 0.0174533" office:value-type="float" office:value="-2.268933" calcext:value-type="float">
            <text:p>-2.268933</text:p>
          </table:table-cell>
          <table:table-cell table:formula="of:=[.D3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2] + COS([.C313]) * [.D313]" office:value-type="float" office:value="4.34124909410429" calcext:value-type="float">
            <text:p>4.34124909410429</text:p>
          </table:table-cell>
          <table:table-cell table:formula="of:=[.B312]+ SIN([.C313]) * [.D313]" office:value-type="float" office:value="1.93282875339951" calcext:value-type="float">
            <text:p>1.93282875339951</text:p>
          </table:table-cell>
          <table:table-cell table:formula="of:=[.C312] - 0.0174533" office:value-type="float" office:value="-2.2863863" calcext:value-type="float">
            <text:p>-2.2863863</text:p>
          </table:table-cell>
          <table:table-cell table:formula="of:=[.D3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3] + COS([.C314]) * [.D314]" office:value-type="float" office:value="4.27433566283561" calcext:value-type="float">
            <text:p>4.27433566283561</text:p>
          </table:table-cell>
          <table:table-cell table:formula="of:=[.B313]+ SIN([.C314]) * [.D314]" office:value-type="float" office:value="1.85851460457271" calcext:value-type="float">
            <text:p>1.85851460457271</text:p>
          </table:table-cell>
          <table:table-cell table:formula="of:=[.C313] - 0.0174533" office:value-type="float" office:value="-2.3038396" calcext:value-type="float">
            <text:p>-2.3038396</text:p>
          </table:table-cell>
          <table:table-cell table:formula="of:=[.D3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4] + COS([.C315]) * [.D315]" office:value-type="float" office:value="4.20613546153018" calcext:value-type="float">
            <text:p>4.20613546153018</text:p>
          </table:table-cell>
          <table:table-cell table:formula="of:=[.B314]+ SIN([.C315]) * [.D315]" office:value-type="float" office:value="1.78537957505949" calcext:value-type="float">
            <text:p>1.78537957505949</text:p>
          </table:table-cell>
          <table:table-cell table:formula="of:=[.C314] - 0.0174533" office:value-type="float" office:value="-2.3212929" calcext:value-type="float">
            <text:p>-2.3212929</text:p>
          </table:table-cell>
          <table:table-cell table:formula="of:=[.D3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5] + COS([.C316]) * [.D316]" office:value-type="float" office:value="4.13666926464782" calcext:value-type="float">
            <text:p>4.13666926464782</text:p>
          </table:table-cell>
          <table:table-cell table:formula="of:=[.B315]+ SIN([.C316]) * [.D316]" office:value-type="float" office:value="1.7134459425174" calcext:value-type="float">
            <text:p>1.7134459425174</text:p>
          </table:table-cell>
          <table:table-cell table:formula="of:=[.C315] - 0.0174533" office:value-type="float" office:value="-2.3387462" calcext:value-type="float">
            <text:p>-2.3387462</text:p>
          </table:table-cell>
          <table:table-cell table:formula="of:=[.D3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6] + COS([.C317]) * [.D317]" office:value-type="float" office:value="4.06595823228316" calcext:value-type="float">
            <text:p>4.06595823228316</text:p>
          </table:table-cell>
          <table:table-cell table:formula="of:=[.B316]+ SIN([.C317]) * [.D317]" office:value-type="float" office:value="1.64273561864653" calcext:value-type="float">
            <text:p>1.64273561864653</text:p>
          </table:table-cell>
          <table:table-cell table:formula="of:=[.C316] - 0.0174533" office:value-type="float" office:value="-2.3561995" calcext:value-type="float">
            <text:p>-2.3561995</text:p>
          </table:table-cell>
          <table:table-cell table:formula="of:=[.D3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7] + COS([.C318]) * [.D318]" office:value-type="float" office:value="3.99402390372011" calcext:value-type="float">
            <text:p>3.99402390372011</text:p>
          </table:table-cell>
          <table:table-cell table:formula="of:=[.B317]+ SIN([.C318]) * [.D318]" office:value-type="float" office:value="1.57327014251498" calcext:value-type="float">
            <text:p>1.57327014251498</text:p>
          </table:table-cell>
          <table:table-cell table:formula="of:=[.C317] - 0.0174533" office:value-type="float" office:value="-2.3736528" calcext:value-type="float">
            <text:p>-2.3736528</text:p>
          </table:table-cell>
          <table:table-cell table:formula="of:=[.D3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8] + COS([.C319]) * [.D319]" office:value-type="float" office:value="3.92088819087077" calcext:value-type="float">
            <text:p>3.92088819087077</text:p>
          </table:table-cell>
          <table:table-cell table:formula="of:=[.B318]+ SIN([.C319]) * [.D319]" office:value-type="float" office:value="1.50507067399784" calcext:value-type="float">
            <text:p>1.50507067399784</text:p>
          </table:table-cell>
          <table:table-cell table:formula="of:=[.C318] - 0.0174533" office:value-type="float" office:value="-2.3911061" calcext:value-type="float">
            <text:p>-2.3911061</text:p>
          </table:table-cell>
          <table:table-cell table:formula="of:=[.D3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9] + COS([.C320]) * [.D320]" office:value-type="float" office:value="3.84657337160087" calcext:value-type="float">
            <text:p>3.84657337160087</text:p>
          </table:table-cell>
          <table:table-cell table:formula="of:=[.B319]+ SIN([.C320]) * [.D320]" office:value-type="float" office:value="1.4381579873317" calcext:value-type="float">
            <text:p>1.4381579873317</text:p>
          </table:table-cell>
          <table:table-cell table:formula="of:=[.C319] - 0.0174533" office:value-type="float" office:value="-2.4085594" calcext:value-type="float">
            <text:p>-2.4085594</text:p>
          </table:table-cell>
          <table:table-cell table:formula="of:=[.D3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0] + COS([.C321]) * [.D321]" office:value-type="float" office:value="3.77110208294366" calcext:value-type="float">
            <text:p>3.77110208294366</text:p>
          </table:table-cell>
          <table:table-cell table:formula="of:=[.B320]+ SIN([.C321]) * [.D321]" office:value-type="float" office:value="1.37255246478657" calcext:value-type="float">
            <text:p>1.37255246478657</text:p>
          </table:table-cell>
          <table:table-cell table:formula="of:=[.C320] - 0.0174533" office:value-type="float" office:value="-2.4260127" calcext:value-type="float">
            <text:p>-2.4260127</text:p>
          </table:table-cell>
          <table:table-cell table:formula="of:=[.D3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1] + COS([.C322]) * [.D322]" office:value-type="float" office:value="3.69449731420446" calcext:value-type="float">
            <text:p>3.69449731420446</text:p>
          </table:table-cell>
          <table:table-cell table:formula="of:=[.B321]+ SIN([.C322]) * [.D322]" office:value-type="float" office:value="1.30827409045729" calcext:value-type="float">
            <text:p>1.30827409045729</text:p>
          </table:table-cell>
          <table:table-cell table:formula="of:=[.C321] - 0.0174533" office:value-type="float" office:value="-2.443466" calcext:value-type="float">
            <text:p>-2.443466</text:p>
          </table:table-cell>
          <table:table-cell table:formula="of:=[.D3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2] + COS([.C323]) * [.D323]" office:value-type="float" office:value="3.61678239995793" calcext:value-type="float">
            <text:p>3.61678239995793</text:p>
          </table:table-cell>
          <table:table-cell table:formula="of:=[.B322]+ SIN([.C323]) * [.D323]" office:value-type="float" office:value="1.24534244417615" calcext:value-type="float">
            <text:p>1.24534244417615</text:p>
          </table:table-cell>
          <table:table-cell table:formula="of:=[.C322] - 0.0174533" office:value-type="float" office:value="-2.4609193" calcext:value-type="float">
            <text:p>-2.4609193</text:p>
          </table:table-cell>
          <table:table-cell table:formula="of:=[.D3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3] + COS([.C324]) * [.D324]" office:value-type="float" office:value="3.53798101294009" calcext:value-type="float">
            <text:p>3.53798101294009</text:p>
          </table:table-cell>
          <table:table-cell table:formula="of:=[.B323]+ SIN([.C324]) * [.D324]" office:value-type="float" office:value="1.18377669554866" calcext:value-type="float">
            <text:p>1.18377669554866</text:p>
          </table:table-cell>
          <table:table-cell table:formula="of:=[.C323] - 0.0174533" office:value-type="float" office:value="-2.4783726" calcext:value-type="float">
            <text:p>-2.4783726</text:p>
          </table:table-cell>
          <table:table-cell table:formula="of:=[.D3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4] + COS([.C325]) * [.D325]" office:value-type="float" office:value="3.45811715683734" calcext:value-type="float">
            <text:p>3.45811715683734</text:p>
          </table:table-cell>
          <table:table-cell table:formula="of:=[.B324]+ SIN([.C325]) * [.D325]" office:value-type="float" office:value="1.12359559811433" calcext:value-type="float">
            <text:p>1.12359559811433</text:p>
          </table:table-cell>
          <table:table-cell table:formula="of:=[.C324] - 0.0174533" office:value-type="float" office:value="-2.4958259" calcext:value-type="float">
            <text:p>-2.4958259</text:p>
          </table:table-cell>
          <table:table-cell table:formula="of:=[.D3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5] + COS([.C326]) * [.D326]" office:value-type="float" office:value="3.37721515897479" calcext:value-type="float">
            <text:p>3.37721515897479</text:p>
          </table:table-cell>
          <table:table-cell table:formula="of:=[.B325]+ SIN([.C326]) * [.D326]" office:value-type="float" office:value="1.06481748363413" calcext:value-type="float">
            <text:p>1.06481748363413</text:p>
          </table:table-cell>
          <table:table-cell table:formula="of:=[.C325] - 0.0174533" office:value-type="float" office:value="-2.5132792" calcext:value-type="float">
            <text:p>-2.5132792</text:p>
          </table:table-cell>
          <table:table-cell table:formula="of:=[.D3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6] + COS([.C327]) * [.D327]" office:value-type="float" office:value="3.2952996629058" calcext:value-type="float">
            <text:p>3.2952996629058</text:p>
          </table:table-cell>
          <table:table-cell table:formula="of:=[.B326]+ SIN([.C327]) * [.D327]" office:value-type="float" office:value="1.00746025650649" calcext:value-type="float">
            <text:p>1.00746025650649</text:p>
          </table:table-cell>
          <table:table-cell table:formula="of:=[.C326] - 0.0174533" office:value-type="float" office:value="-2.5307325" calcext:value-type="float">
            <text:p>-2.5307325</text:p>
          </table:table-cell>
          <table:table-cell table:formula="of:=[.D3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7] + COS([.C328]) * [.D328]" office:value-type="float" office:value="3.21239562090541" calcext:value-type="float">
            <text:p>3.21239562090541</text:p>
          </table:table-cell>
          <table:table-cell table:formula="of:=[.B327]+ SIN([.C328]) * [.D328]" office:value-type="float" office:value="0.951541388313394" calcext:value-type="float">
            <text:p>0.951541388313394</text:p>
          </table:table-cell>
          <table:table-cell table:formula="of:=[.C327] - 0.0174533" office:value-type="float" office:value="-2.5481858" calcext:value-type="float">
            <text:p>-2.5481858</text:p>
          </table:table-cell>
          <table:table-cell table:formula="of:=[.D3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8] + COS([.C329]) * [.D329]" office:value-type="float" office:value="3.12852828636956" calcext:value-type="float">
            <text:p>3.12852828636956</text:p>
          </table:table-cell>
          <table:table-cell table:formula="of:=[.B328]+ SIN([.C329]) * [.D329]" office:value-type="float" office:value="0.897077912498387" calcext:value-type="float">
            <text:p>0.897077912498387</text:p>
          </table:table-cell>
          <table:table-cell table:formula="of:=[.C328] - 0.0174533" office:value-type="float" office:value="-2.5656391" calcext:value-type="float">
            <text:p>-2.5656391</text:p>
          </table:table-cell>
          <table:table-cell table:formula="of:=[.D3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9] + COS([.C330]) * [.D330]" office:value-type="float" office:value="3.04372320612269" calcext:value-type="float">
            <text:p>3.04372320612269</text:p>
          </table:table-cell>
          <table:table-cell table:formula="of:=[.B329]+ SIN([.C330]) * [.D330]" office:value-type="float" office:value="0.844086419178024" calcext:value-type="float">
            <text:p>0.844086419178024</text:p>
          </table:table-cell>
          <table:table-cell table:formula="of:=[.C329] - 0.0174533" office:value-type="float" office:value="-2.5830924" calcext:value-type="float">
            <text:p>-2.5830924</text:p>
          </table:table-cell>
          <table:table-cell table:formula="of:=[.D3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0] + COS([.C331]) * [.D331]" office:value-type="float" office:value="2.95800621263591" calcext:value-type="float">
            <text:p>2.95800621263591</text:p>
          </table:table-cell>
          <table:table-cell table:formula="of:=[.B330]+ SIN([.C331]) * [.D331]" office:value-type="float" office:value="0.792583050088347" calcext:value-type="float">
            <text:p>0.792583050088347</text:p>
          </table:table-cell>
          <table:table-cell table:formula="of:=[.C330] - 0.0174533" office:value-type="float" office:value="-2.6005457" calcext:value-type="float">
            <text:p>-2.6005457</text:p>
          </table:table-cell>
          <table:table-cell table:formula="of:=[.D3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1] + COS([.C332]) * [.D332]" office:value-type="float" office:value="2.87140341615818" calcext:value-type="float">
            <text:p>2.87140341615818</text:p>
          </table:table-cell>
          <table:table-cell table:formula="of:=[.B331]+ SIN([.C332]) * [.D332]" office:value-type="float" office:value="0.742583493667951" calcext:value-type="float">
            <text:p>0.742583493667951</text:p>
          </table:table-cell>
          <table:table-cell table:formula="of:=[.C331] - 0.0174533" office:value-type="float" office:value="-2.617999" calcext:value-type="float">
            <text:p>-2.617999</text:p>
          </table:table-cell>
          <table:table-cell table:formula="of:=[.D3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2] + COS([.C333]) * [.D333]" office:value-type="float" office:value="2.78394119676285" calcext:value-type="float">
            <text:p>2.78394119676285</text:p>
          </table:table-cell>
          <table:table-cell table:formula="of:=[.B332]+ SIN([.C333]) * [.D333]" office:value-type="float" office:value="0.694102980279134" calcext:value-type="float">
            <text:p>0.694102980279134</text:p>
          </table:table-cell>
          <table:table-cell table:formula="of:=[.C332] - 0.0174533" office:value-type="float" office:value="-2.6354523" calcext:value-type="float">
            <text:p>-2.6354523</text:p>
          </table:table-cell>
          <table:table-cell table:formula="of:=[.D3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3] + COS([.C334]) * [.D334]" office:value-type="float" office:value="2.69564619631205" calcext:value-type="float">
            <text:p>2.69564619631205</text:p>
          </table:table-cell>
          <table:table-cell table:formula="of:=[.B333]+ SIN([.C334]) * [.D334]" office:value-type="float" office:value="0.647156277568572" calcext:value-type="float">
            <text:p>0.647156277568572</text:p>
          </table:table-cell>
          <table:table-cell table:formula="of:=[.C333] - 0.0174533" office:value-type="float" office:value="-2.6529056" calcext:value-type="float">
            <text:p>-2.6529056</text:p>
          </table:table-cell>
          <table:table-cell table:formula="of:=[.D3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4] + COS([.C335]) * [.D335]" office:value-type="float" office:value="2.60654531034131" calcext:value-type="float">
            <text:p>2.60654531034131</text:p>
          </table:table-cell>
          <table:table-cell table:formula="of:=[.B334]+ SIN([.C335]) * [.D335]" office:value-type="float" office:value="0.601757685968951" calcext:value-type="float">
            <text:p>0.601757685968951</text:p>
          </table:table-cell>
          <table:table-cell table:formula="of:=[.C334] - 0.0174533" office:value-type="float" office:value="-2.6703589" calcext:value-type="float">
            <text:p>-2.6703589</text:p>
          </table:table-cell>
          <table:table-cell table:formula="of:=[.D3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5] + COS([.C336]) * [.D336]" office:value-type="float" office:value="2.5166656798669" calcext:value-type="float">
            <text:p>2.5166656798669</text:p>
          </table:table-cell>
          <table:table-cell table:formula="of:=[.B335]+ SIN([.C336]) * [.D336]" office:value-type="float" office:value="0.557921034342912" calcext:value-type="float">
            <text:p>0.557921034342912</text:p>
          </table:table-cell>
          <table:table-cell table:formula="of:=[.C335] - 0.0174533" office:value-type="float" office:value="-2.6878122" calcext:value-type="float">
            <text:p>-2.6878122</text:p>
          </table:table-cell>
          <table:table-cell table:formula="of:=[.D3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6] + COS([.C337]) * [.D337]" office:value-type="float" office:value="2.4260346831184" calcext:value-type="float">
            <text:p>2.4260346831184</text:p>
          </table:table-cell>
          <table:table-cell table:formula="of:=[.B336]+ SIN([.C337]) * [.D337]" office:value-type="float" office:value="0.515659675770641" calcext:value-type="float">
            <text:p>0.515659675770641</text:p>
          </table:table-cell>
          <table:table-cell table:formula="of:=[.C336] - 0.0174533" office:value-type="float" office:value="-2.7052655" calcext:value-type="float">
            <text:p>-2.7052655</text:p>
          </table:table-cell>
          <table:table-cell table:formula="of:=[.D3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7] + COS([.C338]) * [.D338]" office:value-type="float" office:value="2.33467992719906" calcext:value-type="float">
            <text:p>2.33467992719906</text:p>
          </table:table-cell>
          <table:table-cell table:formula="of:=[.B337]+ SIN([.C338]) * [.D338]" office:value-type="float" office:value="0.474986483482388" calcext:value-type="float">
            <text:p>0.474986483482388</text:p>
          </table:table-cell>
          <table:table-cell table:formula="of:=[.C337] - 0.0174533" office:value-type="float" office:value="-2.7227188" calcext:value-type="float">
            <text:p>-2.7227188</text:p>
          </table:table-cell>
          <table:table-cell table:formula="of:=[.D3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8] + COS([.C339]) * [.D339]" office:value-type="float" office:value="2.24262923967634" calcext:value-type="float">
            <text:p>2.24262923967634</text:p>
          </table:table-cell>
          <table:table-cell table:formula="of:=[.B338]+ SIN([.C339]) * [.D339]" office:value-type="float" office:value="0.435913846937152" calcext:value-type="float">
            <text:p>0.435913846937152</text:p>
          </table:table-cell>
          <table:table-cell table:formula="of:=[.C338] - 0.0174533" office:value-type="float" office:value="-2.7401721" calcext:value-type="float">
            <text:p>-2.7401721</text:p>
          </table:table-cell>
          <table:table-cell table:formula="of:=[.D3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9] + COS([.C340]) * [.D340]" office:value-type="float" office:value="2.14991066010543" calcext:value-type="float">
            <text:p>2.14991066010543</text:p>
          </table:table-cell>
          <table:table-cell table:formula="of:=[.B339]+ SIN([.C340]) * [.D340]" office:value-type="float" office:value="0.398453668048733" calcext:value-type="float">
            <text:p>0.398453668048733</text:p>
          </table:table-cell>
          <table:table-cell table:formula="of:=[.C339] - 0.0174533" office:value-type="float" office:value="-2.7576254" calcext:value-type="float">
            <text:p>-2.7576254</text:p>
          </table:table-cell>
          <table:table-cell table:formula="of:=[.D3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0] + COS([.C341]) * [.D341]" office:value-type="float" office:value="2.05655243148805" calcext:value-type="float">
            <text:p>2.05655243148805</text:p>
          </table:table-cell>
          <table:table-cell table:formula="of:=[.B340]+ SIN([.C341]) * [.D341]" office:value-type="float" office:value="0.362617357560285" calcext:value-type="float">
            <text:p>0.362617357560285</text:p>
          </table:table-cell>
          <table:table-cell table:formula="of:=[.C340] - 0.0174533" office:value-type="float" office:value="-2.7750787" calcext:value-type="float">
            <text:p>-2.7750787</text:p>
          </table:table-cell>
          <table:table-cell table:formula="of:=[.D3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1] + COS([.C342]) * [.D342]" office:value-type="float" office:value="1.96258299166939" calcext:value-type="float">
            <text:p>1.96258299166939</text:p>
          </table:table-cell>
          <table:table-cell table:formula="of:=[.B341]+ SIN([.C342]) * [.D342]" office:value-type="float" office:value="0.328415831568494" calcext:value-type="float">
            <text:p>0.328415831568494</text:p>
          </table:table-cell>
          <table:table-cell table:formula="of:=[.C341] - 0.0174533" office:value-type="float" office:value="-2.792532" calcext:value-type="float">
            <text:p>-2.792532</text:p>
          </table:table-cell>
          <table:table-cell table:formula="of:=[.D3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2] + COS([.C343]) * [.D343]" office:value-type="float" office:value="1.86803096467566" calcext:value-type="float">
            <text:p>1.86803096467566</text:p>
          </table:table-cell>
          <table:table-cell table:formula="of:=[.B342]+ SIN([.C343]) * [.D343]" office:value-type="float" office:value="0.295859508198424" calcext:value-type="float">
            <text:p>0.295859508198424</text:p>
          </table:table-cell>
          <table:table-cell table:formula="of:=[.C342] - 0.0174533" office:value-type="float" office:value="-2.8099853" calcext:value-type="float">
            <text:p>-2.8099853</text:p>
          </table:table-cell>
          <table:table-cell table:formula="of:=[.D3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3] + COS([.C344]) * [.D344]" office:value-type="float" office:value="1.77292515199491" calcext:value-type="float">
            <text:p>1.77292515199491</text:p>
          </table:table-cell>
          <table:table-cell table:formula="of:=[.B343]+ SIN([.C344]) * [.D344]" office:value-type="float" office:value="0.264958304430054" calcext:value-type="float">
            <text:p>0.264958304430054</text:p>
          </table:table-cell>
          <table:table-cell table:formula="of:=[.C343] - 0.0174533" office:value-type="float" office:value="-2.8274386" calcext:value-type="float">
            <text:p>-2.8274386</text:p>
          </table:table-cell>
          <table:table-cell table:formula="of:=[.D3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4] + COS([.C345]) * [.D345]" office:value-type="float" office:value="1.67729452380383" calcext:value-type="float">
            <text:p>1.67729452380383</text:p>
          </table:table-cell>
          <table:table-cell table:formula="of:=[.B344]+ SIN([.C345]) * [.D345]" office:value-type="float" office:value="0.235721633077466" calcext:value-type="float">
            <text:p>0.235721633077466</text:p>
          </table:table-cell>
          <table:table-cell table:formula="of:=[.C344] - 0.0174533" office:value-type="float" office:value="-2.8448919" calcext:value-type="float">
            <text:p>-2.8448919</text:p>
          </table:table-cell>
          <table:table-cell table:formula="of:=[.D3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5] + COS([.C346]) * [.D346]" office:value-type="float" office:value="1.58116821014312" calcext:value-type="float">
            <text:p>1.58116821014312</text:p>
          </table:table-cell>
          <table:table-cell table:formula="of:=[.B345]+ SIN([.C346]) * [.D346]" office:value-type="float" office:value="0.20815839992161" calcext:value-type="float">
            <text:p>0.20815839992161</text:p>
          </table:table-cell>
          <table:table-cell table:formula="of:=[.C345] - 0.0174533" office:value-type="float" office:value="-2.8623452" calcext:value-type="float">
            <text:p>-2.8623452</text:p>
          </table:table-cell>
          <table:table-cell table:formula="of:=[.D3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6] + COS([.C347]) * [.D347]" office:value-type="float" office:value="1.48457549204423" calcext:value-type="float">
            <text:p>1.48457549204423</text:p>
          </table:table-cell>
          <table:table-cell table:formula="of:=[.B346]+ SIN([.C347]) * [.D347]" office:value-type="float" office:value="0.182277000997512" calcext:value-type="float">
            <text:p>0.182277000997512</text:p>
          </table:table-cell>
          <table:table-cell table:formula="of:=[.C346] - 0.0174533" office:value-type="float" office:value="-2.8797985" calcext:value-type="float">
            <text:p>-2.8797985</text:p>
          </table:table-cell>
          <table:table-cell table:formula="of:=[.D3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7] + COS([.C348]) * [.D348]" office:value-type="float" office:value="1.38754579261002" calcext:value-type="float">
            <text:p>1.38754579261002</text:p>
          </table:table-cell>
          <table:table-cell table:formula="of:=[.B347]+ SIN([.C348]) * [.D348]" office:value-type="float" office:value="0.158085320036761" calcext:value-type="float">
            <text:p>0.158085320036761</text:p>
          </table:table-cell>
          <table:table-cell table:formula="of:=[.C347] - 0.0174533" office:value-type="float" office:value="-2.8972518" calcext:value-type="float">
            <text:p>-2.8972518</text:p>
          </table:table-cell>
          <table:table-cell table:formula="of:=[.D3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8] + COS([.C349]) * [.D349]" office:value-type="float" office:value="1.29010866805222" calcext:value-type="float">
            <text:p>1.29010866805222</text:p>
          </table:table-cell>
          <table:table-cell table:formula="of:=[.B348]+ SIN([.C349]) * [.D349]" office:value-type="float" office:value="0.135590726066045" calcext:value-type="float">
            <text:p>0.135590726066045</text:p>
          </table:table-cell>
          <table:table-cell table:formula="of:=[.C348] - 0.0174533" office:value-type="float" office:value="-2.9147051" calcext:value-type="float">
            <text:p>-2.9147051</text:p>
          </table:table-cell>
          <table:table-cell table:formula="of:=[.D3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9] + COS([.C350]) * [.D350]" office:value-type="float" office:value="1.1922937986883" calcext:value-type="float">
            <text:p>1.1922937986883</text:p>
          </table:table-cell>
          <table:table-cell table:formula="of:=[.B349]+ SIN([.C350]) * [.D350]" office:value-type="float" office:value="0.114800071162468" calcext:value-type="float">
            <text:p>0.114800071162468</text:p>
          </table:table-cell>
          <table:table-cell table:formula="of:=[.C349] - 0.0174533" office:value-type="float" office:value="-2.9321584" calcext:value-type="float">
            <text:p>-2.9321584</text:p>
          </table:table-cell>
          <table:table-cell table:formula="of:=[.D3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0] + COS([.C351]) * [.D351]" office:value-type="float" office:value="1.09413097990057" calcext:value-type="float">
            <text:p>1.09413097990057</text:p>
          </table:table-cell>
          <table:table-cell table:formula="of:=[.B350]+ SIN([.C351]) * [.D351]" office:value-type="float" office:value="0.0957196883663481" calcext:value-type="float">
            <text:p>0.095719688366348</text:p>
          </table:table-cell>
          <table:table-cell table:formula="of:=[.C350] - 0.0174533" office:value-type="float" office:value="-2.9496117" calcext:value-type="float">
            <text:p>-2.9496117</text:p>
          </table:table-cell>
          <table:table-cell table:formula="of:=[.D3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1] + COS([.C352]) * [.D352]" office:value-type="float" office:value="0.995650113060175" calcext:value-type="float">
            <text:p>0.995650113060175</text:p>
          </table:table-cell>
          <table:table-cell table:formula="of:=[.B351]+ SIN([.C352]) * [.D352]" office:value-type="float" office:value="0.078355389752101" calcext:value-type="float">
            <text:p>0.078355389752101</text:p>
          </table:table-cell>
          <table:table-cell table:formula="of:=[.C351] - 0.0174533" office:value-type="float" office:value="-2.967065" calcext:value-type="float">
            <text:p>-2.967065</text:p>
          </table:table-cell>
          <table:table-cell table:formula="of:=[.D3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2] + COS([.C353]) * [.D353]" office:value-type="float" office:value="0.89688119641888" calcext:value-type="float">
            <text:p>0.89688119641888</text:p>
          </table:table-cell>
          <table:table-cell table:formula="of:=[.B352]+ SIN([.C353]) * [.D353]" office:value-type="float" office:value="0.0627124646578304" calcext:value-type="float">
            <text:p>0.06271246465783</text:p>
          </table:table-cell>
          <table:table-cell table:formula="of:=[.C352] - 0.0174533" office:value-type="float" office:value="-2.9845183" calcext:value-type="float">
            <text:p>-2.9845183</text:p>
          </table:table-cell>
          <table:table-cell table:formula="of:=[.D3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3] + COS([.C354]) * [.D354]" office:value-type="float" office:value="0.797854315971276" calcext:value-type="float">
            <text:p>0.797854315971276</text:p>
          </table:table-cell>
          <table:table-cell table:formula="of:=[.B353]+ SIN([.C354]) * [.D354]" office:value-type="float" office:value="0.0487956780741405" calcext:value-type="float">
            <text:p>0.048795678074141</text:p>
          </table:table-cell>
          <table:table-cell table:formula="of:=[.C353] - 0.0174533" office:value-type="float" office:value="-3.0019716" calcext:value-type="float">
            <text:p>-3.0019716</text:p>
          </table:table-cell>
          <table:table-cell table:formula="of:=[.D3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4] + COS([.C355]) * [.D355]" office:value-type="float" office:value="0.698599636290297" calcext:value-type="float">
            <text:p>0.698599636290297</text:p>
          </table:table-cell>
          <table:table-cell table:formula="of:=[.B354]+ SIN([.C355]) * [.D355]" office:value-type="float" office:value="0.0366092691926734" calcext:value-type="float">
            <text:p>0.036609269192673</text:p>
          </table:table-cell>
          <table:table-cell table:formula="of:=[.C354] - 0.0174533" office:value-type="float" office:value="-3.0194249" calcext:value-type="float">
            <text:p>-3.0194249</text:p>
          </table:table-cell>
          <table:table-cell table:formula="of:=[.D3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5] + COS([.C356]) * [.D356]" office:value-type="float" office:value="0.599147391338791" calcext:value-type="float">
            <text:p>0.599147391338791</text:p>
          </table:table-cell>
          <table:table-cell table:formula="of:=[.B355]+ SIN([.C356]) * [.D356]" office:value-type="float" office:value="0.0261569501148083" calcext:value-type="float">
            <text:p>0.026156950114808</text:p>
          </table:table-cell>
          <table:table-cell table:formula="of:=[.C355] - 0.0174533" office:value-type="float" office:value="-3.0368782" calcext:value-type="float">
            <text:p>-3.0368782</text:p>
          </table:table-cell>
          <table:table-cell table:formula="of:=[.D3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6] + COS([.C357]) * [.D357]" office:value-type="float" office:value="0.49952787525995" calcext:value-type="float">
            <text:p>0.49952787525995</text:p>
          </table:table-cell>
          <table:table-cell table:formula="of:=[.B356]+ SIN([.C357]) * [.D357]" office:value-type="float" office:value="0.0174419047209194" calcext:value-type="float">
            <text:p>0.01744190472092</text:p>
          </table:table-cell>
          <table:table-cell table:formula="of:=[.C356] - 0.0174533" office:value-type="float" office:value="-3.0543315" calcext:value-type="float">
            <text:p>-3.0543315</text:p>
          </table:table-cell>
          <table:table-cell table:formula="of:=[.D3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7] + COS([.C358]) * [.D358]" office:value-type="float" office:value="0.399771433149418" calcext:value-type="float">
            <text:p>0.399771433149418</text:p>
          </table:table-cell>
          <table:table-cell table:formula="of:=[.B357]+ SIN([.C358]) * [.D358]" office:value-type="float" office:value="0.0104667877005335" calcext:value-type="float">
            <text:p>0.010466787700534</text:p>
          </table:table-cell>
          <table:table-cell table:formula="of:=[.C357] - 0.0174533" office:value-type="float" office:value="-3.0717848" calcext:value-type="float">
            <text:p>-3.0717848</text:p>
          </table:table-cell>
          <table:table-cell table:formula="of:=[.D3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8] + COS([.C359]) * [.D359]" office:value-type="float" office:value="0.299908451811869" calcext:value-type="float">
            <text:p>0.299908451811869</text:p>
          </table:table-cell>
          <table:table-cell table:formula="of:=[.B358]+ SIN([.C359]) * [.D359]" office:value-type="float" office:value="0.00523372374368574" calcext:value-type="float">
            <text:p>0.005233723743686</text:p>
          </table:table-cell>
          <table:table-cell table:formula="of:=[.C358] - 0.0174533" office:value-type="float" office:value="-3.0892381" calcext:value-type="float">
            <text:p>-3.0892381</text:p>
          </table:table-cell>
          <table:table-cell table:formula="of:=[.D3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9] + COS([.C360]) * [.D360]" office:value-type="float" office:value="0.199969350504888" calcext:value-type="float">
            <text:p>0.199969350504888</text:p>
          </table:table-cell>
          <table:table-cell table:formula="of:=[.B359]+ SIN([.C360]) * [.D360]" office:value-type="float" office:value="0.00174430689371738" calcext:value-type="float">
            <text:p>0.001744306893717</text:p>
          </table:table-cell>
          <table:table-cell table:formula="of:=[.C359] - 0.0174533" office:value-type="float" office:value="-3.1066914" calcext:value-type="float">
            <text:p>-3.1066914</text:p>
          </table:table-cell>
          <table:table-cell table:formula="of:=[.D3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0] + COS([.C361]) * [.D361]" office:value-type="float" office:value="0.0999845716729555" calcext:value-type="float">
            <text:p>0.099984571672956</text:p>
          </table:table-cell>
          <table:table-cell table:formula="of:=[.B360]+ SIN([.C361]) * [.D361]" office:value-type="float" office:value="-0.000000399938285227178" calcext:value-type="float">
            <text:p>-3.99938285227178E-07</text:p>
          </table:table-cell>
          <table:table-cell table:formula="of:=[.C360] - 0.0174533" office:value-type="float" office:value="-3.1241447" calcext:value-type="float">
            <text:p>-3.1241447</text:p>
          </table:table-cell>
          <table:table-cell table:formula="of:=[.D3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1] + COS([.C362]) * [.D362]" office:value-type="float" office:value="-0.0000154283256153243" calcext:value-type="float">
            <text:p>-1.54283256153243E-05</text:p>
          </table:table-cell>
          <table:table-cell table:formula="of:=[.B361]+ SIN([.C362]) * [.D362]" office:value-type="float" office:value="0.000000134702735812967" calcext:value-type="float">
            <text:p>1.34702735812967E-07</text:p>
          </table:table-cell>
          <table:table-cell table:formula="of:=[.C361] - 0.0174533" office:value-type="float" office:value="-3.141598" calcext:value-type="float">
            <text:p>-3.141598</text:p>
          </table:table-cell>
          <table:table-cell table:formula="of:=[.D361]" office:value-type="float" office:value="0.1" calcext:value-type="float">
            <text:p>0.1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23:05:46.521848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4T23:09:41.994385855</dc:date>
    <meta:editing-duration>PT3H27M48S</meta:editing-duration>
    <meta:editing-cycles>20</meta:editing-cycles>
    <meta:generator>LibreOffice/6.0.7.3$Linux_X86_64 LibreOffice_project/00m0$Build-3</meta:generator>
    <meta:document-statistic meta:table-count="1" meta:cell-count="16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43 Sheet1.L66:Sheet1.M66 Sheet1.B2:Sheet1.B566" chart:data-source-has-labels="both" svg:x="3.997cm" svg:y="0.636cm" svg:width="30.746cm" svg:height="30.869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M66:Sheet1.M66" loext:label-string="point" chart:class="chart:scatter">
            <chart:domain table:cell-range-address="Sheet1.L66:Sheet1.L66"/>
            <chart:data-point/>
          </chart:series>
          <chart:series chart:style-name="ch8" chart:values-cell-range-address="Sheet1.Z2:Sheet1.Z43" loext:label-string="path" chart:class="chart:scatter">
            <chart:domain table:cell-range-address="Sheet1.Y2:Sheet1.Y43"/>
            <chart:data-point chart:repeated="42"/>
          </chart:series>
          <chart:series chart:style-name="ch9" chart:values-cell-range-address="Sheet1.B2:Sheet1.B566" loext:label-string="car_state" chart:class="chart:scatter">
            <chart:domain table:cell-range-address="Sheet1.A2:Sheet1.A566"/>
            <chart:data-point chart:repeated="5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NaN">
                <text:p>NaN</text:p>
                <draw:g>
                  <svg:desc>Sheet1.L66:Sheet1.L66</svg:desc>
                </draw:g>
              </table:table-cell>
              <table:table-cell office:value-type="float" office:value="NaN">
                <text:p>NaN</text:p>
                <draw:g>
                  <svg:desc>Sheet1.M66:Sheet1.M66</svg:desc>
                </draw:g>
              </table:table-cell>
              <table:table-cell office:value-type="float" office:value="0">
                <text:p>0</text:p>
                <draw:g>
                  <svg:desc>Sheet1.Y2:Sheet1.Y43</svg:desc>
                </draw:g>
              </table:table-cell>
              <table:table-cell office:value-type="float" office:value="0">
                <text:p>0</text:p>
                <draw:g>
                  <svg:desc>Sheet1.Z2:Sheet1.Z43</svg:desc>
                </draw:g>
              </table:table-cell>
              <table:table-cell office:value-type="float" office:value="0">
                <text:p>0</text:p>
                <draw:g>
                  <svg:desc>Sheet1.A2:Sheet1.A566</svg:desc>
                </draw:g>
              </table:table-cell>
              <table:table-cell office:value-type="float" office:value="0">
                <text:p>0</text:p>
                <draw:g>
                  <svg:desc>Sheet1.B2:Sheet1.B566</svg:desc>
                </draw:g>
              </table:table-cell>
            </table:table-row>
            <table:table-row>
              <table:table-cell office:value-type="float" office:value="0.138944448961122">
                <text:p>0.13894444896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9210008998375">
                <text:p>-0.889210008998375</text:p>
              </table:table-cell>
              <table:table-cell office:value-type="float" office:value="0.138944448961122">
                <text:p>0.138944448961122</text:p>
              </table:table-cell>
              <table:table-cell office:value-type="float" office:value="-0.0999847648710779">
                <text:p>-0.0999847648710779</text:p>
              </table:table-cell>
              <table:table-cell office:value-type="float" office:value="0.00174550671017781">
                <text:p>0.00174550671017781</text:p>
              </table:table-cell>
            </table:table-row>
            <table:table-row>
              <table:table-cell office:value-type="float" office:value="0.413499496151631">
                <text:p>0.41349949615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30949334206">
                <text:p>-1.74630949334206</text:p>
              </table:table-cell>
              <table:table-cell office:value-type="float" office:value="0.413499496151631">
                <text:p>0.413499496151631</text:p>
              </table:table-cell>
              <table:table-cell office:value-type="float" office:value="-0.199923838259527">
                <text:p>-0.199923838259527</text:p>
              </table:table-cell>
              <table:table-cell office:value-type="float" office:value="0.00523572307284533">
                <text:p>0.00523572307284533</text:p>
              </table:table-cell>
            </table:table-row>
            <table:table-row>
              <table:table-cell office:value-type="float" office:value="0.817082152103486">
                <text:p>0.8170821521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074783144813">
                <text:p>-2.55074783144813</text:p>
              </table:table-cell>
              <table:table-cell office:value-type="float" office:value="0.817082152103486">
                <text:p>0.817082152103486</text:p>
              </table:table-cell>
              <table:table-cell office:value-type="float" office:value="-0.299786777729368">
                <text:p>-0.299786777729368</text:p>
              </table:table-cell>
              <table:table-cell office:value-type="float" office:value="0.0104695859333767">
                <text:p>0.0104695859333767</text:p>
              </table:table-cell>
            </table:table-row>
            <table:table-row>
              <table:table-cell office:value-type="float" office:value="1.34001574031483">
                <text:p>1.3400157403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323705479576">
                <text:p>-3.28323705479576</text:p>
              </table:table-cell>
              <table:table-cell office:value-type="float" office:value="1.34001574031483">
                <text:p>1.34001574031483</text:p>
              </table:table-cell>
              <table:table-cell office:value-type="float" office:value="-0.399543164035771">
                <text:p>-0.399543164035771</text:p>
              </table:table-cell>
              <table:table-cell office:value-type="float" office:value="0.0174455010050767">
                <text:p>0.0174455010050767</text:p>
              </table:table-cell>
            </table:table-row>
            <table:table-row>
              <table:table-cell office:value-type="float" office:value="1.96976191432688">
                <text:p>1.9697619143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621431436034">
                <text:p>-3.92621431436034</text:p>
              </table:table-cell>
              <table:table-cell office:value-type="float" office:value="1.96976191432688">
                <text:p>1.96976191432688</text:p>
              </table:table-cell>
              <table:table-cell office:value-type="float" office:value="-0.499162610391061">
                <text:p>-0.499162610391061</text:p>
              </table:table-cell>
              <table:table-cell office:value-type="float" office:value="0.0261613433548157">
                <text:p>0.0261613433548157</text:p>
              </table:table-cell>
            </table:table-row>
            <table:table-row>
              <table:table-cell office:value-type="float" office:value="2.69122128888528">
                <text:p>2.6912212888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426298396357">
                <text:p>-4.46426298396357</text:p>
              </table:table-cell>
              <table:table-cell office:value-type="float" office:value="2.69122128888528">
                <text:p>2.69122128888528</text:p>
              </table:table-cell>
              <table:table-cell office:value-type="float" office:value="-0.598614771720833">
                <text:p>-0.598614771720833</text:p>
              </table:table-cell>
              <table:table-cell office:value-type="float" office:value="0.0366144580503062">
                <text:p>0.0366144580503062</text:p>
              </table:table-cell>
            </table:table-row>
            <table:table-row>
              <table:table-cell office:value-type="float" office:value="3.48709547697096">
                <text:p>3.487095476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48230377045">
                <text:p>-4.88448230377045</text:p>
              </table:table-cell>
              <table:table-cell office:value-type="float" office:value="3.48709547697096">
                <text:p>3.48709547697096</text:p>
              </table:table-cell>
              <table:table-cell office:value-type="float" office:value="-0.697869353907365">
                <text:p>-0.697869353907365</text:p>
              </table:table-cell>
              <table:table-cell office:value-type="float" office:value="0.0488016609688212">
                <text:p>0.0488016609688212</text:p>
              </table:table-cell>
            </table:table-row>
            <table:table-row>
              <table:table-cell office:value-type="float" office:value="4.33830185216104">
                <text:p>4.3383018521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679670101383">
                <text:p>-5.17679670101383</text:p>
              </table:table-cell>
              <table:table-cell office:value-type="float" office:value="4.33830185216104">
                <text:p>4.33830185216104</text:p>
              </table:table-cell>
              <table:table-cell office:value-type="float" office:value="-0.796896123017507">
                <text:p>-0.796896123017507</text:p>
              </table:table-cell>
              <table:table-cell office:value-type="float" office:value="0.0627192397671097">
                <text:p>0.0627192397671097</text:p>
              </table:table-cell>
            </table:table-row>
            <table:table-row>
              <table:table-cell office:value-type="float" office:value="5.22443109158805">
                <text:p>5.2244310915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419737138251">
                <text:p>-5.33419737138251</text:p>
              </table:table-cell>
              <table:table-cell office:value-type="float" office:value="5.22443109158805">
                <text:p>5.22443109158805</text:p>
              </table:table-cell>
              <table:table-cell office:value-type="float" office:value="-0.89566491451224">
                <text:p>-0.89566491451224</text:p>
              </table:table-cell>
              <table:table-cell office:value-type="float" office:value="0.0783629550122133">
                <text:p>0.0783629550122133</text:p>
              </table:table-cell>
            </table:table-row>
            <table:table-row>
              <table:table-cell office:value-type="float" office:value="6.12423652901815">
                <text:p>6.1242365290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91032869084">
                <text:p>-5.35291032869084</text:p>
              </table:table-cell>
              <table:table-cell office:value-type="float" office:value="6.12423652901815">
                <text:p>6.12423652901815</text:p>
              </table:table-cell>
              <table:table-cell office:value-type="float" office:value="-0.994145642435093">
                <text:p>-0.994145642435093</text:p>
              </table:table-cell>
              <table:table-cell office:value-type="float" office:value="0.0957280414728398">
                <text:p>0.0957280414728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248689351318">
                <text:p>-5.23248689351318</text:p>
              </table:table-cell>
              <table:table-cell office:value-type="float" office:value="7.01614358485974">
                <text:p>7.01614358485974</text:p>
              </table:table-cell>
              <table:table-cell office:value-type="float" office:value="-1.09230830857662">
                <text:p>-1.09230830857662</text:p>
              </table:table-cell>
              <table:table-cell office:value-type="float" office:value="0.1148092095709">
                <text:p>0.114809209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581445114291">
                <text:p>-4.97581445114291</text:p>
              </table:table-cell>
              <table:table-cell office:value-type="float" office:value="7.87876705853043">
                <text:p>7.87876705853043</text:p>
              </table:table-cell>
              <table:table-cell office:value-type="float" office:value="-1.19012301161217">
                <text:p>-1.19012301161217</text:p>
              </table:table-cell>
              <table:table-cell office:value-type="float" office:value="0.135600646992766">
                <text:p>0.13560064699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904722093295">
                <text:p>-4.58904722093295</text:p>
              </table:table-cell>
              <table:table-cell office:value-type="float" office:value="8.69142388009518">
                <text:p>8.69142388009518</text:p>
              </table:table-cell>
              <table:table-cell office:value-type="float" office:value="-1.2875599562101">
                <text:p>-1.2875599562101</text:p>
              </table:table-cell>
              <table:table-cell office:value-type="float" office:value="0.15809602045976">
                <text:p>0.15809602045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14586969571">
                <text:p>-4.0814586969571</text:p>
              </table:table-cell>
              <table:table-cell office:value-type="float" office:value="9.43462902696111">
                <text:p>9.43462902696111</text:p>
              </table:table-cell>
              <table:table-cell office:value-type="float" office:value="-1.38458946210776">
                <text:p>-1.38458946210776</text:p>
              </table:table-cell>
              <table:table-cell office:value-type="float" office:value="0.182288477657333">
                <text:p>0.182288477657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521929801344">
                <text:p>-3.46521929801344</text:p>
              </table:table-cell>
              <table:table-cell office:value-type="float" office:value="10.090562715065">
                <text:p>10.090562715065</text:p>
              </table:table-cell>
              <table:table-cell office:value-type="float" office:value="-1.48118197315237">
                <text:p>-1.48118197315237</text:p>
              </table:table-cell>
              <table:table-cell office:value-type="float" office:value="0.208170649322347">
                <text:p>0.208170649322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510455824183">
                <text:p>-2.75510455824183</text:p>
              </table:table-cell>
              <table:table-cell office:value-type="float" office:value="10.6434976627388">
                <text:p>10.6434976627388</text:p>
              </table:table-cell>
              <table:table-cell office:value-type="float" office:value="-1.57730806630413">
                <text:p>-1.57730806630413</text:p>
              </table:table-cell>
              <table:table-cell office:value-type="float" office:value="0.235734651487831">
                <text:p>0.235734651487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814085505129">
                <text:p>-1.96814085505129</text:p>
              </table:table-cell>
              <table:table-cell office:value-type="float" office:value="11.0801761827746">
                <text:p>11.0801761827746</text:p>
              </table:table-cell>
              <table:table-cell office:value-type="float" office:value="-1.67293846059878">
                <text:p>-1.67293846059878</text:p>
              </table:table-cell>
              <table:table-cell office:value-type="float" office:value="0.264972087884509">
                <text:p>0.264972087884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319716871681">
                <text:p>-1.12319716871681</text:p>
              </table:table-cell>
              <table:table-cell office:value-type="float" office:value="11.3901280611743">
                <text:p>11.3901280611743</text:p>
              </table:table-cell>
              <table:table-cell office:value-type="float" office:value="-1.76804402606686">
                <text:p>-1.76804402606686</text:p>
              </table:table-cell>
              <table:table-cell office:value-type="float" office:value="0.295874052498392">
                <text:p>0.29587405249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0532662000634">
                <text:p>-0.240532662000634</text:p>
              </table:table-cell>
              <table:table-cell office:value-type="float" office:value="11.5659216008266">
                <text:p>11.5659216008266</text:p>
              </table:table-cell>
              <table:table-cell office:value-type="float" office:value="-1.86259579260698">
                <text:p>-1.86259579260698</text:p>
              </table:table-cell>
              <table:table-cell office:value-type="float" office:value="0.328431132283637">
                <text:p>0.32843113228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89072546371">
                <text:p>0.658689072546371</text:p>
              </table:table-cell>
              <table:table-cell office:value-type="float" office:value="11.6033418108511">
                <text:p>11.6033418108511</text:p>
              </table:table-cell>
              <table:table-cell office:value-type="float" office:value="-1.95656495881042">
                <text:p>-1.95656495881042</text:p>
              </table:table-cell>
              <table:table-cell office:value-type="float" office:value="0.362633410029853">
                <text:p>0.362633410029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29074507407">
                <text:p>1.5529074507407</text:p>
              </table:table-cell>
              <table:table-cell office:value-type="float" office:value="11.5014914691752">
                <text:p>11.5014914691752</text:p>
              </table:table-cell>
              <table:table-cell office:value-type="float" office:value="-2.04992290073433">
                <text:p>-2.04992290073433</text:p>
              </table:table-cell>
              <table:table-cell office:value-type="float" office:value="0.398470467382983">
                <text:p>0.398470467382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068185356617">
                <text:p>2.42068185356617</text:p>
              </table:table-cell>
              <table:table-cell office:value-type="float" office:value="11.2628126351724">
                <text:p>11.2628126351724</text:p>
              </table:table-cell>
              <table:table-cell office:value-type="float" office:value="-2.14264118062085">
                <text:p>-2.14264118062085</text:p>
              </table:table-cell>
              <table:table-cell office:value-type="float" office:value="0.43593138801884">
                <text:p>0.43593138801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120570757642">
                <text:p>3.24120570757642</text:p>
              </table:table-cell>
              <table:table-cell office:value-type="float" office:value="10.8930280965555">
                <text:p>10.8930280965555</text:p>
              </table:table-cell>
              <table:table-cell office:value-type="float" office:value="-2.23469155555952">
                <text:p>-2.23469155555952</text:p>
              </table:table-cell>
              <table:table-cell office:value-type="float" office:value="0.475004760968326">
                <text:p>0.475004760968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80536282586">
                <text:p>3.99480536282586</text:p>
              </table:table-cell>
              <table:table-cell office:value-type="float" office:value="10.401004154447">
                <text:p>10.401004154447</text:p>
              </table:table-cell>
              <table:table-cell office:value-type="float" office:value="-2.3260459860904">
                <text:p>-2.3260459860904</text:p>
              </table:table-cell>
              <table:table-cell office:value-type="float" office:value="0.515678684093325">
                <text:p>0.515678684093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341180676347">
                <text:p>4.66341180676347</text:p>
              </table:table-cell>
              <table:table-cell office:value-type="float" office:value="9.79853803662371">
                <text:p>9.79853803662371</text:p>
              </table:table-cell>
              <table:table-cell office:value-type="float" office:value="-2.41667664474513">
                <text:p>-2.41667664474513</text:p>
              </table:table-cell>
              <table:table-cell office:value-type="float" office:value="0.557940767712219">
                <text:p>0.55794076771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99390383468">
                <text:p>5.23099390383468</text:p>
              </table:table-cell>
              <table:table-cell office:value-type="float" office:value="9.10007503611169">
                <text:p>9.10007503611169</text:p>
              </table:table-cell>
              <table:table-cell office:value-type="float" office:value="-2.50655592452346">
                <text:p>-2.50655592452346</text:p>
              </table:table-cell>
              <table:table-cell office:value-type="float" office:value="0.601778138373899">
                <text:p>0.60177813837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94277303182">
                <text:p>5.68394277303182</text:p>
              </table:table-cell>
              <table:table-cell office:value-type="float" office:value="8.32236215728492">
                <text:p>8.32236215728492</text:p>
              </table:table-cell>
              <table:table-cell office:value-type="float" office:value="-2.59565644730261">
                <text:p>-2.59565644730261</text:p>
              </table:table-cell>
              <table:table-cell office:value-type="float" office:value="0.647177442779155">
                <text:p>0.647177442779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139808719647">
                <text:p>6.01139808719647</text:p>
              </table:table-cell>
              <table:table-cell office:value-type="float" office:value="7.48404657397197">
                <text:p>7.48404657397197</text:p>
              </table:table-cell>
              <table:table-cell office:value-type="float" office:value="-2.68395107217696">
                <text:p>-2.68395107217696</text:p>
              </table:table-cell>
              <table:table-cell office:value-type="float" office:value="0.694124851848218">
                <text:p>0.69412485184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550847041528">
                <text:p>6.20550847041528</text:p>
              </table:table-cell>
              <table:table-cell office:value-type="float" office:value="6.60522852731689">
                <text:p>6.60522852731689</text:p>
              </table:table-cell>
              <table:table-cell office:value-type="float" office:value="-2.77141290372538">
                <text:p>-2.77141290372538</text:p>
              </table:table-cell>
              <table:table-cell office:value-type="float" office:value="0.74260606493324">
                <text:p>0.74260606493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161974997701">
                <text:p>6.26161974997701</text:p>
              </table:table-cell>
              <table:table-cell office:value-type="float" office:value="5.70697938353442">
                <text:p>5.70697938353442</text:p>
              </table:table-cell>
              <table:table-cell office:value-type="float" office:value="-2.85801530020389">
                <text:p>-2.85801530020389</text:p>
              </table:table-cell>
              <table:table-cell office:value-type="float" office:value="0.792606314174408">
                <text:p>0.79260631417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838654918517">
                <text:p>6.17838654918517</text:p>
              </table:table-cell>
              <table:table-cell office:value-type="float" office:value="4.81083640705915">
                <text:p>4.81083640705915</text:p>
              </table:table-cell>
              <table:table-cell office:value-type="float" office:value="-2.94373188166098">
                <text:p>-2.94373188166098</text:p>
              </table:table-cell>
              <table:table-cell office:value-type="float" office:value="0.844110368998385">
                <text:p>0.844110368998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780454537228">
                <text:p>5.95780454537228</text:p>
              </table:table-cell>
              <table:table-cell office:value-type="float" office:value="3.93828636288181">
                <text:p>3.93828636288181</text:p>
              </table:table-cell>
              <table:table-cell office:value-type="float" office:value="-3.02853653797319">
                <text:p>-3.02853653797319</text:p>
              </table:table-cell>
              <table:table-cell office:value-type="float" office:value="0.897102540757694">
                <text:p>0.89710254075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516261966727">
                <text:p>5.60516261966727</text:p>
              </table:table-cell>
              <table:table-cell office:value-type="float" office:value="3.11025032970749">
                <text:p>3.11025032970749</text:p>
              </table:table-cell>
              <table:table-cell office:value-type="float" office:value="-3.11240343679854">
                <text:p>-3.11240343679854</text:p>
              </table:table-cell>
              <table:table-cell office:value-type="float" office:value="0.951566687509635">
                <text:p>0.951566687509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891604581818">
                <text:p>5.12891604581818</text:p>
              </table:table-cell>
              <table:table-cell office:value-type="float" office:value="2.34658207653926">
                <text:p>2.34658207653926</text:p>
              </table:table-cell>
              <table:table-cell office:value-type="float" office:value="-3.19530703144534">
                <text:p>-3.19530703144534</text:p>
              </table:table-cell>
              <table:table-cell office:value-type="float" office:value="1.00748621893328">
                <text:p>1.0074862189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48375861396">
                <text:p>4.54048375861396</text:p>
              </table:table-cell>
              <table:table-cell office:value-type="float" office:value="1.66559203008072">
                <text:p>1.66559203008072</text:p>
              </table:table-cell>
              <table:table-cell office:value-type="float" office:value="-3.27722206865389">
                <text:p>-3.27722206865389</text:p>
              </table:table-cell>
              <table:table-cell office:value-type="float" office:value="1.06484410138306">
                <text:p>1.06484410138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397456278777">
                <text:p>3.85397456278777</text:p>
              </table:table-cell>
              <table:table-cell office:value-type="float" office:value="1.0836082467619">
                <text:p>1.0836082467619</text:p>
              </table:table-cell>
              <table:table-cell office:value-type="float" office:value="-3.35812359628894">
                <text:p>-3.35812359628894</text:p>
              </table:table-cell>
              <table:table-cell office:value-type="float" office:value="1.12362286307735">
                <text:p>1.12362286307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84884707436">
                <text:p>3.08584884707436</text:p>
              </table:table-cell>
              <table:table-cell office:value-type="float" office:value="0.614584915935222">
                <text:p>0.614584915935222</text:p>
              </table:table-cell>
              <table:table-cell office:value-type="float" office:value="-3.43798697094035">
                <text:p>-3.43798697094035</text:p>
              </table:table-cell>
              <table:table-cell office:value-type="float" office:value="1.18380459942061">
                <text:p>1.18380459942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452391448241">
                <text:p>2.25452391448241</text:p>
              </table:table-cell>
              <table:table-cell office:value-type="float" office:value="0.269767781136237">
                <text:p>0.269767781136237</text:p>
              </table:table-cell>
              <table:table-cell office:value-type="float" office:value="-3.51678786542968">
                <text:p>-3.51678786542968</text:p>
              </table:table-cell>
              <table:table-cell office:value-type="float" office:value="1.24537097845722">
                <text:p>1.24537097845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93239175388">
                <text:p>1.37993239175388</text:p>
              </table:table-cell>
              <table:table-cell office:value-type="float" office:value="0.0574245015830528">
                <text:p>0.0574245015830528</text:p>
              </table:table-cell>
              <table:table-cell office:value-type="float" office:value="-3.59450227622055">
                <text:p>-3.59450227622055</text:p>
              </table:table-cell>
              <table:table-cell office:value-type="float" office:value="1.30830324645567">
                <text:p>1.30830324645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044305999471">
                <text:p>0.483044305999471</text:p>
              </table:table-cell>
              <table:table-cell office:value-type="float" office:value="-0.0173535809798891">
                <text:p>-0.0173535809798891</text:p>
              </table:table-cell>
              <table:table-cell office:value-type="float" office:value="-3.6711065307303">
                <text:p>-3.6711065307303</text:p>
              </table:table-cell>
              <table:table-cell office:value-type="float" office:value="1.37258223362104">
                <text:p>1.3725822336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.74657729454092">
                <text:p>-3.74657729454092</text:p>
              </table:table-cell>
              <table:table-cell office:value-type="float" office:value="1.43818835993437">
                <text:p>1.43818835993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89157850695">
                <text:p>-3.82089157850695</text:p>
              </table:table-cell>
              <table:table-cell office:value-type="float" office:value="1.50510164111693">
                <text:p>1.50510164111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2674575819">
                <text:p>-3.89402674575819</text:p>
              </table:table-cell>
              <table:table-cell office:value-type="float" office:value="1.57330169471759">
                <text:p>1.57330169471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6051859513">
                <text:p>-3.96596051859513</text:p>
              </table:table-cell>
              <table:table-cell office:value-type="float" office:value="1.64276774632155">
                <text:p>1.64276774632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67098527494">
                <text:p>-4.03667098527494</text:p>
              </table:table-cell>
              <table:table-cell office:value-type="float" office:value="1.71347863587842">
                <text:p>1.7134786358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3660668602">
                <text:p>-4.10613660668602</text:p>
              </table:table-cell>
              <table:table-cell office:value-type="float" office:value="1.78541282414778">
                <text:p>1.7854128241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3622290903">
                <text:p>-4.17433622290903</text:p>
              </table:table-cell>
              <table:table-cell office:value-type="float" office:value="1.85854839926027">
                <text:p>1.85854839926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4905966238">
                <text:p>-4.24124905966238</text:p>
              </table:table-cell>
              <table:table-cell office:value-type="float" office:value="1.93286308339214">
                <text:p>1.93286308339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5473463035">
                <text:p>-4.30685473463035</text:p>
              </table:table-cell>
              <table:table-cell office:value-type="float" office:value="2.00833423955128">
                <text:p>2.00833423955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3326367165">
                <text:p>-4.37113326367165</text:p>
              </table:table-cell>
              <table:table-cell office:value-type="float" office:value="2.08493887847273">
                <text:p>2.08493887847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650669069">
                <text:p>-4.4340650669069</text:p>
              </table:table-cell>
              <table:table-cell office:value-type="float" office:value="2.16265366562138">
                <text:p>2.16265366562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3097468275">
                <text:p>-4.49563097468275</text:p>
              </table:table-cell>
              <table:table-cell office:value-type="float" office:value="2.24145492829994">
                <text:p>2.24145492829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1223341123">
                <text:p>-4.55581223341123</text:p>
              </table:table-cell>
              <table:table-cell office:value-type="float" office:value="2.32131866285986">
                <text:p>2.32131866285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59051128221">
                <text:p>-4.61459051128221</text:p>
              </table:table-cell>
              <table:table-cell office:value-type="float" office:value="2.40222054201307">
                <text:p>2.40222054201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4790384753">
                <text:p>-4.67194790384753</text:p>
              </table:table-cell>
              <table:table-cell office:value-type="float" office:value="2.48413592224236">
                <text:p>2.48413592224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86693947478">
                <text:p>-4.72786693947478</text:p>
              </table:table-cell>
              <table:table-cell office:value-type="float" office:value="2.56703985130798">
                <text:p>2.56703985130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3058466943">
                <text:p>-4.78233058466943</text:p>
              </table:table-cell>
              <table:table-cell office:value-type="float" office:value="2.65090707584839">
                <text:p>2.65090707584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2224926332">
                <text:p>-4.83532224926332</text:p>
              </table:table-cell>
              <table:table-cell office:value-type="float" office:value="2.73571204907265">
                <text:p>2.73571204907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2579146825">
                <text:p>-4.88682579146825</text:p>
              </table:table-cell>
              <table:table-cell office:value-type="float" office:value="2.82142893854227">
                <text:p>2.82142893854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2552279287">
                <text:p>-4.93682552279287</text:p>
              </table:table-cell>
              <table:table-cell office:value-type="float" office:value="2.90803163403995">
                <text:p>2.90803163403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0621282163">
                <text:p>-4.98530621282163</text:p>
              </table:table-cell>
              <table:table-cell office:value-type="float" office:value="2.99549375552312">
                <text:p>2.9954937555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5309385403">
                <text:p>-5.03225309385403</text:p>
              </table:table-cell>
              <table:table-cell office:value-type="float" office:value="3.08378866115945">
                <text:p>3.0837886611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5186540307">
                <text:p>-5.07765186540307</text:p>
              </table:table-cell>
              <table:table-cell office:value-type="float" office:value="3.17288945544232">
                <text:p>3.17288945544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4886985513">
                <text:p>-5.1214886985513</text:p>
              </table:table-cell>
              <table:table-cell office:value-type="float" office:value="3.26276899738338">
                <text:p>3.26276899738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5024016323">
                <text:p>-5.16375024016323</text:p>
              </table:table-cell>
              <table:table-cell office:value-type="float" office:value="3.35339990878">
                <text:p>3.35339990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2361695286">
                <text:p>-5.20442361695286</text:p>
              </table:table-cell>
              <table:table-cell office:value-type="float" office:value="3.44475458255496">
                <text:p>3.44475458255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496439405">
                <text:p>-5.243496439405</text:p>
              </table:table-cell>
              <table:table-cell office:value-type="float" office:value="3.53680519116579">
                <text:p>3.5368051911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09568055492">
                <text:p>-5.2809568055492</text:p>
              </table:table-cell>
              <table:table-cell office:value-type="float" office:value="3.62952369508136">
                <text:p>3.62952369508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79330458528">
                <text:p>-5.31679330458528</text:p>
              </table:table-cell>
              <table:table-cell office:value-type="float" office:value="3.72288185132299">
                <text:p>3.7228818513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99502035912">
                <text:p>-5.35099502035912</text:p>
              </table:table-cell>
              <table:table-cell office:value-type="float" office:value="3.81685122206754">
                <text:p>3.81685122206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5153468785">
                <text:p>-5.38355153468785</text:p>
              </table:table-cell>
              <table:table-cell office:value-type="float" office:value="3.91140318330983">
                <text:p>3.91140318330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45293053331">
                <text:p>-5.41445293053331</text:p>
              </table:table-cell>
              <table:table-cell office:value-type="float" office:value="4.00650893358184">
                <text:p>4.0065089335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68979502292">
                <text:p>-5.44368979502292</text:p>
              </table:table-cell>
              <table:table-cell office:value-type="float" office:value="4.1021395027259">
                <text:p>4.102139502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25322231689">
                <text:p>-5.47125322231689</text:p>
              </table:table-cell>
              <table:table-cell office:value-type="float" office:value="4.19826576071928">
                <text:p>4.1982657607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3481632107">
                <text:p>-5.49713481632107</text:p>
              </table:table-cell>
              <table:table-cell office:value-type="float" office:value="4.2948584265475">
                <text:p>4.2948584265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2669324444">
                <text:p>-5.52132669324444</text:p>
              </table:table-cell>
              <table:table-cell office:value-type="float" office:value="4.39188807712362">
                <text:p>4.39188807712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2148400062">
                <text:p>-5.54382148400062</text:p>
              </table:table-cell>
              <table:table-cell office:value-type="float" office:value="4.4893251562508">
                <text:p>4.4893251562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1233645256">
                <text:p>-5.56461233645256</text:p>
              </table:table-cell>
              <table:table-cell office:value-type="float" office:value="4.58713998362539">
                <text:p>4.5871399836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69291749977">
                <text:p>-5.58369291749977</text:p>
              </table:table-cell>
              <table:table-cell office:value-type="float" office:value="4.6853027638779">
                <text:p>4.685302763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05741500745">
                <text:p>-5.60105741500745</text:p>
              </table:table-cell>
              <table:table-cell office:value-type="float" office:value="4.78378359564888">
                <text:p>4.78378359564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005395769">
                <text:p>-5.6167005395769</text:p>
              </table:table-cell>
              <table:table-cell office:value-type="float" office:value="4.88255248069729">
                <text:p>4.8825524806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752615677">
                <text:p>-5.63061752615677</text:p>
              </table:table-cell>
              <table:table-cell office:value-type="float" office:value="4.98157933303813">
                <text:p>4.98157933303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0413549448">
                <text:p>-5.64280413549448</text:p>
              </table:table-cell>
              <table:table-cell office:value-type="float" office:value="5.08083398810705">
                <text:p>5.08083398810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66554276">
                <text:p>-5.6532566554276</text:p>
              </table:table-cell>
              <table:table-cell office:value-type="float" office:value="5.18028621194869">
                <text:p>5.18028621194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7190201457">
                <text:p>-5.66197190201457</text:p>
              </table:table-cell>
              <table:table-cell office:value-type="float" office:value="5.27990571042629">
                <text:p>5.2799057104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722050458">
                <text:p>-5.66894722050458</text:p>
              </table:table-cell>
              <table:table-cell office:value-type="float" office:value="5.37966213844957">
                <text:p>5.37966213844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8048614622">
                <text:p>-5.67418048614622</text:p>
              </table:table-cell>
              <table:table-cell office:value-type="float" office:value="5.47952510921814">
                <text:p>5.47952510921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7010483473">
                <text:p>-5.67767010483473</text:p>
              </table:table-cell>
              <table:table-cell office:value-type="float" office:value="5.57946420347763">
                <text:p>5.57946420347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501359751">
                <text:p>-5.67941501359751</text:p>
              </table:table-cell>
              <table:table-cell office:value-type="float" office:value="5.67944897878573">
                <text:p>5.67944897878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468091802">
                <text:p>-5.67941468091802</text:p>
              </table:table-cell>
              <table:table-cell office:value-type="float" office:value="5.77944897878517">
                <text:p>5.77944897878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6910689759">
                <text:p>-5.67766910689759</text:p>
              </table:table-cell>
              <table:table-cell office:value-type="float" office:value="5.87943374248114">
                <text:p>5.87943374248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7882325543">
                <text:p>-5.67417882325543</text:p>
              </table:table-cell>
              <table:table-cell office:value-type="float" office:value="5.97937281351994">
                <text:p>5.97937281351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489316666">
                <text:p>-5.66894489316666</text:p>
              </table:table-cell>
              <table:table-cell office:value-type="float" office:value="6.07923574946629">
                <text:p>6.07923574946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6891093845">
                <text:p>-5.66196891093845</text:p>
              </table:table-cell>
              <table:table-cell office:value-type="float" office:value="6.17899213107645">
                <text:p>6.1789921310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30015244">
                <text:p>-5.6532530015244</text:p>
              </table:table-cell>
              <table:table-cell office:value-type="float" office:value="6.27861157156417">
                <text:p>6.2786115715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7998198772">
                <text:p>-5.6427998198772</text:p>
              </table:table-cell>
              <table:table-cell office:value-type="float" office:value="6.37806372585683">
                <text:p>6.3780637258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255014">
                <text:p>-5.63061255014</text:p>
              </table:table-cell>
              <table:table-cell office:value-type="float" office:value="6.47731829983885">
                <text:p>6.4773182998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69490467639">
                <text:p>-5.61669490467639</text:p>
              </table:table-cell>
              <table:table-cell office:value-type="float" office:value="6.57634505957959">
                <text:p>6.57634505957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05112293963">
                <text:p>-5.60105112293963</text:p>
              </table:table-cell>
              <table:table-cell office:value-type="float" office:value="6.67511384054287">
                <text:p>6.67511384054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68597018128">
                <text:p>-5.58368597018128</text:p>
              </table:table-cell>
              <table:table-cell office:value-type="float" office:value="6.77359455677543">
                <text:p>6.77359455677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0473599962">
                <text:p>-5.56460473599962</text:p>
              </table:table-cell>
              <table:table-cell office:value-type="float" office:value="6.8717572100714">
                <text:p>6.8717572100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132327284">
                <text:p>-5.5438132327284</text:p>
              </table:table-cell>
              <table:table-cell office:value-type="float" office:value="6.96957189911003">
                <text:p>6.96957189911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1779366636">
                <text:p>-5.52131779366636</text:p>
              </table:table-cell>
              <table:table-cell office:value-type="float" office:value="7.06700882856394">
                <text:p>7.0670088285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2527114804">
                <text:p>-5.49712527114804</text:p>
              </table:table-cell>
              <table:table-cell office:value-type="float" office:value="7.16403831817509">
                <text:p>7.1640383181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24303445646">
                <text:p>-5.47124303445646</text:p>
              </table:table-cell>
              <table:table-cell office:value-type="float" office:value="7.26063081179566">
                <text:p>7.26063081179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6789675784">
                <text:p>-5.4436789675784</text:p>
              </table:table-cell>
              <table:table-cell office:value-type="float" office:value="7.35675688639118">
                <text:p>7.3567568863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44146680286">
                <text:p>-5.41444146680286</text:p>
              </table:table-cell>
              <table:table-cell office:value-type="float" office:value="7.45238726100301">
                <text:p>7.45238726100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3943816343">
                <text:p>-5.38353943816343</text:p>
              </table:table-cell>
              <table:table-cell office:value-type="float" office:value="7.54749280566771">
                <text:p>7.54749280566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98229472546">
                <text:p>-5.35098229472546</text:p>
              </table:table-cell>
              <table:table-cell office:value-type="float" office:value="7.64204455029021">
                <text:p>7.6420445502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77995371873">
                <text:p>-5.31677995371873</text:p>
              </table:table-cell>
              <table:table-cell office:value-type="float" office:value="7.73601369346849">
                <text:p>7.73601369346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094283351657">
                <text:p>-5.28094283351657</text:p>
              </table:table-cell>
              <table:table-cell office:value-type="float" office:value="7.82937161126669">
                <text:p>7.82937161126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4818504623">
                <text:p>-5.2434818504623</text:p>
              </table:table-cell>
              <table:table-cell office:value-type="float" office:value="7.9220898659343">
                <text:p>7.922089865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0841554404">
                <text:p>-5.20440841554404</text:p>
              </table:table-cell>
              <table:table-cell office:value-type="float" office:value="8.01414021456856">
                <text:p>8.01414021456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3443091878">
                <text:p>-5.16373443091878</text:p>
              </table:table-cell>
              <table:table-cell office:value-type="float" office:value="8.10549461771752">
                <text:p>8.10549461771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47228628688">
                <text:p>-5.12147228628688</text:p>
              </table:table-cell>
              <table:table-cell office:value-type="float" office:value="8.19612524792118">
                <text:p>8.1961252479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3485511802">
                <text:p>-5.07763485511802</text:p>
              </table:table-cell>
              <table:table-cell office:value-type="float" office:value="8.28600449818794">
                <text:p>8.28600449818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3549072984">
                <text:p>-5.03223549072984</text:p>
              </table:table-cell>
              <table:table-cell office:value-type="float" office:value="8.37510499040404">
                <text:p>8.3751049904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2880222204">
                <text:p>-4.9852880222204</text:p>
              </table:table-cell>
              <table:table-cell office:value-type="float" office:value="8.46339958367313">
                <text:p>8.46339958367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0675025564">
                <text:p>-4.93680675025564</text:p>
              </table:table-cell>
              <table:table-cell office:value-type="float" office:value="8.55086138258373">
                <text:p>8.55086138258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0644271331">
                <text:p>-4.88680644271331</text:p>
              </table:table-cell>
              <table:table-cell office:value-type="float" office:value="8.6374637454018">
                <text:p>8.6374637454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023301845">
                <text:p>-4.8353023301845</text:p>
              </table:table-cell>
              <table:table-cell office:value-type="float" office:value="8.72318029218607">
                <text:p>8.72318029218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1010133428">
                <text:p>-4.78231010133428</text:p>
              </table:table-cell>
              <table:table-cell office:value-type="float" office:value="8.80798491282366">
                <text:p>8.8079849128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84589812272">
                <text:p>-4.72784589812272</text:p>
              </table:table-cell>
              <table:table-cell office:value-type="float" office:value="8.89185177498346">
                <text:p>8.89185177498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2631088797">
                <text:p>-4.67192631088797</text:p>
              </table:table-cell>
              <table:table-cell office:value-type="float" office:value="8.97475533198492">
                <text:p>8.9747553319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56837329258">
                <text:p>-4.61456837329258</text:p>
              </table:table-cell>
              <table:table-cell office:value-type="float" office:value="9.05667033057983">
                <text:p>9.05667033057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78955713498">
                <text:p>-4.55578955713498</text:p>
              </table:table-cell>
              <table:table-cell office:value-type="float" office:value="9.13757181864471">
                <text:p>9.13757181864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0776702731">
                <text:p>-4.49560776702731</text:p>
              </table:table-cell>
              <table:table-cell office:value-type="float" office:value="9.21743515278144">
                <text:p>9.2174351527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4133494154">
                <text:p>-4.43404133494154</text:p>
              </table:table-cell>
              <table:table-cell office:value-type="float" office:value="9.29623600582396">
                <text:p>9.2962360058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0901462537">
                <text:p>-4.37110901462537</text:p>
              </table:table-cell>
              <table:table-cell office:value-type="float" office:value="9.37395037424849">
                <text:p>9.37395037424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2997588965">
                <text:p>-4.30682997588965</text:p>
              </table:table-cell>
              <table:table-cell office:value-type="float" office:value="9.45055458548528">
                <text:p>9.450554585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2379876902">
                <text:p>-4.24122379876902</text:p>
              </table:table-cell>
              <table:table-cell office:value-type="float" office:value="9.5260253051295">
                <text:p>9.5260253051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1046755772">
                <text:p>-4.17431046755772</text:p>
              </table:table-cell>
              <table:table-cell office:value-type="float" office:value="9.60033954404915">
                <text:p>9.60033954404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1036472211">
                <text:p>-4.10611036472211</text:p>
              </table:table-cell>
              <table:table-cell office:value-type="float" office:value="9.67347466538776">
                <text:p>9.67347466538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64426469199">
                <text:p>-4.03664426469199</text:p>
              </table:table-cell>
              <table:table-cell office:value-type="float" office:value="9.74540839145978">
                <text:p>9.7454083914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3332753249">
                <text:p>-3.96593332753249</text:p>
              </table:table-cell>
              <table:table-cell office:value-type="float" office:value="9.81611881053664">
                <text:p>9.81611881053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399909249853">
                <text:p>-3.89399909249853</text:p>
              </table:table-cell>
              <table:table-cell office:value-type="float" office:value="9.88558438352124">
                <text:p>9.88558438352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86347147372">
                <text:p>-3.82086347147372</text:p>
              </table:table-cell>
              <table:table-cell office:value-type="float" office:value="9.95378395050899">
                <text:p>9.9537839505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54874229581">
                <text:p>-3.74654874229581</text:p>
              </table:table-cell>
              <table:table-cell office:value-type="float" office:value="10.0206967372333">
                <text:p>10.0206967372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07754197061">
                <text:p>-3.67107754197061</text:p>
              </table:table-cell>
              <table:table-cell office:value-type="float" office:value="10.0863023613937">
                <text:p>10.086302361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47285977654">
                <text:p>-3.59447285977654</text:p>
              </table:table-cell>
              <table:table-cell office:value-type="float" office:value="10.1505808388643">
                <text:p>10.1505808388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7580302619">
                <text:p>-3.5167580302619</text:p>
              </table:table-cell>
              <table:table-cell office:value-type="float" office:value="10.2135125897816">
                <text:p>10.213512589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795672613687">
                <text:p>-3.43795672613687</text:p>
              </table:table-cell>
              <table:table-cell office:value-type="float" office:value="10.275078444508">
                <text:p>10.27507844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09295106265">
                <text:p>-3.35809295106265</text:p>
              </table:table-cell>
              <table:table-cell office:value-type="float" office:value="10.3352596494718">
                <text:p>10.3352596494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19103233962">
                <text:p>-3.27719103233962</text:p>
              </table:table-cell>
              <table:table-cell office:value-type="float" office:value="10.3940378728792">
                <text:p>10.394037872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27561349706">
                <text:p>-3.19527561349706</text:p>
              </table:table-cell>
              <table:table-cell office:value-type="float" office:value="10.4513952102987">
                <text:p>10.4513952102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37164678648">
                <text:p>-3.11237164678648</text:p>
              </table:table-cell>
              <table:table-cell office:value-type="float" office:value="10.5073141901146">
                <text:p>10.5073141901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0438558088">
                <text:p>-3.02850438558088</text:p>
              </table:table-cell>
              <table:table-cell office:value-type="float" office:value="10.5617777788494">
                <text:p>10.561777778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69937668238">
                <text:p>-2.94369937668238</text:p>
              </table:table-cell>
              <table:table-cell office:value-type="float" office:value="10.6147693863521">
                <text:p>10.6147693863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798245254034">
                <text:p>-2.85798245254034</text:p>
              </table:table-cell>
              <table:table-cell office:value-type="float" office:value="10.666272870852">
                <text:p>10.666272870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3797233826">
                <text:p>-2.7713797233826</text:p>
              </table:table-cell>
              <table:table-cell office:value-type="float" office:value="10.7162725438752">
                <text:p>10.716272543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1756926201">
                <text:p>-2.68391756926201</text:p>
              </table:table-cell>
              <table:table-cell office:value-type="float" office:value="10.764753175024">
                <text:p>10.764753175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2263202081">
                <text:p>-2.59562263202081</text:p>
              </table:table-cell>
              <table:table-cell office:value-type="float" office:value="10.8116999966158">
                <text:p>10.811699996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2180717528">
                <text:p>-2.50652180717528</text:p>
              </table:table-cell>
              <table:table-cell office:value-type="float" office:value="10.8570987081817">
                <text:p>10.8570987081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4223572306">
                <text:p>-2.41664223572306</text:p>
              </table:table-cell>
              <table:table-cell office:value-type="float" office:value="10.9009354808226">
                <text:p>10.9009354808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1129587577">
                <text:p>-2.32601129587577</text:p>
              </table:table-cell>
              <table:table-cell office:value-type="float" office:value="10.9431969614213">
                <text:p>10.943196961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65659471931">
                <text:p>-2.23465659471931</text:p>
              </table:table-cell>
              <table:table-cell office:value-type="float" office:value="10.9838702767105">
                <text:p>10.9838702767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0595980448">
                <text:p>-2.14260595980448</text:p>
              </table:table-cell>
              <table:table-cell office:value-type="float" office:value="11.0229430371937">
                <text:p>11.0229430371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88743067042">
                <text:p>-2.04988743067042</text:p>
              </table:table-cell>
              <table:table-cell office:value-type="float" office:value="11.0604033409193">
                <text:p>11.060403340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2925030349">
                <text:p>-1.95652925030349</text:p>
              </table:table-cell>
              <table:table-cell office:value-type="float" office:value="11.0962397771062">
                <text:p>11.0962397771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5598565342">
                <text:p>-1.8625598565342</text:p>
              </table:table-cell>
              <table:table-cell office:value-type="float" office:value="11.1304414296194">
                <text:p>11.1304414296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0787337472">
                <text:p>-1.76800787337472</text:p>
              </table:table-cell>
              <table:table-cell office:value-type="float" office:value="11.1629978802952">
                <text:p>11.1629978802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0210229975">
                <text:p>-1.67290210229975</text:p>
              </table:table-cell>
              <table:table-cell office:value-type="float" office:value="11.193899212115">
                <text:p>11.193899212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27151347331">
                <text:p>-1.57727151347331</text:p>
              </table:table-cell>
              <table:table-cell office:value-type="float" office:value="11.2231360122256">
                <text:p>11.2231360122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4523692412">
                <text:p>-1.48114523692412</text:p>
              </table:table-cell>
              <table:table-cell office:value-type="float" office:value="11.2506993748069">
                <text:p>11.250699374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55255367229">
                <text:p>-1.38455255367229</text:p>
              </table:table-cell>
              <table:table-cell office:value-type="float" office:value="11.2765809037844">
                <text:p>11.276580903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228868101">
                <text:p>-1.2875228868101</text:p>
              </table:table-cell>
              <table:table-cell office:value-type="float" office:value="11.3007727153869">
                <text:p>11.3007727153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08579253933">
                <text:p>-1.19008579253933</text:p>
              </table:table-cell>
              <table:table-cell office:value-type="float" office:value="11.3232674405479">
                <text:p>11.323267440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27095116825">
                <text:p>-1.09227095116825</text:p>
              </table:table-cell>
              <table:table-cell office:value-type="float" office:value="11.3440582271504">
                <text:p>11.344058227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08158070631">
                <text:p>-0.994108158070631</text:p>
              </table:table-cell>
              <table:table-cell office:value-type="float" office:value="11.363138742114">
                <text:p>11.363138742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27314609795">
                <text:p>-0.895627314609795</text:p>
              </table:table-cell>
              <table:table-cell office:value-type="float" office:value="11.3805031733238">
                <text:p>11.3805031733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858419030384">
                <text:p>-0.796858419030384</text:p>
              </table:table-cell>
              <table:table-cell office:value-type="float" office:value="11.3961462314016">
                <text:p>11.396146231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31557320574">
                <text:p>-0.697831557320574</text:p>
              </table:table-cell>
              <table:table-cell office:value-type="float" office:value="11.4100631513161">
                <text:p>11.4100631513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57689404759">
                <text:p>-0.59857689404759</text:p>
              </table:table-cell>
              <table:table-cell office:value-type="float" office:value="11.422249693835">
                <text:p>11.422249693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24663169283">
                <text:p>-0.499124663169283</text:p>
              </table:table-cell>
              <table:table-cell office:value-type="float" office:value="11.4327021468164">
                <text:p>11.4327021468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05158824558">
                <text:p>-0.399505158824558</text:p>
              </table:table-cell>
              <table:table-cell office:value-type="float" office:value="11.441417326339">
                <text:p>11.44141732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48726105485">
                <text:p>-0.299748726105485</text:p>
              </table:table-cell>
              <table:table-cell office:value-type="float" office:value="11.4483925776725">
                <text:p>11.448392577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885751813878">
                <text:p>-0.199885751813878</text:p>
              </table:table-cell>
              <table:table-cell office:value-type="float" office:value="11.4536257760859">
                <text:p>11.453625776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466552051733">
                <text:p>-0.0999466552051733</text:p>
              </table:table-cell>
              <table:table-cell office:value-type="float" office:value="11.4571153274949">
                <text:p>11.4571153274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381212775769774">
                <text:p>0.0000381212775769774</text:p>
              </table:table-cell>
              <table:table-cell office:value-type="float" office:value="11.4588601689474">
                <text:p>11.4588601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38121276777">
                <text:p>0.100038121276777</text:p>
              </table:table-cell>
              <table:table-cell office:value-type="float" office:value="11.4588597689474">
                <text:p>11.4588597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022883797596">
                <text:p>0.200022883797596</text:p>
              </table:table-cell>
              <table:table-cell office:value-type="float" office:value="11.4571141276167">
                <text:p>11.4571141276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61952486691">
                <text:p>0.299961952486691</text:p>
              </table:table-cell>
              <table:table-cell office:value-type="float" office:value="11.453623776695">
                <text:p>11.453623776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824884909516">
                <text:p>0.399824884909516</text:p>
              </table:table-cell>
              <table:table-cell office:value-type="float" office:value="11.448389779378">
                <text:p>11.448389779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81261823386">
                <text:p>0.499581261823386</text:p>
              </table:table-cell>
              <table:table-cell office:value-type="float" office:value="11.4414137299933">
                <text:p>11.4414137299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200696443486">
                <text:p>0.599200696443486</text:p>
              </table:table-cell>
              <table:table-cell office:value-type="float" office:value="11.432697753515">
                <text:p>11.432697753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652843698987">
                <text:p>0.698652843698987</text:p>
              </table:table-cell>
              <table:table-cell office:value-type="float" office:value="11.4222445049161">
                <text:p>11.422244504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907409476455">
                <text:p>0.797907409476455</text:p>
              </table:table-cell>
              <table:table-cell office:value-type="float" office:value="11.4100571683602">
                <text:p>11.4100571683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934159847737">
                <text:p>0.896934159847737</text:p>
              </table:table-cell>
              <table:table-cell office:value-type="float" office:value="11.3961394562313">
                <text:p>11.396139456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702930279523">
                <text:p>0.995702930279523</text:p>
              </table:table-cell>
              <table:table-cell office:value-type="float" office:value="11.3804956080029">
                <text:p>11.3804956080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8363482176">
                <text:p>1.09418363482176</text:p>
              </table:table-cell>
              <table:table-cell office:value-type="float" office:value="11.3631303889468">
                <text:p>11.363130388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34627527212">
                <text:p>1.19234627527212</text:p>
              </table:table-cell>
              <table:table-cell office:value-type="float" office:value="11.3440490886815">
                <text:p>11.3440490886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6095031378">
                <text:p>1.29016095031378</text:p>
              </table:table-cell>
              <table:table-cell office:value-type="float" office:value="11.323257519561">
                <text:p>11.32325751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9786462362">
                <text:p>1.38759786462362</text:p>
              </table:table-cell>
              <table:table-cell office:value-type="float" office:value="11.3007620149039">
                <text:p>11.3007620149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62733794822">
                <text:p>1.48462733794822</text:p>
              </table:table-cell>
              <table:table-cell office:value-type="float" office:value="11.2765694270648">
                <text:p>11.276569427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21981414472">
                <text:p>1.58121981414472</text:p>
              </table:table-cell>
              <table:table-cell office:value-type="float" office:value="11.2506871253467">
                <text:p>11.2506871253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34587018394">
                <text:p>1.67734587018394</text:p>
              </table:table-cell>
              <table:table-cell office:value-type="float" office:value="11.2231229937561">
                <text:p>11.2231229937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7622511292">
                <text:p>1.77297622511292</text:p>
              </table:table-cell>
              <table:table-cell office:value-type="float" office:value="11.1938854286017">
                <text:p>11.1938854286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8174897419">
                <text:p>1.86808174897419</text:p>
              </table:table-cell>
              <table:table-cell office:value-type="float" office:value="11.1629833359367">
                <text:p>11.1629833359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63347167904">
                <text:p>1.96263347167904</text:p>
              </table:table-cell>
              <table:table-cell office:value-type="float" office:value="11.1304261288461">
                <text:p>11.1304261288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6025918321">
                <text:p>2.0566025918321</text:p>
              </table:table-cell>
              <table:table-cell office:value-type="float" office:value="11.0962237245788">
                <text:p>11.0962237245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6048550455">
                <text:p>2.14996048550455</text:p>
              </table:table-cell>
              <table:table-cell office:value-type="float" office:value="11.0603865415276">
                <text:p>11.0603865415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7871495321">
                <text:p>2.24267871495321</text:p>
              </table:table-cell>
              <table:table-cell office:value-type="float" office:value="11.022925496055">
                <text:p>11.02292549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72903728302">
                <text:p>2.33472903728302</text:p>
              </table:table-cell>
              <table:table-cell office:value-type="float" office:value="10.983851999168">
                <text:p>10.983851999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8341305003">
                <text:p>2.42608341305003</text:p>
              </table:table-cell>
              <table:table-cell office:value-type="float" office:value="10.9431779530425">
                <text:p>10.943177953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71401480257">
                <text:p>2.51671401480257</text:p>
              </table:table-cell>
              <table:table-cell office:value-type="float" office:value="10.9009157473976">
                <text:p>10.9009157473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9323555773">
                <text:p>2.60659323555773</text:p>
              </table:table-cell>
              <table:table-cell office:value-type="float" office:value="10.8570782557215">
                <text:p>10.8570782557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9369721072">
                <text:p>2.69569369721072</text:p>
              </table:table-cell>
              <table:table-cell office:value-type="float" office:value="10.8116788313505">
                <text:p>10.8116788313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8825887452">
                <text:p>2.78398825887452</text:p>
              </table:table-cell>
              <table:table-cell office:value-type="float" office:value="10.7647313034007">
                <text:p>10.7647313034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5002514726">
                <text:p>2.87145002514726</text:p>
              </table:table-cell>
              <table:table-cell office:value-type="float" office:value="10.7162499725562">
                <text:p>10.7162499725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5235430485">
                <text:p>2.95805235430485</text:p>
              </table:table-cell>
              <table:table-cell office:value-type="float" office:value="10.6662496067127">
                <text:p>10.6662496067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6886641627">
                <text:p>3.04376886641627</text:p>
              </table:table-cell>
              <table:table-cell office:value-type="float" office:value="10.6147454364791">
                <text:p>10.6147454364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734513792">
                <text:p>3.1285734513792</text:p>
              </table:table-cell>
              <table:table-cell office:value-type="float" office:value="10.561753150538">
                <text:p>10.56175315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4402768734">
                <text:p>3.2124402768734</text:p>
              </table:table-cell>
              <table:table-cell office:value-type="float" office:value="10.5072888908669">
                <text:p>10.5072888908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34379622949">
                <text:p>3.29534379622949</text:p>
              </table:table-cell>
              <table:table-cell office:value-type="float" office:value="10.451369247821">
                <text:p>10.451369247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5875621073">
                <text:p>3.37725875621073</text:p>
              </table:table-cell>
              <table:table-cell office:value-type="float" office:value="10.3940112550801">
                <text:p>10.3940112550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6020470538">
                <text:p>3.45816020470538</text:p>
              </table:table-cell>
              <table:table-cell office:value-type="float" office:value="10.3352323844592">
                <text:p>10.3352323844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802349832741">
                <text:p>3.53802349832741</text:p>
              </table:table-cell>
              <table:table-cell office:value-type="float" office:value="10.2750505405871">
                <text:p>10.275050540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82430992308">
                <text:p>3.61682430992308</text:p>
              </table:table-cell>
              <table:table-cell office:value-type="float" office:value="10.2134840554522">
                <text:p>10.2134840554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53863598123">
                <text:p>3.69453863598123</text:p>
              </table:table-cell>
              <table:table-cell office:value-type="float" office:value="10.1505516828184">
                <text:p>10.150551682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4280394502">
                <text:p>3.77114280394502</text:p>
              </table:table-cell>
              <table:table-cell office:value-type="float" office:value="10.0862725925123">
                <text:p>10.086272592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61347942282">
                <text:p>3.84661347942282</text:p>
              </table:table-cell>
              <table:table-cell office:value-type="float" office:value="10.0206663645844">
                <text:p>10.0206663645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92767329606">
                <text:p>3.92092767329606</text:p>
              </table:table-cell>
              <table:table-cell office:value-type="float" office:value="9.9537529833444">
                <text:p>9.9537529833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6274872199">
                <text:p>3.99406274872199</text:p>
              </table:table-cell>
              <table:table-cell office:value-type="float" office:value="9.88555283127387">
                <text:p>9.88555283127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9642802906">
                <text:p>4.06599642802906</text:p>
              </table:table-cell>
              <table:table-cell office:value-type="float" office:value="9.81608668281761">
                <text:p>9.81608668281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70679950294">
                <text:p>4.13670679950294</text:p>
              </table:table-cell>
              <table:table-cell office:value-type="float" office:value="9.74537569805551">
                <text:p>9.74537569805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7232406103">
                <text:p>4.20617232406103</text:p>
              </table:table-cell>
              <table:table-cell office:value-type="float" office:value="9.67344141625699">
                <text:p>9.6734414162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7184181349">
                <text:p>4.27437184181349</text:p>
              </table:table-cell>
              <table:table-cell office:value-type="float" office:value="9.6003057493199">
                <text:p>9.6003057493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8457850874">
                <text:p>4.34128457850874</text:p>
              </table:table-cell>
              <table:table-cell office:value-type="float" office:value="9.52599097509598">
                <text:p>9.52599097509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901518615">
                <text:p>4.4068901518615</text:p>
              </table:table-cell>
              <table:table-cell office:value-type="float" office:value="9.45051973060475">
                <text:p>9.4505197306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6857776149">
                <text:p>4.47116857776149</text:p>
              </table:table-cell>
              <table:table-cell office:value-type="float" office:value="9.3739150051381">
                <text:p>9.3739150051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10027636069">
                <text:p>4.53410027636069</text:p>
              </table:table-cell>
              <table:table-cell office:value-type="float" office:value="9.2962001332575">
                <text:p>9.2962001332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6607803767">
                <text:p>4.59566607803767</text:p>
              </table:table-cell>
              <table:table-cell office:value-type="float" office:value="9.21739878768604">
                <text:p>9.2173987876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4722923674">
                <text:p>4.65584722923674</text:p>
              </table:table-cell>
              <table:table-cell office:value-type="float" office:value="9.13753497209754">
                <text:p>9.1375349720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62539818056">
                <text:p>4.71462539818056</text:p>
              </table:table-cell>
              <table:table-cell office:value-type="float" office:value="9.05663301380473">
                <text:p>9.0566330138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8268045411">
                <text:p>4.77198268045411</text:p>
              </table:table-cell>
              <table:table-cell office:value-type="float" office:value="8.97471755634894">
                <text:p>8.9747175563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90160445862">
                <text:p>4.82790160445862</text:p>
              </table:table-cell>
              <table:table-cell office:value-type="float" office:value="8.89181355199343">
                <text:p>8.8918135519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6513673354">
                <text:p>4.88236513673354</text:p>
              </table:table-cell>
              <table:table-cell office:value-type="float" office:value="8.80794625412269">
                <text:p>8.80794625412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566871451">
                <text:p>4.9353566871451</text:p>
              </table:table-cell>
              <table:table-cell office:value-type="float" office:value="8.72314120954998">
                <text:p>8.72314120954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6011393988">
                <text:p>4.98686011393988</text:p>
              </table:table-cell>
              <table:table-cell office:value-type="float" office:value="8.63742425073556">
                <text:p>8.63742425073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5972866171">
                <text:p>5.03685972866171</text:p>
              </table:table-cell>
              <table:table-cell office:value-type="float" office:value="8.5508214879178">
                <text:p>8.550821487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4030093053">
                <text:p>5.08534030093053</text:p>
              </table:table-cell>
              <table:table-cell office:value-type="float" office:value="8.46335930115982">
                <text:p>8.46335930115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8706308173">
                <text:p>5.13228706308173</text:p>
              </table:table-cell>
              <table:table-cell office:value-type="float" office:value="8.3750643323138">
                <text:p>8.3750643323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8571466451">
                <text:p>5.17768571466451</text:p>
              </table:table-cell>
              <table:table-cell office:value-type="float" office:value="8.28596347690565">
                <text:p>8.28596347690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52242679796">
                <text:p>5.22152242679796</text:p>
              </table:table-cell>
              <table:table-cell office:value-type="float" office:value="8.19608387594231">
                <text:p>8.19608387594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8384638347">
                <text:p>5.26378384638347</text:p>
              </table:table-cell>
              <table:table-cell office:value-type="float" office:value="8.1054529076444">
                <text:p>8.1054529076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5710017221">
                <text:p>5.30445710017221</text:p>
              </table:table-cell>
              <table:table-cell office:value-type="float" office:value="8.01409817910647">
                <text:p>8.01409817910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2979868643">
                <text:p>5.34352979868643</text:p>
              </table:table-cell>
              <table:table-cell office:value-type="float" office:value="7.92204751788768">
                <text:p>7.92204751788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9003999346">
                <text:p>5.38099003999346</text:p>
              </table:table-cell>
              <table:table-cell office:value-type="float" office:value="7.82932896353517">
                <text:p>7.82932896353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2641333113">
                <text:p>5.41682641333113</text:p>
              </table:table-cell>
              <table:table-cell office:value-type="float" office:value="7.735970759043">
                <text:p>7.73597075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2800258362">
                <text:p>5.45102800258362</text:p>
              </table:table-cell>
              <table:table-cell office:value-type="float" office:value="7.642001342249">
                <text:p>7.642001342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8438960659">
                <text:p>5.48358438960659</text:p>
              </table:table-cell>
              <table:table-cell office:value-type="float" office:value="7.54744933717238">
                <text:p>7.54744933717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8565740068">
                <text:p>5.51448565740068</text:p>
              </table:table-cell>
              <table:table-cell office:value-type="float" office:value="7.4523435452945">
                <text:p>7.4523435452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2239313228">
                <text:p>5.54372239313228</text:p>
              </table:table-cell>
              <table:table-cell office:value-type="float" office:value="7.35671293678571">
                <text:p>7.3567129367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8569100086">
                <text:p>5.57128569100086</text:p>
              </table:table-cell>
              <table:table-cell office:value-type="float" office:value="7.26058664168074">
                <text:p>7.26058664168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6715495166">
                <text:p>5.59716715495166</text:p>
              </table:table-cell>
              <table:table-cell office:value-type="float" office:value="7.16399394100536">
                <text:p>7.1639939410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5890123329">
                <text:p>5.62135890123329</text:p>
              </table:table-cell>
              <table:table-cell office:value-type="float" office:value="7.06696425785714">
                <text:p>7.06696425785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5356079918">
                <text:p>5.64385356079918</text:p>
              </table:table-cell>
              <table:table-cell office:value-type="float" office:value="6.96952714844283">
                <text:p>6.96952714844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4428155222">
                <text:p>5.66464428155222</text:p>
              </table:table-cell>
              <table:table-cell office:value-type="float" office:value="6.87171229307531">
                <text:p>6.87171229307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2473043204">
                <text:p>5.68372473043204</text:p>
              </table:table-cell>
              <table:table-cell office:value-type="float" office:value="6.77354948713261">
                <text:p>6.77354948713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909534411">
                <text:p>5.70108909534411</text:p>
              </table:table-cell>
              <table:table-cell office:value-type="float" office:value="6.67506863198198">
                <text:p>6.6750686319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3208693011">
                <text:p>5.71673208693011</text:p>
              </table:table-cell>
              <table:table-cell office:value-type="float" office:value="6.5762997258716">
                <text:p>6.5762997258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89401792">
                <text:p>5.7306489401792</text:p>
              </table:table-cell>
              <table:table-cell office:value-type="float" office:value="6.47727285479287">
                <text:p>6.47727285479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3541587942">
                <text:p>5.74283541587942</text:p>
              </table:table-cell>
              <table:table-cell office:value-type="float" office:value="6.37801818331587">
                <text:p>6.37801818331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780190905">
                <text:p>5.75328780190905</text:p>
              </table:table-cell>
              <table:table-cell office:value-type="float" office:value="6.27856594540094">
                <text:p>6.2785659454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20029143673">
                <text:p>5.7620029143673</text:p>
              </table:table-cell>
              <table:table-cell office:value-type="float" office:value="6.17894643518913">
                <text:p>6.17894643518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809854423">
                <text:p>5.76897809854423</text:p>
              </table:table-cell>
              <table:table-cell office:value-type="float" office:value="6.07918999777431">
                <text:p>6.0791899977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1122972935">
                <text:p>5.77421122972935</text:p>
              </table:table-cell>
              <table:table-cell office:value-type="float" office:value="5.97932701995971">
                <text:p>5.9793270199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70071385883">
                <text:p>5.77770071385883</text:p>
              </table:table-cell>
              <table:table-cell office:value-type="float" office:value="5.87938792100184">
                <text:p>5.8793879210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48800109">
                <text:p>5.77944548800109</text:p>
              </table:table-cell>
              <table:table-cell office:value-type="float" office:value="5.77940314334448">
                <text:p>5.77940314334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02068058">
                <text:p>5.77944502068058</text:p>
              </table:table-cell>
              <table:table-cell office:value-type="float" office:value="5.67940314334557">
                <text:p>5.67940314334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9931203965">
                <text:p>5.77769931203965</text:p>
              </table:table-cell>
              <table:table-cell office:value-type="float" office:value="5.57941838199995">
                <text:p>5.57941838199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088938385">
                <text:p>5.7742088938385</text:p>
              </table:table-cell>
              <table:table-cell office:value-type="float" office:value="5.4794793156606">
                <text:p>5.4794793156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482929326">
                <text:p>5.76897482929326</text:p>
              </table:table-cell>
              <table:table-cell office:value-type="float" office:value="5.37961638676135">
                <text:p>5.37961638676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9871275205">
                <text:p>5.76199871275205</text:p>
              </table:table-cell>
              <table:table-cell office:value-type="float" office:value="5.27986001454381">
                <text:p>5.27986001454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266920937">
                <text:p>5.75328266920937</text:p>
              </table:table-cell>
              <table:table-cell office:value-type="float" office:value="5.18024058579137">
                <text:p>5.18024058579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2935365879">
                <text:p>5.74282935365879</text:p>
              </table:table-cell>
              <table:table-cell office:value-type="float" office:value="5.08078844557307">
                <text:p>5.08078844557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195028423">
                <text:p>5.73064195028423</text:p>
              </table:table-cell>
              <table:table-cell office:value-type="float" office:value="4.98153388800021">
                <text:p>4.98153388800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2417148999">
                <text:p>5.71672417148999</text:p>
              </table:table-cell>
              <table:table-cell office:value-type="float" office:value="4.88250714699842">
                <text:p>4.88250714699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025676996">
                <text:p>5.70108025676996</text:p>
              </table:table-cell>
              <table:table-cell office:value-type="float" office:value="4.78373838709818">
                <text:p>4.7837383870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1497141618">
                <text:p>5.68371497141618</text:p>
              </table:table-cell>
              <table:table-cell office:value-type="float" office:value="4.68525769424632">
                <text:p>4.68525769424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3360506734">
                <text:p>5.66463360506734</text:p>
              </table:table-cell>
              <table:table-cell office:value-type="float" office:value="4.58709506664161">
                <text:p>4.58709506664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4197009744">
                <text:p>5.64384197009744</text:p>
              </table:table-cell>
              <table:table-cell office:value-type="float" office:value="4.48928040559696">
                <text:p>4.48928040559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4639984535">
                <text:p>5.62134639984535</text:p>
              </table:table-cell>
              <table:table-cell office:value-type="float" office:value="4.39184350643123">
                <text:p>4.3918435064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5374668555">
                <text:p>5.59715374668555</text:p>
              </table:table-cell>
              <table:table-cell office:value-type="float" office:value="4.29481404939323">
                <text:p>4.29481404939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7137994087">
                <text:p>5.57127137994087</text:p>
              </table:table-cell>
              <table:table-cell office:value-type="float" office:value="4.19822159062085">
                <text:p>4.19822159062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0718363772">
                <text:p>5.54370718363772</text:p>
              </table:table-cell>
              <table:table-cell office:value-type="float" office:value="4.10209555313796">
                <text:p>4.10209555313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6955410449">
                <text:p>5.51446955410449</text:p>
              </table:table-cell>
              <table:table-cell office:value-type="float" office:value="4.00646521789188">
                <text:p>4.00646521789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6739741401">
                <text:p>5.48356739741401</text:p>
              </table:table-cell>
              <table:table-cell office:value-type="float" office:value="3.91135971483408">
                <text:p>3.9113597148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1012667064">
                <text:p>5.45101012667064</text:p>
              </table:table-cell>
              <table:table-cell office:value-type="float" office:value="3.81680801404693">
                <text:p>3.81680801404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0765914293">
                <text:p>5.41680765914293</text:p>
              </table:table-cell>
              <table:table-cell office:value-type="float" office:value="3.72283891691912">
                <text:p>3.7228389169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7041324274">
                <text:p>5.38097041324274</text:p>
              </table:table-cell>
              <table:table-cell office:value-type="float" office:value="3.62948104737247">
                <text:p>3.62948104737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0930535171">
                <text:p>5.34350930535171</text:p>
              </table:table-cell>
              <table:table-cell office:value-type="float" office:value="3.53676284314279">
                <text:p>3.53676284314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3574649595">
                <text:p>5.30443574649595</text:p>
              </table:table-cell>
              <table:table-cell office:value-type="float" office:value="3.44471254711749">
                <text:p>3.44471254711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6163887023">
                <text:p>5.26376163887023</text:p>
              </table:table-cell>
              <table:table-cell office:value-type="float" office:value="3.35335819873247">
                <text:p>3.3533581987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9937221236">
                <text:p>5.22149937221236</text:p>
              </table:table-cell>
              <table:table-cell office:value-type="float" office:value="3.26272762543108">
                <text:p>3.26272762543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618200292">
                <text:p>5.1776618200292</text:p>
              </table:table-cell>
              <table:table-cell office:value-type="float" office:value="3.17284843418756">
                <text:p>3.1728484341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6233567526">
                <text:p>5.13226233567526</text:p>
              </table:table-cell>
              <table:table-cell office:value-type="float" office:value="3.08374800309772">
                <text:p>3.0837480030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1474828511">
                <text:p>5.08531474828511</text:p>
              </table:table-cell>
              <table:table-cell office:value-type="float" office:value="2.99545347303925">
                <text:p>2.99545347303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3335856094">
                <text:p>5.03683335856094</text:p>
              </table:table-cell>
              <table:table-cell office:value-type="float" office:value="2.90799173940441">
                <text:p>2.9079917394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3293441635">
                <text:p>4.98683293441635</text:p>
              </table:table-cell>
              <table:table-cell office:value-type="float" office:value="2.82138944390734">
                <text:p>2.82138944390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2870647795">
                <text:p>4.93532870647795</text:p>
              </table:table-cell>
              <table:table-cell office:value-type="float" office:value="2.73567296646881">
                <text:p>2.73567296646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3636344597">
                <text:p>4.88233636344597</text:p>
              </table:table-cell>
              <table:table-cell office:value-type="float" office:value="2.65086841718058">
                <text:p>2.6508684171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7204731527">
                <text:p>4.82787204731527</text:p>
              </table:table-cell>
              <table:table-cell office:value-type="float" office:value="2.56700162835201">
                <text:p>2.56700162835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5234845837">
                <text:p>4.77195234845837</text:p>
              </table:table-cell>
              <table:table-cell office:value-type="float" office:value="2.48409814664133">
                <text:p>2.48409814664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9430057185">
                <text:p>4.71459430057185</text:p>
              </table:table-cell>
              <table:table-cell office:value-type="float" office:value="2.40218322527381">
                <text:p>2.40218322527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1537548771">
                <text:p>4.65581537548771</text:p>
              </table:table-cell>
              <table:table-cell office:value-type="float" office:value="2.32128181634941">
                <text:p>2.3212818163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3347785128">
                <text:p>4.59563347785128</text:p>
              </table:table-cell>
              <table:table-cell office:value-type="float" office:value="2.24141856324212">
                <text:p>2.2414185632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669396673">
                <text:p>4.5340669396673</text:p>
              </table:table-cell>
              <table:table-cell office:value-type="float" office:value="2.16261779309334">
                <text:p>2.16261779309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3451471577">
                <text:p>4.47113451471577</text:p>
              </table:table-cell>
              <table:table-cell office:value-type="float" office:value="2.0849035094016">
                <text:p>2.084903509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5537283941">
                <text:p>4.40685537283941</text:p>
              </table:table-cell>
              <table:table-cell office:value-type="float" office:value="2.00829938471084">
                <text:p>2.00829938471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4909410429">
                <text:p>4.34124909410429</text:p>
              </table:table-cell>
              <table:table-cell office:value-type="float" office:value="1.93282875339951">
                <text:p>1.93282875339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3566283561">
                <text:p>4.27433566283561</text:p>
              </table:table-cell>
              <table:table-cell office:value-type="float" office:value="1.85851460457271">
                <text:p>1.85851460457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3546153018">
                <text:p>4.20613546153018</text:p>
              </table:table-cell>
              <table:table-cell office:value-type="float" office:value="1.78537957505949">
                <text:p>1.78537957505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6926464782">
                <text:p>4.13666926464782</text:p>
              </table:table-cell>
              <table:table-cell office:value-type="float" office:value="1.7134459425174">
                <text:p>1.713445942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5823228316">
                <text:p>4.06595823228316</text:p>
              </table:table-cell>
              <table:table-cell office:value-type="float" office:value="1.64273561864653">
                <text:p>1.64273561864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2390372011">
                <text:p>3.99402390372011</text:p>
              </table:table-cell>
              <table:table-cell office:value-type="float" office:value="1.57327014251498">
                <text:p>1.57327014251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8819087077">
                <text:p>3.92088819087077</text:p>
              </table:table-cell>
              <table:table-cell office:value-type="float" office:value="1.50507067399784">
                <text:p>1.5050706739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7337160087">
                <text:p>3.84657337160087</text:p>
              </table:table-cell>
              <table:table-cell office:value-type="float" office:value="1.4381579873317">
                <text:p>1.4381579873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0208294366">
                <text:p>3.77110208294366</text:p>
              </table:table-cell>
              <table:table-cell office:value-type="float" office:value="1.37255246478657">
                <text:p>1.37255246478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9731420446">
                <text:p>3.69449731420446</text:p>
              </table:table-cell>
              <table:table-cell office:value-type="float" office:value="1.30827409045729">
                <text:p>1.3082740904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8239995793">
                <text:p>3.61678239995793</text:p>
              </table:table-cell>
              <table:table-cell office:value-type="float" office:value="1.24534244417615">
                <text:p>1.24534244417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8101294009">
                <text:p>3.53798101294009</text:p>
              </table:table-cell>
              <table:table-cell office:value-type="float" office:value="1.18377669554866">
                <text:p>1.18377669554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1715683734">
                <text:p>3.45811715683734</text:p>
              </table:table-cell>
              <table:table-cell office:value-type="float" office:value="1.12359559811433">
                <text:p>1.12359559811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1515897479">
                <text:p>3.37721515897479</text:p>
              </table:table-cell>
              <table:table-cell office:value-type="float" office:value="1.06481748363413">
                <text:p>1.06481748363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996629058">
                <text:p>3.2952996629058</text:p>
              </table:table-cell>
              <table:table-cell office:value-type="float" office:value="1.00746025650649">
                <text:p>1.00746025650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9562090541">
                <text:p>3.21239562090541</text:p>
              </table:table-cell>
              <table:table-cell office:value-type="float" office:value="0.951541388313394">
                <text:p>0.951541388313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2828636956">
                <text:p>3.12852828636956</text:p>
              </table:table-cell>
              <table:table-cell office:value-type="float" office:value="0.897077912498387">
                <text:p>0.897077912498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2320612269">
                <text:p>3.04372320612269</text:p>
              </table:table-cell>
              <table:table-cell office:value-type="float" office:value="0.844086419178024">
                <text:p>0.84408641917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0621263591">
                <text:p>2.95800621263591</text:p>
              </table:table-cell>
              <table:table-cell office:value-type="float" office:value="0.792583050088347">
                <text:p>0.792583050088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0341615818">
                <text:p>2.87140341615818</text:p>
              </table:table-cell>
              <table:table-cell office:value-type="float" office:value="0.742583493667951">
                <text:p>0.742583493667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4119676285">
                <text:p>2.78394119676285</text:p>
              </table:table-cell>
              <table:table-cell office:value-type="float" office:value="0.694102980279134">
                <text:p>0.694102980279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4619631205">
                <text:p>2.69564619631205</text:p>
              </table:table-cell>
              <table:table-cell office:value-type="float" office:value="0.647156277568572">
                <text:p>0.64715627756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4531034131">
                <text:p>2.60654531034131</text:p>
              </table:table-cell>
              <table:table-cell office:value-type="float" office:value="0.601757685968951">
                <text:p>0.601757685968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656798669">
                <text:p>2.5166656798669</text:p>
              </table:table-cell>
              <table:table-cell office:value-type="float" office:value="0.557921034342912">
                <text:p>0.55792103434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346831184">
                <text:p>2.4260346831184</text:p>
              </table:table-cell>
              <table:table-cell office:value-type="float" office:value="0.515659675770641">
                <text:p>0.51565967577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7992719906">
                <text:p>2.33467992719906</text:p>
              </table:table-cell>
              <table:table-cell office:value-type="float" office:value="0.474986483482388">
                <text:p>0.47498648348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2923967634">
                <text:p>2.24262923967634</text:p>
              </table:table-cell>
              <table:table-cell office:value-type="float" office:value="0.435913846937152">
                <text:p>0.43591384693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1066010543">
                <text:p>2.14991066010543</text:p>
              </table:table-cell>
              <table:table-cell office:value-type="float" office:value="0.398453668048733">
                <text:p>0.398453668048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5243148805">
                <text:p>2.05655243148805</text:p>
              </table:table-cell>
              <table:table-cell office:value-type="float" office:value="0.362617357560285">
                <text:p>0.362617357560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8299166939">
                <text:p>1.96258299166939</text:p>
              </table:table-cell>
              <table:table-cell office:value-type="float" office:value="0.328415831568494">
                <text:p>0.32841583156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3096467566">
                <text:p>1.86803096467566</text:p>
              </table:table-cell>
              <table:table-cell office:value-type="float" office:value="0.295859508198424">
                <text:p>0.29585950819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2515199491">
                <text:p>1.77292515199491</text:p>
              </table:table-cell>
              <table:table-cell office:value-type="float" office:value="0.264958304430054">
                <text:p>0.26495830443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9452380383">
                <text:p>1.67729452380383</text:p>
              </table:table-cell>
              <table:table-cell office:value-type="float" office:value="0.235721633077466">
                <text:p>0.235721633077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6821014312">
                <text:p>1.58116821014312</text:p>
              </table:table-cell>
              <table:table-cell office:value-type="float" office:value="0.20815839992161">
                <text:p>0.20815839992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7549204423">
                <text:p>1.48457549204423</text:p>
              </table:table-cell>
              <table:table-cell office:value-type="float" office:value="0.182277000997512">
                <text:p>0.182277000997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4579261002">
                <text:p>1.38754579261002</text:p>
              </table:table-cell>
              <table:table-cell office:value-type="float" office:value="0.158085320036761">
                <text:p>0.158085320036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0866805222">
                <text:p>1.29010866805222</text:p>
              </table:table-cell>
              <table:table-cell office:value-type="float" office:value="0.135590726066045">
                <text:p>0.135590726066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937986883">
                <text:p>1.1922937986883</text:p>
              </table:table-cell>
              <table:table-cell office:value-type="float" office:value="0.114800071162468">
                <text:p>0.11480007116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3097990057">
                <text:p>1.09413097990057</text:p>
              </table:table-cell>
              <table:table-cell office:value-type="float" office:value="0.0957196883663481">
                <text:p>0.095719688366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50113060175">
                <text:p>0.995650113060175</text:p>
              </table:table-cell>
              <table:table-cell office:value-type="float" office:value="0.078355389752101">
                <text:p>0.078355389752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8119641888">
                <text:p>0.89688119641888</text:p>
              </table:table-cell>
              <table:table-cell office:value-type="float" office:value="0.0627124646578304">
                <text:p>0.0627124646578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54315971276">
                <text:p>0.797854315971276</text:p>
              </table:table-cell>
              <table:table-cell office:value-type="float" office:value="0.0487956780741405">
                <text:p>0.0487956780741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99636290297">
                <text:p>0.698599636290297</text:p>
              </table:table-cell>
              <table:table-cell office:value-type="float" office:value="0.0366092691926734">
                <text:p>0.0366092691926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47391338791">
                <text:p>0.599147391338791</text:p>
              </table:table-cell>
              <table:table-cell office:value-type="float" office:value="0.0261569501148083">
                <text:p>0.026156950114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2787525995">
                <text:p>0.49952787525995</text:p>
              </table:table-cell>
              <table:table-cell office:value-type="float" office:value="0.0174419047209194">
                <text:p>0.0174419047209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71433149418">
                <text:p>0.399771433149418</text:p>
              </table:table-cell>
              <table:table-cell office:value-type="float" office:value="0.0104667877005335">
                <text:p>0.010466787700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08451811869">
                <text:p>0.299908451811869</text:p>
              </table:table-cell>
              <table:table-cell office:value-type="float" office:value="0.00523372374368574">
                <text:p>0.00523372374368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9350504888">
                <text:p>0.199969350504888</text:p>
              </table:table-cell>
              <table:table-cell office:value-type="float" office:value="0.00174430689371738">
                <text:p>0.00174430689371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845716729555">
                <text:p>0.0999845716729555</text:p>
              </table:table-cell>
              <table:table-cell office:value-type="float" office:value="-0.000000399938285227178">
                <text:p>-0.000000399938285227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154283256153243">
                <text:p>-0.0000154283256153243</text:p>
              </table:table-cell>
              <table:table-cell office:value-type="float" office:value="0.000000134702735812967">
                <text:p>0.00000013470273581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